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6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92D05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BA067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fo:color="#9BC2E6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fo:color="#E5AB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4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6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7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9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60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486800" table:style-name="ce7">
            <text:p>10.486.800</text:p>
          </table:table-cell>
          <table:table-cell office:value-type="float" office:value="264000" table:style-name="ce7">
            <text:p>264.000</text:p>
          </table:table-cell>
          <table:table-cell office:value-type="float" office:value="2419500" table:style-name="ce7">
            <text:p>2.4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5041000" table:style-name="ce9">
            <text:p>15.041.000</text:p>
          </table:table-cell>
          <table:table-cell office:value-type="float" office:value="15112320" table:style-name="ce9">
            <text:p>15.112.320</text:p>
          </table:table-cell>
          <table:table-cell office:value-type="percentage" office:value="1" table:style-name="ce10">
            <text:p>100,0%</text:p>
          </table:table-cell>
          <table:table-cell office:value-type="float" office:value="7142695" table:style-name="ce8">
            <text:p>7.142.695</text:p>
          </table:table-cell>
          <table:table-cell office:value-type="float" office:value="6837429" table:style-name="ce8">
            <text:p>6.837.429</text:p>
          </table:table-cell>
          <table:table-cell office:value-type="float" office:value="1914849" table:style-name="ce8">
            <text:p>1.914.849</text:p>
          </table:table-cell>
          <table:table-cell office:value-type="date" office:date-value="2021-12-27T00:00:00" table:style-name="ce11">
            <text:p>27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675761" table:style-name="ce7">
            <text:p>1.675.761</text:p>
          </table:table-cell>
          <table:table-cell office:value-type="float" office:value="36000" table:style-name="ce7">
            <text:p>36.000</text:p>
          </table:table-cell>
          <table:table-cell office:value-type="float" office:value="368490" table:style-name="ce7">
            <text:p>368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399016" table:style-name="ce14">
            <text:p>2.399.016</text:p>
          </table:table-cell>
          <table:table-cell office:value-type="float" office:value="2420266" table:style-name="ce14">
            <text:p>2.420.266</text:p>
          </table:table-cell>
          <table:table-cell office:value-type="percentage" office:value="1" table:style-name="ce15">
            <text:p>100,0%</text:p>
          </table:table-cell>
          <table:table-cell office:value-type="float" office:value="1108569" table:style-name="ce13">
            <text:p>1.108.569</text:p>
          </table:table-cell>
          <table:table-cell office:value-type="float" office:value="1061789" table:style-name="ce13">
            <text:p>1.061.789</text:p>
          </table:table-cell>
          <table:table-cell office:value-type="float" office:value="382189" table:style-name="ce13">
            <text:p>382.189</text:p>
          </table:table-cell>
          <table:table-cell office:value-type="date" office:date-value="2021-12-27T00:00:00" table:style-name="ce16">
            <text:p>27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47025" table:style-name="ce7">
            <text:p>1.447.025</text:p>
          </table:table-cell>
          <table:table-cell office:value-type="float" office:value="24000" table:style-name="ce7">
            <text:p>24.000</text:p>
          </table:table-cell>
          <table:table-cell office:value-type="float" office:value="391040" table:style-name="ce7">
            <text:p>39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125965" table:style-name="ce14">
            <text:p>2.125.965</text:p>
          </table:table-cell>
          <table:table-cell office:value-type="float" office:value="2116880" table:style-name="ce14">
            <text:p>2.116.880</text:p>
          </table:table-cell>
          <table:table-cell office:value-type="percentage" office:value="0.99572664648759501" table:style-name="ce15">
            <text:p>99,6%</text:p>
          </table:table-cell>
          <table:table-cell office:value-type="float" office:value="897567" table:style-name="ce13">
            <text:p>897.567</text:p>
          </table:table-cell>
          <table:table-cell office:value-type="float" office:value="868750" table:style-name="ce13">
            <text:p>868.750</text:p>
          </table:table-cell>
          <table:table-cell office:value-type="float" office:value="424286" table:style-name="ce13">
            <text:p>424.286</text:p>
          </table:table-cell>
          <table:table-cell office:value-type="date" office:date-value="2021-12-27T00:00:00" table:style-name="ce16">
            <text:p>27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36000" table:style-name="ce7">
            <text:p>36.000</text:p>
          </table:table-cell>
          <table:table-cell office:value-type="float" office:value="467070" table:style-name="ce7">
            <text:p>467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420" table:style-name="ce13">
            <text:p>56.420</text:p>
          </table:table-cell>
          <table:table-cell office:value-type="float" office:value="2103774" table:style-name="ce14">
            <text:p>2.103.774</text:p>
          </table:table-cell>
          <table:table-cell office:value-type="float" office:value="1883542" table:style-name="ce14">
            <text:p>1.883.542</text:p>
          </table:table-cell>
          <table:table-cell office:value-type="percentage" office:value="0.89531575159689203" table:style-name="ce15">
            <text:p>89,5%</text:p>
          </table:table-cell>
          <table:table-cell office:value-type="float" office:value="893409" table:style-name="ce13">
            <text:p>893.409</text:p>
          </table:table-cell>
          <table:table-cell office:value-type="float" office:value="863454" table:style-name="ce13">
            <text:p>863.454</text:p>
          </table:table-cell>
          <table:table-cell office:value-type="float" office:value="227704" table:style-name="ce13">
            <text:p>227.704</text:p>
          </table:table-cell>
          <table:table-cell office:value-type="date" office:date-value="2021-12-27T00:00:00" table:style-name="ce16">
            <text:p>27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503770" table:style-name="ce7">
            <text:p>2.503.770</text:p>
          </table:table-cell>
          <table:table-cell office:value-type="float" office:value="54000" table:style-name="ce7">
            <text:p>54.000</text:p>
          </table:table-cell>
          <table:table-cell office:value-type="float" office:value="624700" table:style-name="ce7">
            <text:p>6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771920" table:style-name="ce14">
            <text:p>3.771.920</text:p>
          </table:table-cell>
          <table:table-cell office:value-type="float" office:value="3718963" table:style-name="ce14">
            <text:p>3.718.963</text:p>
          </table:table-cell>
          <table:table-cell office:value-type="percentage" office:value="0.98596020064052259" table:style-name="ce15">
            <text:p>98,6%</text:p>
          </table:table-cell>
          <table:table-cell office:value-type="float" office:value="1743970" table:style-name="ce13">
            <text:p>1.743.970</text:p>
          </table:table-cell>
          <table:table-cell office:value-type="float" office:value="1661338" table:style-name="ce13">
            <text:p>1.661.338</text:p>
          </table:table-cell>
          <table:table-cell office:value-type="float" office:value="491071" table:style-name="ce13">
            <text:p>491.071</text:p>
          </table:table-cell>
          <table:table-cell office:value-type="date" office:date-value="2021-12-27T00:00:00" table:style-name="ce16">
            <text:p>27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44305" table:style-name="ce7">
            <text:p>844.305</text:p>
          </table:table-cell>
          <table:table-cell office:value-type="float" office:value="18000" table:style-name="ce7">
            <text:p>18.000</text:p>
          </table:table-cell>
          <table:table-cell office:value-type="float" office:value="127900" table:style-name="ce7">
            <text:p>127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137605" table:style-name="ce14">
            <text:p>1.137.605</text:p>
          </table:table-cell>
          <table:table-cell office:value-type="float" office:value="1120915" table:style-name="ce14">
            <text:p>1.120.915</text:p>
          </table:table-cell>
          <table:table-cell office:value-type="percentage" office:value="0.98532882678961498" table:style-name="ce15">
            <text:p>98,5%</text:p>
          </table:table-cell>
          <table:table-cell office:value-type="float" office:value="503156" table:style-name="ce13">
            <text:p>503.156</text:p>
          </table:table-cell>
          <table:table-cell office:value-type="float" office:value="482472" table:style-name="ce13">
            <text:p>482.472</text:p>
          </table:table-cell>
          <table:table-cell office:value-type="float" office:value="180271" table:style-name="ce13">
            <text:p>180.271</text:p>
          </table:table-cell>
          <table:table-cell office:value-type="date" office:date-value="2021-12-27T00:00:00" table:style-name="ce16">
            <text:p>27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867393" table:style-name="ce7">
            <text:p>3.867.393</text:p>
          </table:table-cell>
          <table:table-cell office:value-type="float" office:value="54000" table:style-name="ce7">
            <text:p>54.000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0" table:style-name="ce13">
            <text:p>95.310</text:p>
          </table:table-cell>
          <table:table-cell office:value-type="float" office:value="5094443" table:style-name="ce14">
            <text:p>5.094.443</text:p>
          </table:table-cell>
          <table:table-cell office:value-type="float" office:value="4741803" table:style-name="ce14">
            <text:p>4.741.803</text:p>
          </table:table-cell>
          <table:table-cell office:value-type="percentage" office:value="0.93077947873791111" table:style-name="ce15">
            <text:p>93,1%</text:p>
          </table:table-cell>
          <table:table-cell office:value-type="float" office:value="2072821" table:style-name="ce13">
            <text:p>2.072.821</text:p>
          </table:table-cell>
          <table:table-cell office:value-type="float" office:value="1991868" table:style-name="ce13">
            <text:p>1.991.868</text:p>
          </table:table-cell>
          <table:table-cell office:value-type="float" office:value="901460" table:style-name="ce13">
            <text:p>901.460</text:p>
          </table:table-cell>
          <table:table-cell office:value-type="date" office:date-value="2021-12-27T00:00:00" table:style-name="ce16">
            <text:p>27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531745" table:style-name="ce7">
            <text:p>2.531.745</text:p>
          </table:table-cell>
          <table:table-cell office:value-type="float" office:value="60000" table:style-name="ce7">
            <text:p>60.000</text:p>
          </table:table-cell>
          <table:table-cell office:value-type="float" office:value="751270" table:style-name="ce7">
            <text:p>751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818850" table:style-name="ce14">
            <text:p>3.818.850</text:p>
          </table:table-cell>
          <table:table-cell office:value-type="float" office:value="3650714" table:style-name="ce14">
            <text:p>3.650.714</text:p>
          </table:table-cell>
          <table:table-cell office:value-type="percentage" office:value="0.95597208583735938" table:style-name="ce15">
            <text:p>95,6%</text:p>
          </table:table-cell>
          <table:table-cell office:value-type="float" office:value="1688732" table:style-name="ce13">
            <text:p>1.688.732</text:p>
          </table:table-cell>
          <table:table-cell office:value-type="float" office:value="1578318" table:style-name="ce13">
            <text:p>1.578.318</text:p>
          </table:table-cell>
          <table:table-cell office:value-type="float" office:value="553995" table:style-name="ce13">
            <text:p>553.995</text:p>
          </table:table-cell>
          <table:table-cell office:value-type="date" office:date-value="2021-12-26T00:00:00" table:style-name="ce16">
            <text:p>26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569700" table:style-name="ce7">
            <text:p>8.569.700</text:p>
          </table:table-cell>
          <table:table-cell office:value-type="float" office:value="234000" table:style-name="ce7">
            <text:p>234.000</text:p>
          </table:table-cell>
          <table:table-cell office:value-type="float" office:value="2654900" table:style-name="ce7">
            <text:p>2.65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3348650" table:style-name="ce14">
            <text:p>13.348.650</text:p>
          </table:table-cell>
          <table:table-cell office:value-type="float" office:value="13402899" table:style-name="ce14">
            <text:p>13.402.899</text:p>
          </table:table-cell>
          <table:table-cell office:value-type="percentage" office:value="1" table:style-name="ce15">
            <text:p>100,0%</text:p>
          </table:table-cell>
          <table:table-cell office:value-type="float" office:value="6260894" table:style-name="ce13">
            <text:p>6.260.894</text:p>
          </table:table-cell>
          <table:table-cell office:value-type="float" office:value="5977735" table:style-name="ce13">
            <text:p>5.977.735</text:p>
          </table:table-cell>
          <table:table-cell office:value-type="float" office:value="1913260" table:style-name="ce13">
            <text:p>1.913.260</text:p>
          </table:table-cell>
          <table:table-cell office:value-type="date" office:date-value="2021-12-27T00:00:00" table:style-name="ce16">
            <text:p>27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256180" table:style-name="ce7">
            <text:p>6.256.180</text:p>
          </table:table-cell>
          <table:table-cell office:value-type="float" office:value="150000" table:style-name="ce7">
            <text:p>150.000</text:p>
          </table:table-cell>
          <table:table-cell office:value-type="float" office:value="1843650" table:style-name="ce7">
            <text:p>1.84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9326855" table:style-name="ce14">
            <text:p>9.326.855</text:p>
          </table:table-cell>
          <table:table-cell office:value-type="float" office:value="9165110" table:style-name="ce14">
            <text:p>9.165.110</text:p>
          </table:table-cell>
          <table:table-cell office:value-type="percentage" office:value="0.98265814146354802" table:style-name="ce15">
            <text:p>98,3%</text:p>
          </table:table-cell>
          <table:table-cell office:value-type="float" office:value="4242107" table:style-name="ce13">
            <text:p>4.242.107</text:p>
          </table:table-cell>
          <table:table-cell office:value-type="float" office:value="4054572" table:style-name="ce13">
            <text:p>4.054.572</text:p>
          </table:table-cell>
          <table:table-cell office:value-type="float" office:value="1333155" table:style-name="ce13">
            <text:p>1.333.155</text:p>
          </table:table-cell>
          <table:table-cell office:value-type="date" office:date-value="2021-12-27T00:00:00" table:style-name="ce16">
            <text:p>27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464233" table:style-name="ce7">
            <text:p>1.464.233</text:p>
          </table:table-cell>
          <table:table-cell office:value-type="float" office:value="30000" table:style-name="ce7">
            <text:p>30.000</text:p>
          </table:table-cell>
          <table:table-cell office:value-type="float" office:value="231770" table:style-name="ce7">
            <text:p>231.770</text:p>
          </table:table-cell>
          <table:table-cell office:value-type="float" office:value="182600" table:style-name="ce7">
            <text:p>182.600</text:p>
          </table:table-cell>
          <table:table-cell office:value-type="float" office:value="41245" table:style-name="ce13">
            <text:p>41.245</text:p>
          </table:table-cell>
          <table:table-cell office:value-type="float" office:value="1949848" table:style-name="ce14">
            <text:p>1.949.848</text:p>
          </table:table-cell>
          <table:table-cell office:value-type="float" office:value="2063589" table:style-name="ce14">
            <text:p>2.063.589</text:p>
          </table:table-cell>
          <table:table-cell office:value-type="percentage" office:value="1" table:style-name="ce15">
            <text:p>100,0%</text:p>
          </table:table-cell>
          <table:table-cell office:value-type="float" office:value="929895" table:style-name="ce13">
            <text:p>929.895</text:p>
          </table:table-cell>
          <table:table-cell office:value-type="float" office:value="889940" table:style-name="ce13">
            <text:p>889.940</text:p>
          </table:table-cell>
          <table:table-cell office:value-type="float" office:value="335199" table:style-name="ce13">
            <text:p>335.199</text:p>
          </table:table-cell>
          <table:table-cell office:value-type="date" office:date-value="2021-12-27T00:00:00" table:style-name="ce16">
            <text:p>27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874579" table:style-name="ce7">
            <text:p>3.874.579</text:p>
          </table:table-cell>
          <table:table-cell office:value-type="float" office:value="60000" table:style-name="ce7">
            <text:p>60.000</text:p>
          </table:table-cell>
          <table:table-cell office:value-type="float" office:value="760000" table:style-name="ce7">
            <text:p>760.0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5390679" table:style-name="ce14">
            <text:p>5.390.679</text:p>
          </table:table-cell>
          <table:table-cell office:value-type="float" office:value="5739539" table:style-name="ce14">
            <text:p>5.739.539</text:p>
          </table:table-cell>
          <table:table-cell office:value-type="percentage" office:value="1" table:style-name="ce15">
            <text:p>100,0%</text:p>
          </table:table-cell>
          <table:table-cell office:value-type="float" office:value="2380203" table:style-name="ce13">
            <text:p>2.380.203</text:p>
          </table:table-cell>
          <table:table-cell office:value-type="float" office:value="2301193" table:style-name="ce13">
            <text:p>2.301.193</text:p>
          </table:table-cell>
          <table:table-cell office:value-type="float" office:value="1275484" table:style-name="ce13">
            <text:p>1.275.484</text:p>
          </table:table-cell>
          <table:table-cell office:value-type="date" office:date-value="2021-12-27T00:00:00" table:style-name="ce16">
            <text:p>27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12000" table:style-name="ce7">
            <text:p>12.000</text:p>
          </table:table-cell>
          <table:table-cell office:value-type="float" office:value="91600" table:style-name="ce7">
            <text:p>91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593305" table:style-name="ce14">
            <text:p>593.305</text:p>
          </table:table-cell>
          <table:table-cell office:value-type="float" office:value="587340" table:style-name="ce14">
            <text:p>587.340</text:p>
          </table:table-cell>
          <table:table-cell office:value-type="percentage" office:value="0.98994614911386214" table:style-name="ce15">
            <text:p>99,0%</text:p>
          </table:table-cell>
          <table:table-cell office:value-type="float" office:value="268693" table:style-name="ce13">
            <text:p>268.693</text:p>
          </table:table-cell>
          <table:table-cell office:value-type="float" office:value="258004" table:style-name="ce13">
            <text:p>258.004</text:p>
          </table:table-cell>
          <table:table-cell office:value-type="float" office:value="96211" table:style-name="ce13">
            <text:p>96.211</text:p>
          </table:table-cell>
          <table:table-cell office:value-type="date" office:date-value="2021-12-27T00:00:00" table:style-name="ce16">
            <text:p>27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228535" table:style-name="ce7">
            <text:p>8.228.535</text:p>
          </table:table-cell>
          <table:table-cell office:value-type="float" office:value="204000" table:style-name="ce7">
            <text:p>204.000</text:p>
          </table:table-cell>
          <table:table-cell office:value-type="float" office:value="2120800" table:style-name="ce7">
            <text:p>2.12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096885" table:style-name="ce14">
            <text:p>12.096.885</text:p>
          </table:table-cell>
          <table:table-cell office:value-type="float" office:value="11680929" table:style-name="ce14">
            <text:p>11.680.929</text:p>
          </table:table-cell>
          <table:table-cell office:value-type="percentage" office:value="0.96561461897009027" table:style-name="ce15">
            <text:p>96,6%</text:p>
          </table:table-cell>
          <table:table-cell office:value-type="float" office:value="5527087" table:style-name="ce13">
            <text:p>5.527.087</text:p>
          </table:table-cell>
          <table:table-cell office:value-type="float" office:value="5298888" table:style-name="ce13">
            <text:p>5.298.888</text:p>
          </table:table-cell>
          <table:table-cell office:value-type="float" office:value="1735669" table:style-name="ce13">
            <text:p>1.735.669</text:p>
          </table:table-cell>
          <table:table-cell office:value-type="date" office:date-value="2021-12-27T00:00:00" table:style-name="ce16">
            <text:p>27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48000" table:style-name="ce7">
            <text:p>48.000</text:p>
          </table:table-cell>
          <table:table-cell office:value-type="float" office:value="498000" table:style-name="ce7">
            <text:p>4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555175" table:style-name="ce14">
            <text:p>2.555.175</text:p>
          </table:table-cell>
          <table:table-cell office:value-type="float" office:value="2625069" table:style-name="ce14">
            <text:p>2.625.069</text:p>
          </table:table-cell>
          <table:table-cell office:value-type="percentage" office:value="1" table:style-name="ce15">
            <text:p>100,0%</text:p>
          </table:table-cell>
          <table:table-cell office:value-type="float" office:value="1245609" table:style-name="ce13">
            <text:p>1.245.609</text:p>
          </table:table-cell>
          <table:table-cell office:value-type="float" office:value="1187576" table:style-name="ce13">
            <text:p>1.187.576</text:p>
          </table:table-cell>
          <table:table-cell office:value-type="float" office:value="325122" table:style-name="ce13">
            <text:p>325.122</text:p>
          </table:table-cell>
          <table:table-cell office:value-type="date" office:date-value="2021-12-27T00:00:00" table:style-name="ce16">
            <text:p>27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22075" table:style-name="ce7">
            <text:p>822.075</text:p>
          </table:table-cell>
          <table:table-cell office:value-type="float" office:value="18000" table:style-name="ce7">
            <text:p>18.000</text:p>
          </table:table-cell>
          <table:table-cell office:value-type="float" office:value="226500" table:style-name="ce7">
            <text:p>226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226925" table:style-name="ce14">
            <text:p>1.226.925</text:p>
          </table:table-cell>
          <table:table-cell office:value-type="float" office:value="1200028" table:style-name="ce14">
            <text:p>1.200.028</text:p>
          </table:table-cell>
          <table:table-cell office:value-type="percentage" office:value="0.97807771461173254" table:style-name="ce15">
            <text:p>97,8%</text:p>
          </table:table-cell>
          <table:table-cell office:value-type="float" office:value="548236" table:style-name="ce13">
            <text:p>548.236</text:p>
          </table:table-cell>
          <table:table-cell office:value-type="float" office:value="527142" table:style-name="ce13">
            <text:p>527.142</text:p>
          </table:table-cell>
          <table:table-cell office:value-type="float" office:value="194889" table:style-name="ce13">
            <text:p>194.889</text:p>
          </table:table-cell>
          <table:table-cell office:value-type="date" office:date-value="2021-12-27T00:00:00" table:style-name="ce16">
            <text:p>27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842920" table:style-name="ce7">
            <text:p>2.842.920</text:p>
          </table:table-cell>
          <table:table-cell office:value-type="float" office:value="60000" table:style-name="ce7">
            <text:p>60.000</text:p>
          </table:table-cell>
          <table:table-cell office:value-type="float" office:value="742900" table:style-name="ce7">
            <text:p>742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4191320" table:style-name="ce14">
            <text:p>4.191.320</text:p>
          </table:table-cell>
          <table:table-cell office:value-type="float" office:value="4121803" table:style-name="ce14">
            <text:p>4.121.803</text:p>
          </table:table-cell>
          <table:table-cell office:value-type="percentage" office:value="0.98341405571514462" table:style-name="ce15">
            <text:p>98,3%</text:p>
          </table:table-cell>
          <table:table-cell office:value-type="float" office:value="1881296" table:style-name="ce13">
            <text:p>1.881.296</text:p>
          </table:table-cell>
          <table:table-cell office:value-type="float" office:value="1800494" table:style-name="ce13">
            <text:p>1.800.494</text:p>
          </table:table-cell>
          <table:table-cell office:value-type="float" office:value="681621" table:style-name="ce13">
            <text:p>681.621</text:p>
          </table:table-cell>
          <table:table-cell office:value-type="date" office:date-value="2021-12-27T00:00:00" table:style-name="ce16">
            <text:p>27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6000" table:style-name="ce7">
            <text:p>6.00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8225" table:style-name="ce14">
            <text:p>148.225</text:p>
          </table:table-cell>
          <table:table-cell office:value-type="float" office:value="133271" table:style-name="ce14">
            <text:p>133.271</text:p>
          </table:table-cell>
          <table:table-cell office:value-type="percentage" office:value="0.89911283521673135" table:style-name="ce15">
            <text:p>89,9%</text:p>
          </table:table-cell>
          <table:table-cell office:value-type="float" office:value="65700" table:style-name="ce13">
            <text:p>65.700</text:p>
          </table:table-cell>
          <table:table-cell office:value-type="float" office:value="61111" table:style-name="ce13">
            <text:p>61.111</text:p>
          </table:table-cell>
          <table:table-cell office:value-type="float" office:value="14626" table:style-name="ce13">
            <text:p>14.626</text:p>
          </table:table-cell>
          <table:table-cell office:value-type="date" office:date-value="2021-12-27T00:00:00" table:style-name="ce16">
            <text:p>27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6000" table:style-name="ce7">
            <text:p>6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7100" table:style-name="ce14">
            <text:p>147.100</text:p>
          </table:table-cell>
          <table:table-cell office:value-type="float" office:value="127878" table:style-name="ce14">
            <text:p>127.878</text:p>
          </table:table-cell>
          <table:table-cell office:value-type="percentage" office:value="0.86932698844323586" table:style-name="ce15">
            <text:p>86,9%</text:p>
          </table:table-cell>
          <table:table-cell office:value-type="float" office:value="63411" table:style-name="ce13">
            <text:p>63.411</text:p>
          </table:table-cell>
          <table:table-cell office:value-type="float" office:value="58268" table:style-name="ce13">
            <text:p>58.268</text:p>
          </table:table-cell>
          <table:table-cell office:value-type="float" office:value="17178" table:style-name="ce13">
            <text:p>17.178</text:p>
          </table:table-cell>
          <table:table-cell office:value-type="date" office:date-value="2021-12-27T00:00:00" table:style-name="ce17">
            <text:p>27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84557" table:style-name="ce14">
            <text:p>184.557</text:p>
          </table:table-cell>
          <table:table-cell office:value-type="percentage" office:value="0.86957566505526818" table:style-name="ce15">
            <text:p>87,0%</text:p>
          </table:table-cell>
          <table:table-cell office:value-type="float" office:value="95301" table:style-name="ce13">
            <text:p>95.301</text:p>
          </table:table-cell>
          <table:table-cell office:value-type="float" office:value="91287" table:style-name="ce13">
            <text:p>91.287</text:p>
          </table:table-cell>
          <table:table-cell office:value-type="float" office:value="32989" table:style-name="ce13">
            <text:p>32.989</text:p>
          </table:table-cell>
          <table:table-cell office:value-type="date" office:date-value="2021-12-27T00:00:00" table:style-name="ce17">
            <text:p>27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980" table:style-name="ce7">
            <text:p>5.980</text:p>
          </table:table-cell>
          <table:table-cell office:value-type="float" office:value="0" table:style-name="ce7">
            <text:p>0</text:p>
          </table:table-cell>
          <table:table-cell office:value-type="float" office:value="4640" table:style-name="ce13">
            <text:p>4.640</text:p>
          </table:table-cell>
          <table:table-cell office:value-type="float" office:value="10620" table:style-name="ce14">
            <text:p>10.620</text:p>
          </table:table-cell>
          <table:table-cell office:value-type="float" office:value="10608" table:style-name="ce14">
            <text:p>10.608</text:p>
          </table:table-cell>
          <table:table-cell office:value-type="percentage" office:value="0.9988700564971752" table:style-name="ce15">
            <text:p>99,9%</text:p>
          </table:table-cell>
          <table:table-cell office:value-type="float" office:value="7776" table:style-name="ce13">
            <text:p>7.776</text:p>
          </table:table-cell>
          <table:table-cell office:value-type="float" office:value="7343" table:style-name="ce13">
            <text:p>7.343</text:p>
          </table:table-cell>
          <table:table-cell office:value-type="float" office:value="147" table:style-name="ce13">
            <text:p>147</text:p>
          </table:table-cell>
          <table:table-cell office:value-type="date" office:date-value="2021-12-27T00:00:00" table:style-name="ce17">
            <text:p>27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9085843" table:style-name="ce19">
            <text:p>59.085.843</text:p>
          </table:table-cell>
          <table:table-cell office:value-type="float" office:value="1374000" table:style-name="ce19">
            <text:p>1.374.000</text:p>
          </table:table-cell>
          <table:table-cell office:value-type="float" office:value="15041710" table:style-name="ce20">
            <text:p>15.041.710</text:p>
          </table:table-cell>
          <table:table-cell office:value-type="float" office:value="9048320" table:style-name="ce21">
            <text:p>9.048.320</text:p>
          </table:table-cell>
          <table:table-cell office:value-type="float" office:value="2140525" table:style-name="ce22">
            <text:p>2.140.525</text:p>
          </table:table-cell>
          <table:table-cell office:value-type="float" office:value="86690398" table:style-name="ce23">
            <text:p>86.690.398</text:p>
          </table:table-cell>
          <table:table-cell office:value-type="float" office:value="85808023" table:style-name="ce23">
            <text:p>85.808.023</text:p>
          </table:table-cell>
          <table:table-cell office:value-type="percentage" office:value="0.98982153709803011" table:style-name="ce24">
            <text:p>99,0%</text:p>
          </table:table-cell>
          <table:table-cell office:value-type="float" office:value="39567127" table:style-name="ce23">
            <text:p>39.567.127</text:p>
          </table:table-cell>
          <table:table-cell office:value-type="float" office:value="37858971" table:style-name="ce23">
            <text:p>37.858.971</text:p>
          </table:table-cell>
          <table:table-cell office:value-type="float" office:value="13031375" table:style-name="ce23">
            <text:p>13.031.37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963628" table:style-name="ce31">
            <text:p>6.963.628</text:p>
          </table:table-cell>
          <table:table-cell office:value-type="percentage" office:value="0.93446743983977398" table:style-name="ce32">
            <text:p>93,4%</text:p>
          </table:table-cell>
          <table:table-cell office:value-type="float" office:value="6837429" table:style-name="ce31">
            <text:p>6.837.429</text:p>
          </table:table-cell>
          <table:table-cell office:value-type="percentage" office:value="0.91753246622539664" table:style-name="ce32">
            <text:p>91,8%</text:p>
          </table:table-cell>
          <table:table-cell office:value-type="date" office:date-value="2021-12-27T00:00:00" table:style-name="ce33">
            <text:p>27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84512" table:style-name="ce31">
            <text:p>1.084.512</text:p>
          </table:table-cell>
          <table:table-cell office:value-type="percentage" office:value="0.91509652073098902" table:style-name="ce32">
            <text:p>91,5%</text:p>
          </table:table-cell>
          <table:table-cell office:value-type="float" office:value="1061789" table:style-name="ce31">
            <text:p>1.061.789</text:p>
          </table:table-cell>
          <table:table-cell office:value-type="percentage" office:value="0.89592316143153428" table:style-name="ce32">
            <text:p>89,6%</text:p>
          </table:table-cell>
          <table:table-cell office:value-type="date" office:date-value="2021-12-27T00:00:00" table:style-name="ce33">
            <text:p>27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8558" table:style-name="ce31">
            <text:p>878.558</text:p>
          </table:table-cell>
          <table:table-cell office:value-type="percentage" office:value="0.94071378169814124" table:style-name="ce32">
            <text:p>94,1%</text:p>
          </table:table-cell>
          <table:table-cell office:value-type="float" office:value="868750" table:style-name="ce31">
            <text:p>868.750</text:p>
          </table:table-cell>
          <table:table-cell office:value-type="percentage" office:value="0.93021189022268336" table:style-name="ce32">
            <text:p>93,0%</text:p>
          </table:table-cell>
          <table:table-cell office:value-type="date" office:date-value="2021-12-27T00:00:00" table:style-name="ce33">
            <text:p>27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83721" table:style-name="ce31">
            <text:p>883.721</text:p>
          </table:table-cell>
          <table:table-cell office:value-type="percentage" office:value="0.85394644915723472" table:style-name="ce32">
            <text:p>85,4%</text:p>
          </table:table-cell>
          <table:table-cell office:value-type="float" office:value="863454" table:style-name="ce31">
            <text:p>863.454</text:p>
          </table:table-cell>
          <table:table-cell office:value-type="percentage" office:value="0.83436229003340523" table:style-name="ce32">
            <text:p>83,4%</text:p>
          </table:table-cell>
          <table:table-cell office:value-type="date" office:date-value="2021-12-27T00:00:00" table:style-name="ce33">
            <text:p>27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712123" table:style-name="ce31">
            <text:p>1.712.123</text:p>
          </table:table-cell>
          <table:table-cell office:value-type="percentage" office:value="0.87318732296531876" table:style-name="ce32">
            <text:p>87,3%</text:p>
          </table:table-cell>
          <table:table-cell office:value-type="float" office:value="1661338" table:style-name="ce31">
            <text:p>1.661.338</text:p>
          </table:table-cell>
          <table:table-cell office:value-type="percentage" office:value="0.84728683672876115" table:style-name="ce32">
            <text:p>84,7%</text:p>
          </table:table-cell>
          <table:table-cell office:value-type="date" office:date-value="2021-12-27T00:00:00" table:style-name="ce33">
            <text:p>27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90099" table:style-name="ce31">
            <text:p>490.099</text:p>
          </table:table-cell>
          <table:table-cell office:value-type="percentage" office:value="0.93507680390439718" table:style-name="ce32">
            <text:p>93,5%</text:p>
          </table:table-cell>
          <table:table-cell office:value-type="float" office:value="482472" table:style-name="ce31">
            <text:p>482.472</text:p>
          </table:table-cell>
          <table:table-cell office:value-type="percentage" office:value="0.92052498726453702" table:style-name="ce32">
            <text:p>92,1%</text:p>
          </table:table-cell>
          <table:table-cell office:value-type="date" office:date-value="2021-12-27T00:00:00" table:style-name="ce33">
            <text:p>27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31267" table:style-name="ce31">
            <text:p>2.031.267</text:p>
          </table:table-cell>
          <table:table-cell office:value-type="percentage" office:value="0.93337815042644401" table:style-name="ce32">
            <text:p>93,3%</text:p>
          </table:table-cell>
          <table:table-cell office:value-type="float" office:value="1991868" table:style-name="ce31">
            <text:p>1.991.868</text:p>
          </table:table-cell>
          <table:table-cell office:value-type="percentage" office:value="0.91527409726718356" table:style-name="ce32">
            <text:p>91,5%</text:p>
          </table:table-cell>
          <table:table-cell office:value-type="date" office:date-value="2021-12-27T00:00:00" table:style-name="ce33">
            <text:p>27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46100" table:style-name="ce31">
            <text:p>1.646.100</text:p>
          </table:table-cell>
          <table:table-cell office:value-type="percentage" office:value="0.91005891250696602" table:style-name="ce32">
            <text:p>91,0%</text:p>
          </table:table-cell>
          <table:table-cell office:value-type="float" office:value="1578318" table:style-name="ce31">
            <text:p>1.578.318</text:p>
          </table:table-cell>
          <table:table-cell office:value-type="percentage" office:value="0.87258511795769977" table:style-name="ce32">
            <text:p>87,3%</text:p>
          </table:table-cell>
          <table:table-cell office:value-type="date" office:date-value="2021-12-26T00:00:00" table:style-name="ce33">
            <text:p>2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165369" table:style-name="ce31">
            <text:p>6.165.369</text:p>
          </table:table-cell>
          <table:table-cell office:value-type="percentage" office:value="0.89764791012701717" table:style-name="ce32">
            <text:p>89,8%</text:p>
          </table:table-cell>
          <table:table-cell office:value-type="float" office:value="5977735" table:style-name="ce31">
            <text:p>5.977.735</text:p>
          </table:table-cell>
          <table:table-cell office:value-type="percentage" office:value="0.87032930714173395" table:style-name="ce32">
            <text:p>87,0%</text:p>
          </table:table-cell>
          <table:table-cell office:value-type="date" office:date-value="2021-12-27T00:00:00" table:style-name="ce33">
            <text:p>27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137425" table:style-name="ce31">
            <text:p>4.137.425</text:p>
          </table:table-cell>
          <table:table-cell office:value-type="percentage" office:value="0.92179186665178403" table:style-name="ce32">
            <text:p>92,2%</text:p>
          </table:table-cell>
          <table:table-cell office:value-type="float" office:value="4054572" table:style-name="ce31">
            <text:p>4.054.572</text:p>
          </table:table-cell>
          <table:table-cell office:value-type="percentage" office:value="0.90333274738612968" table:style-name="ce32">
            <text:p>90,3%</text:p>
          </table:table-cell>
          <table:table-cell office:value-type="date" office:date-value="2021-12-27T00:00:00" table:style-name="ce33">
            <text:p>27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5264" table:style-name="ce31">
            <text:p>905.264</text:p>
          </table:table-cell>
          <table:table-cell office:value-type="percentage" office:value="0.94947437533890544" table:style-name="ce32">
            <text:p>94,9%</text:p>
          </table:table-cell>
          <table:table-cell office:value-type="float" office:value="889940" table:style-name="ce31">
            <text:p>889.940</text:p>
          </table:table-cell>
          <table:table-cell office:value-type="percentage" office:value="0.93340199719540984" table:style-name="ce32">
            <text:p>93,3%</text:p>
          </table:table-cell>
          <table:table-cell office:value-type="date" office:date-value="2021-12-27T00:00:00" table:style-name="ce33">
            <text:p>27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24711" table:style-name="ce31">
            <text:p>2.324.711</text:p>
          </table:table-cell>
          <table:table-cell office:value-type="percentage" office:value="0.9471231783945957" table:style-name="ce32">
            <text:p>94,7%</text:p>
          </table:table-cell>
          <table:table-cell office:value-type="float" office:value="2301193" table:style-name="ce31">
            <text:p>2.301.193</text:p>
          </table:table-cell>
          <table:table-cell office:value-type="percentage" office:value="0.93754158183937486" table:style-name="ce32">
            <text:p>93,8%</text:p>
          </table:table-cell>
          <table:table-cell office:value-type="date" office:date-value="2021-12-27T00:00:00" table:style-name="ce33">
            <text:p>27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4521" table:style-name="ce31">
            <text:p>264.521</text:p>
          </table:table-cell>
          <table:table-cell office:value-type="percentage" office:value="0.93151037081381838" table:style-name="ce32">
            <text:p>93,2%</text:p>
          </table:table-cell>
          <table:table-cell office:value-type="float" office:value="258004" table:style-name="ce31">
            <text:p>258.004</text:p>
          </table:table-cell>
          <table:table-cell office:value-type="percentage" office:value="0.90856076346092896" table:style-name="ce32">
            <text:p>90,9%</text:p>
          </table:table-cell>
          <table:table-cell office:value-type="date" office:date-value="2021-12-27T00:00:00" table:style-name="ce33">
            <text:p>27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430741" table:style-name="ce31">
            <text:p>5.430.741</text:p>
          </table:table-cell>
          <table:table-cell office:value-type="percentage" office:value="0.90846407381007865" table:style-name="ce32">
            <text:p>90,8%</text:p>
          </table:table-cell>
          <table:table-cell office:value-type="float" office:value="5298888" table:style-name="ce31">
            <text:p>5.298.888</text:p>
          </table:table-cell>
          <table:table-cell office:value-type="percentage" office:value="0.88640746799439341" table:style-name="ce32">
            <text:p>88,6%</text:p>
          </table:table-cell>
          <table:table-cell office:value-type="date" office:date-value="2021-12-27T00:00:00" table:style-name="ce33">
            <text:p>27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219073" table:style-name="ce31">
            <text:p>1.219.073</text:p>
          </table:table-cell>
          <table:table-cell office:value-type="percentage" office:value="0.93049276526042701" table:style-name="ce32">
            <text:p>93,0%</text:p>
          </table:table-cell>
          <table:table-cell office:value-type="float" office:value="1187576" table:style-name="ce31">
            <text:p>1.187.576</text:p>
          </table:table-cell>
          <table:table-cell office:value-type="percentage" office:value="0.90645176802120697" table:style-name="ce32">
            <text:p>90,6%</text:p>
          </table:table-cell>
          <table:table-cell office:value-type="date" office:date-value="2021-12-27T00:00:00" table:style-name="ce33">
            <text:p>27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5835" table:style-name="ce31">
            <text:p>535.835</text:p>
          </table:table-cell>
          <table:table-cell office:value-type="percentage" office:value="0.92170175142856159" table:style-name="ce32">
            <text:p>92,2%</text:p>
          </table:table-cell>
          <table:table-cell office:value-type="float" office:value="527142" table:style-name="ce31">
            <text:p>527.142</text:p>
          </table:table-cell>
          <table:table-cell office:value-type="percentage" office:value="0.90674872796953321" table:style-name="ce32">
            <text:p>90,7%</text:p>
          </table:table-cell>
          <table:table-cell office:value-type="date" office:date-value="2021-12-27T00:00:00" table:style-name="ce33">
            <text:p>27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43340" table:style-name="ce31">
            <text:p>1.843.340</text:p>
          </table:table-cell>
          <table:table-cell office:value-type="percentage" office:value="0.92912951632178953" table:style-name="ce32">
            <text:p>92,9%</text:p>
          </table:table-cell>
          <table:table-cell office:value-type="float" office:value="1800494" table:style-name="ce31">
            <text:p>1.800.494</text:p>
          </table:table-cell>
          <table:table-cell office:value-type="percentage" office:value="0.9075331297320538" table:style-name="ce32">
            <text:p>90,8%</text:p>
          </table:table-cell>
          <table:table-cell office:value-type="date" office:date-value="2021-12-27T00:00:00" table:style-name="ce33">
            <text:p>27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3921" table:style-name="ce31">
            <text:p>63.921</text:p>
          </table:table-cell>
          <table:table-cell office:value-type="percentage" office:value="0.90073980131050513" table:style-name="ce32">
            <text:p>90,1%</text:p>
          </table:table-cell>
          <table:table-cell office:value-type="float" office:value="61111" table:style-name="ce31">
            <text:p>61.111</text:p>
          </table:table-cell>
          <table:table-cell office:value-type="percentage" office:value="0.86114281688156136" table:style-name="ce32">
            <text:p>86,1%</text:p>
          </table:table-cell>
          <table:table-cell office:value-type="date" office:date-value="2021-12-27T00:00:00" table:style-name="ce33">
            <text:p>27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61053" table:style-name="ce31">
            <text:p>61.053</text:p>
          </table:table-cell>
          <table:table-cell office:value-type="percentage" office:value="0.86078644239852242" table:style-name="ce32">
            <text:p>86,1%</text:p>
          </table:table-cell>
          <table:table-cell office:value-type="float" office:value="58268" table:style-name="ce31">
            <text:p>58.268</text:p>
          </table:table-cell>
          <table:table-cell office:value-type="percentage" office:value="0.82152071848520314" table:style-name="ce32">
            <text:p>82,2%</text:p>
          </table:table-cell>
          <table:table-cell office:value-type="date" office:date-value="2021-12-27T00:00:00" table:style-name="ce33">
            <text:p>27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301" table:style-name="ce31">
            <text:p>95.301</text:p>
          </table:table-cell>
          <table:table-cell office:value-type="string" table:style-name="ce32">
            <text:p>-</text:p>
          </table:table-cell>
          <table:table-cell office:value-type="float" office:value="91287" table:style-name="ce31">
            <text:p>91.287</text:p>
          </table:table-cell>
          <table:table-cell office:value-type="string" table:style-name="ce32">
            <text:p>-</text:p>
          </table:table-cell>
          <table:table-cell office:value-type="date" office:date-value="2021-12-27T00:00:00" table:style-name="ce33">
            <text:p>27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7776" table:style-name="ce31">
            <text:p>7.776</text:p>
          </table:table-cell>
          <table:table-cell office:value-type="string" table:style-name="ce32">
            <text:p>-</text:p>
          </table:table-cell>
          <table:table-cell office:value-type="float" office:value="7343" table:style-name="ce31">
            <text:p>7.343</text:p>
          </table:table-cell>
          <table:table-cell office:value-type="string" table:style-name="ce32">
            <text:p>-</text:p>
          </table:table-cell>
          <table:table-cell office:value-type="date" office:date-value="2021-12-27T00:00:00" table:style-name="ce33">
            <text:p>27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744338" table:style-name="ce34">
            <text:p>38.744.338</text:p>
          </table:table-cell>
          <table:table-cell office:value-type="percentage" office:value="0.91985985602457487" table:style-name="ce24">
            <text:p>92,0%</text:p>
          </table:table-cell>
          <table:table-cell office:value-type="float" office:value="37858971" table:style-name="ce34">
            <text:p>37.858.971</text:p>
          </table:table-cell>
          <table:table-cell office:value-type="percentage" office:value="0.89883966047628827" table:style-name="ce24">
            <text:p>89,9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830" table:style-name="ce43">
            <text:p>434.830</text:p>
          </table:table-cell>
          <table:table-cell office:value-type="percentage" office:value="1" table:style-name="ce44">
            <text:p>100,0%</text:p>
          </table:table-cell>
          <table:table-cell office:value-type="float" office:value="655501" table:style-name="ce43">
            <text:p>655.501</text:p>
          </table:table-cell>
          <table:table-cell office:value-type="percentage" office:value="1" table:style-name="ce44">
            <text:p>100,0%</text:p>
          </table:table-cell>
          <table:table-cell office:value-type="float" office:value="934683" table:style-name="ce43">
            <text:p>934.683</text:p>
          </table:table-cell>
          <table:table-cell office:value-type="percentage" office:value="1" table:style-name="ce44">
            <text:p>100,0%</text:p>
          </table:table-cell>
          <table:table-cell office:value-type="float" office:value="1224462" table:style-name="ce43">
            <text:p>1.224.462</text:p>
          </table:table-cell>
          <table:table-cell office:value-type="percentage" office:value="0.96793808166030448" table:style-name="ce44">
            <text:p>96,8%</text:p>
          </table:table-cell>
          <table:table-cell office:value-type="float" office:value="1267618" table:style-name="ce43">
            <text:p>1.267.618</text:p>
          </table:table-cell>
          <table:table-cell office:value-type="percentage" office:value="0.91517232516601521" table:style-name="ce44">
            <text:p>91,5%</text:p>
          </table:table-cell>
          <table:table-cell office:value-type="float" office:value="954018" table:style-name="ce43">
            <text:p>954.018</text:p>
          </table:table-cell>
          <table:table-cell office:value-type="percentage" office:value="0.83669862841897635" table:style-name="ce44">
            <text:p>83,7%</text:p>
          </table:table-cell>
          <table:table-cell office:value-type="float" office:value="795601" table:style-name="ce43">
            <text:p>795.601</text:p>
          </table:table-cell>
          <table:table-cell office:value-type="percentage" office:value="0.85670828882533334" table:style-name="ce44">
            <text:p>85,7%</text:p>
          </table:table-cell>
          <table:table-cell office:value-type="float" office:value="696915" table:style-name="ce43">
            <text:p>696.915</text:p>
          </table:table-cell>
          <table:table-cell office:value-type="percentage" office:value="0.92563224940132049" table:style-name="ce44">
            <text:p>92,6%</text:p>
          </table:table-cell>
          <table:table-cell office:value-type="float" office:value="6963628" table:style-name="ce43">
            <text:p>6.963.628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3446743983977398" table:style-name="ce44">
            <text:p>93,4%</text:p>
          </table:table-cell>
          <table:table-cell office:value-type="percentage" office:value="0.82269492821177992" table:style-name="ce44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562" table:style-name="ce46">
            <text:p>101.562</text:p>
          </table:table-cell>
          <table:table-cell office:value-type="percentage" office:value="1" table:style-name="ce47">
            <text:p>100,0%</text:p>
          </table:table-cell>
          <table:table-cell office:value-type="float" office:value="119657" table:style-name="ce46">
            <text:p>119.657</text:p>
          </table:table-cell>
          <table:table-cell office:value-type="percentage" office:value="1" table:style-name="ce47">
            <text:p>100,0%</text:p>
          </table:table-cell>
          <table:table-cell office:value-type="float" office:value="155513" table:style-name="ce46">
            <text:p>155.513</text:p>
          </table:table-cell>
          <table:table-cell office:value-type="percentage" office:value="0.99453848957900326" table:style-name="ce47">
            <text:p>99,5%</text:p>
          </table:table-cell>
          <table:table-cell office:value-type="float" office:value="187576" table:style-name="ce46">
            <text:p>187.576</text:p>
          </table:table-cell>
          <table:table-cell office:value-type="percentage" office:value="0.94608253558350908" table:style-name="ce47">
            <text:p>94,6%</text:p>
          </table:table-cell>
          <table:table-cell office:value-type="float" office:value="190735" table:style-name="ce46">
            <text:p>190.735</text:p>
          </table:table-cell>
          <table:table-cell office:value-type="percentage" office:value="0.88737479238681882" table:style-name="ce47">
            <text:p>88,7%</text:p>
          </table:table-cell>
          <table:table-cell office:value-type="float" office:value="129793" table:style-name="ce46">
            <text:p>129.793</text:p>
          </table:table-cell>
          <table:table-cell office:value-type="percentage" office:value="0.79004297383830635" table:style-name="ce47">
            <text:p>79,0%</text:p>
          </table:table-cell>
          <table:table-cell office:value-type="float" office:value="108367" table:style-name="ce46">
            <text:p>108.367</text:p>
          </table:table-cell>
          <table:table-cell office:value-type="percentage" office:value="0.83102890315258315" table:style-name="ce47">
            <text:p>83,1%</text:p>
          </table:table-cell>
          <table:table-cell office:value-type="float" office:value="91309" table:style-name="ce46">
            <text:p>91.309</text:p>
          </table:table-cell>
          <table:table-cell office:value-type="percentage" office:value="0.88555800172632848" table:style-name="ce47">
            <text:p>88,6%</text:p>
          </table:table-cell>
          <table:table-cell office:value-type="float" office:value="1084512" table:style-name="ce46">
            <text:p>1.084.512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1509652073098902" table:style-name="ce47">
            <text:p>91,5%</text:p>
          </table:table-cell>
          <table:table-cell office:value-type="percentage" office:value="0.81579610513385448" table:style-name="ce47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099" table:style-name="ce46">
            <text:p>89.099</text:p>
          </table:table-cell>
          <table:table-cell office:value-type="percentage" office:value="1" table:style-name="ce47">
            <text:p>100,0%</text:p>
          </table:table-cell>
          <table:table-cell office:value-type="float" office:value="114560" table:style-name="ce46">
            <text:p>114.560</text:p>
          </table:table-cell>
          <table:table-cell office:value-type="percentage" office:value="1" table:style-name="ce47">
            <text:p>100,0%</text:p>
          </table:table-cell>
          <table:table-cell office:value-type="float" office:value="148659" table:style-name="ce46">
            <text:p>148.659</text:p>
          </table:table-cell>
          <table:table-cell office:value-type="percentage" office:value="0.99336460588565467" table:style-name="ce47">
            <text:p>99,3%</text:p>
          </table:table-cell>
          <table:table-cell office:value-type="float" office:value="153754" table:style-name="ce46">
            <text:p>153.754</text:p>
          </table:table-cell>
          <table:table-cell office:value-type="percentage" office:value="0.94533493190691387" table:style-name="ce47">
            <text:p>94,5%</text:p>
          </table:table-cell>
          <table:table-cell office:value-type="float" office:value="151542" table:style-name="ce46">
            <text:p>151.542</text:p>
          </table:table-cell>
          <table:table-cell office:value-type="percentage" office:value="0.90747516362961322" table:style-name="ce47">
            <text:p>90,7%</text:p>
          </table:table-cell>
          <table:table-cell office:value-type="float" office:value="92058" table:style-name="ce46">
            <text:p>92.058</text:p>
          </table:table-cell>
          <table:table-cell office:value-type="percentage" office:value="0.80434421717590932" table:style-name="ce47">
            <text:p>80,4%</text:p>
          </table:table-cell>
          <table:table-cell office:value-type="float" office:value="67672" table:style-name="ce46">
            <text:p>67.672</text:p>
          </table:table-cell>
          <table:table-cell office:value-type="percentage" office:value="0.85540569579451653" table:style-name="ce47">
            <text:p>85,5%</text:p>
          </table:table-cell>
          <table:table-cell office:value-type="float" office:value="61214" table:style-name="ce46">
            <text:p>61.214</text:p>
          </table:table-cell>
          <table:table-cell office:value-type="percentage" office:value="0.95646874999999998" table:style-name="ce47">
            <text:p>95,6%</text:p>
          </table:table-cell>
          <table:table-cell office:value-type="float" office:value="878558" table:style-name="ce46">
            <text:p>878.558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4071378169814124" table:style-name="ce47">
            <text:p>94,1%</text:p>
          </table:table-cell>
          <table:table-cell office:value-type="percentage" office:value="0.86235944027389511" table:style-name="ce47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720" table:style-name="ce46">
            <text:p>51.720</text:p>
          </table:table-cell>
          <table:table-cell office:value-type="percentage" office:value="1" table:style-name="ce47">
            <text:p>100,0%</text:p>
          </table:table-cell>
          <table:table-cell office:value-type="float" office:value="79711" table:style-name="ce46">
            <text:p>79.711</text:p>
          </table:table-cell>
          <table:table-cell office:value-type="percentage" office:value="0.99000198718267174" table:style-name="ce47">
            <text:p>99,0%</text:p>
          </table:table-cell>
          <table:table-cell office:value-type="float" office:value="111640" table:style-name="ce46">
            <text:p>111.640</text:p>
          </table:table-cell>
          <table:table-cell office:value-type="percentage" office:value="0.95230783666436347" table:style-name="ce47">
            <text:p>95,2%</text:p>
          </table:table-cell>
          <table:table-cell office:value-type="float" office:value="152649" table:style-name="ce46">
            <text:p>152.649</text:p>
          </table:table-cell>
          <table:table-cell office:value-type="percentage" office:value="0.92069820322442508" table:style-name="ce47">
            <text:p>92,1%</text:p>
          </table:table-cell>
          <table:table-cell office:value-type="float" office:value="172282" table:style-name="ce46">
            <text:p>172.282</text:p>
          </table:table-cell>
          <table:table-cell office:value-type="percentage" office:value="0.83562268397260542" table:style-name="ce47">
            <text:p>83,6%</text:p>
          </table:table-cell>
          <table:table-cell office:value-type="float" office:value="133290" table:style-name="ce46">
            <text:p>133.290</text:p>
          </table:table-cell>
          <table:table-cell office:value-type="percentage" office:value="0.73161092723410559" table:style-name="ce47">
            <text:p>73,2%</text:p>
          </table:table-cell>
          <table:table-cell office:value-type="float" office:value="102961" table:style-name="ce46">
            <text:p>102.961</text:p>
          </table:table-cell>
          <table:table-cell office:value-type="percentage" office:value="0.74640791057110956" table:style-name="ce47">
            <text:p>74,6%</text:p>
          </table:table-cell>
          <table:table-cell office:value-type="float" office:value="79468" table:style-name="ce46">
            <text:p>79.468</text:p>
          </table:table-cell>
          <table:table-cell office:value-type="percentage" office:value="0.83229995810640967" table:style-name="ce47">
            <text:p>83,2%</text:p>
          </table:table-cell>
          <table:table-cell office:value-type="float" office:value="883721" table:style-name="ce46">
            <text:p>883.721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5394644915723472" table:style-name="ce47">
            <text:p>85,4%</text:p>
          </table:table-cell>
          <table:table-cell office:value-type="percentage" office:value="0.75432229120057903" table:style-name="ce47">
            <text:p>75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4148" table:style-name="ce46">
            <text:p>94.148</text:p>
          </table:table-cell>
          <table:table-cell office:value-type="percentage" office:value="1" table:style-name="ce47">
            <text:p>100,0%</text:p>
          </table:table-cell>
          <table:table-cell office:value-type="float" office:value="154571" table:style-name="ce46">
            <text:p>154.571</text:p>
          </table:table-cell>
          <table:table-cell office:value-type="percentage" office:value="1" table:style-name="ce47">
            <text:p>100,0%</text:p>
          </table:table-cell>
          <table:table-cell office:value-type="float" office:value="227525" table:style-name="ce46">
            <text:p>227.525</text:p>
          </table:table-cell>
          <table:table-cell office:value-type="percentage" office:value="0.96781260102427991" table:style-name="ce47">
            <text:p>96,8%</text:p>
          </table:table-cell>
          <table:table-cell office:value-type="float" office:value="323441" table:style-name="ce46">
            <text:p>323.441</text:p>
          </table:table-cell>
          <table:table-cell office:value-type="percentage" office:value="0.92276726617063043" table:style-name="ce47">
            <text:p>92,3%</text:p>
          </table:table-cell>
          <table:table-cell office:value-type="float" office:value="321901" table:style-name="ce46">
            <text:p>321.901</text:p>
          </table:table-cell>
          <table:table-cell office:value-type="percentage" office:value="0.82980429156226476" table:style-name="ce47">
            <text:p>83,0%</text:p>
          </table:table-cell>
          <table:table-cell office:value-type="float" office:value="235152" table:style-name="ce46">
            <text:p>235.152</text:p>
          </table:table-cell>
          <table:table-cell office:value-type="percentage" office:value="0.75627625155177625" table:style-name="ce47">
            <text:p>75,6%</text:p>
          </table:table-cell>
          <table:table-cell office:value-type="float" office:value="194840" table:style-name="ce46">
            <text:p>194.840</text:p>
          </table:table-cell>
          <table:table-cell office:value-type="percentage" office:value="0.77394855172632948" table:style-name="ce47">
            <text:p>77,4%</text:p>
          </table:table-cell>
          <table:table-cell office:value-type="float" office:value="160545" table:style-name="ce46">
            <text:p>160.545</text:p>
          </table:table-cell>
          <table:table-cell office:value-type="percentage" office:value="0.89292368615716611" table:style-name="ce47">
            <text:p>89,3%</text:p>
          </table:table-cell>
          <table:table-cell office:value-type="float" office:value="1712123" table:style-name="ce46">
            <text:p>1.712.123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7318732296531876" table:style-name="ce47">
            <text:p>87,3%</text:p>
          </table:table-cell>
          <table:table-cell office:value-type="percentage" office:value="0.78683858835121367" table:style-name="ce47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513" table:style-name="ce46">
            <text:p>42.513</text:p>
          </table:table-cell>
          <table:table-cell office:value-type="percentage" office:value="1" table:style-name="ce47">
            <text:p>100,0%</text:p>
          </table:table-cell>
          <table:table-cell office:value-type="float" office:value="56137" table:style-name="ce46">
            <text:p>56.137</text:p>
          </table:table-cell>
          <table:table-cell office:value-type="percentage" office:value="1" table:style-name="ce47">
            <text:p>100,0%</text:p>
          </table:table-cell>
          <table:table-cell office:value-type="float" office:value="77086" table:style-name="ce46">
            <text:p>77.086</text:p>
          </table:table-cell>
          <table:table-cell office:value-type="percentage" office:value="0.9966513672506303" table:style-name="ce47">
            <text:p>99,7%</text:p>
          </table:table-cell>
          <table:table-cell office:value-type="float" office:value="84907" table:style-name="ce46">
            <text:p>84.907</text:p>
          </table:table-cell>
          <table:table-cell office:value-type="percentage" office:value="0.94378862656173579" table:style-name="ce47">
            <text:p>94,4%</text:p>
          </table:table-cell>
          <table:table-cell office:value-type="float" office:value="89017" table:style-name="ce46">
            <text:p>89.017</text:p>
          </table:table-cell>
          <table:table-cell office:value-type="percentage" office:value="0.91048287289427121" table:style-name="ce47">
            <text:p>91,0%</text:p>
          </table:table-cell>
          <table:table-cell office:value-type="float" office:value="56194" table:style-name="ce46">
            <text:p>56.194</text:p>
          </table:table-cell>
          <table:table-cell office:value-type="percentage" office:value="0.79738339505910061" table:style-name="ce47">
            <text:p>79,7%</text:p>
          </table:table-cell>
          <table:table-cell office:value-type="float" office:value="42797" table:style-name="ce46">
            <text:p>42.797</text:p>
          </table:table-cell>
          <table:table-cell office:value-type="percentage" office:value="0.84738144738144738" table:style-name="ce47">
            <text:p>84,7%</text:p>
          </table:table-cell>
          <table:table-cell office:value-type="float" office:value="41448" table:style-name="ce46">
            <text:p>41.448</text:p>
          </table:table-cell>
          <table:table-cell office:value-type="percentage" office:value="0.9427928030389191" table:style-name="ce47">
            <text:p>94,3%</text:p>
          </table:table-cell>
          <table:table-cell office:value-type="float" office:value="490099" table:style-name="ce46">
            <text:p>490.099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3507680390439718" table:style-name="ce47">
            <text:p>93,5%</text:p>
          </table:table-cell>
          <table:table-cell office:value-type="percentage" office:value="0.84078709223629922" table:style-name="ce47">
            <text:p>84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881" table:style-name="ce46">
            <text:p>229.881</text:p>
          </table:table-cell>
          <table:table-cell office:value-type="percentage" office:value="1" table:style-name="ce47">
            <text:p>100,0%</text:p>
          </table:table-cell>
          <table:table-cell office:value-type="float" office:value="252138" table:style-name="ce46">
            <text:p>252.138</text:p>
          </table:table-cell>
          <table:table-cell office:value-type="percentage" office:value="1" table:style-name="ce47">
            <text:p>100,0%</text:p>
          </table:table-cell>
          <table:table-cell office:value-type="float" office:value="323956" table:style-name="ce46">
            <text:p>323.956</text:p>
          </table:table-cell>
          <table:table-cell office:value-type="percentage" office:value="1" table:style-name="ce47">
            <text:p>100,0%</text:p>
          </table:table-cell>
          <table:table-cell office:value-type="float" office:value="355563" table:style-name="ce46">
            <text:p>355.563</text:p>
          </table:table-cell>
          <table:table-cell office:value-type="percentage" office:value="0.93280776546205812" table:style-name="ce47">
            <text:p>93,3%</text:p>
          </table:table-cell>
          <table:table-cell office:value-type="float" office:value="323999" table:style-name="ce46">
            <text:p>323.999</text:p>
          </table:table-cell>
          <table:table-cell office:value-type="percentage" office:value="0.89180991178211144" table:style-name="ce47">
            <text:p>89,2%</text:p>
          </table:table-cell>
          <table:table-cell office:value-type="float" office:value="216819" table:style-name="ce46">
            <text:p>216.819</text:p>
          </table:table-cell>
          <table:table-cell office:value-type="percentage" office:value="0.80968171990006832" table:style-name="ce47">
            <text:p>81,0%</text:p>
          </table:table-cell>
          <table:table-cell office:value-type="float" office:value="178491" table:style-name="ce46">
            <text:p>178.491</text:p>
          </table:table-cell>
          <table:table-cell office:value-type="percentage" office:value="0.84590485578609143" table:style-name="ce47">
            <text:p>84,6%</text:p>
          </table:table-cell>
          <table:table-cell office:value-type="float" office:value="150420" table:style-name="ce46">
            <text:p>150.420</text:p>
          </table:table-cell>
          <table:table-cell office:value-type="percentage" office:value="0.90975069855209201" table:style-name="ce47">
            <text:p>91,0%</text:p>
          </table:table-cell>
          <table:table-cell office:value-type="float" office:value="2031267" table:style-name="ce46">
            <text:p>2.031.267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3337815042644401" table:style-name="ce47">
            <text:p>93,3%</text:p>
          </table:table-cell>
          <table:table-cell office:value-type="percentage" office:value="0.84815722291953211" table:style-name="ce47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248" table:style-name="ce46">
            <text:p>139.248</text:p>
          </table:table-cell>
          <table:table-cell office:value-type="percentage" office:value="1" table:style-name="ce47">
            <text:p>100,0%</text:p>
          </table:table-cell>
          <table:table-cell office:value-type="float" office:value="159670" table:style-name="ce46">
            <text:p>159.670</text:p>
          </table:table-cell>
          <table:table-cell office:value-type="percentage" office:value="1" table:style-name="ce47">
            <text:p>100,0%</text:p>
          </table:table-cell>
          <table:table-cell office:value-type="float" office:value="225233" table:style-name="ce46">
            <text:p>225.233</text:p>
          </table:table-cell>
          <table:table-cell office:value-type="percentage" office:value="1" table:style-name="ce47">
            <text:p>100,0%</text:p>
          </table:table-cell>
          <table:table-cell office:value-type="float" office:value="288712" table:style-name="ce46">
            <text:p>288.712</text:p>
          </table:table-cell>
          <table:table-cell office:value-type="percentage" office:value="0.93896799120587493" table:style-name="ce47">
            <text:p>93,9%</text:p>
          </table:table-cell>
          <table:table-cell office:value-type="float" office:value="290208" table:style-name="ce46">
            <text:p>290.208</text:p>
          </table:table-cell>
          <table:table-cell office:value-type="percentage" office:value="0.87780886556464666" table:style-name="ce47">
            <text:p>87,8%</text:p>
          </table:table-cell>
          <table:table-cell office:value-type="float" office:value="209857" table:style-name="ce46">
            <text:p>209.857</text:p>
          </table:table-cell>
          <table:table-cell office:value-type="percentage" office:value="0.78922982613829962" table:style-name="ce47">
            <text:p>78,9%</text:p>
          </table:table-cell>
          <table:table-cell office:value-type="float" office:value="177945" table:style-name="ce46">
            <text:p>177.945</text:p>
          </table:table-cell>
          <table:table-cell office:value-type="percentage" office:value="0.81592835952294707" table:style-name="ce47">
            <text:p>81,6%</text:p>
          </table:table-cell>
          <table:table-cell office:value-type="float" office:value="155227" table:style-name="ce46">
            <text:p>155.227</text:p>
          </table:table-cell>
          <table:table-cell office:value-type="percentage" office:value="0.89225277630883126" table:style-name="ce47">
            <text:p>89,2%</text:p>
          </table:table-cell>
          <table:table-cell office:value-type="float" office:value="1646100" table:style-name="ce46">
            <text:p>1.646.100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1005891250696602" table:style-name="ce47">
            <text:p>91,0%</text:p>
          </table:table-cell>
          <table:table-cell office:value-type="percentage" office:value="0.80485189620094844" table:style-name="ce47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400" table:style-name="ce46">
            <text:p>460.400</text:p>
          </table:table-cell>
          <table:table-cell office:value-type="percentage" office:value="1" table:style-name="ce47">
            <text:p>100,0%</text:p>
          </table:table-cell>
          <table:table-cell office:value-type="float" office:value="621052" table:style-name="ce46">
            <text:p>621.052</text:p>
          </table:table-cell>
          <table:table-cell office:value-type="percentage" office:value="0.97758511046888674" table:style-name="ce47">
            <text:p>97,8%</text:p>
          </table:table-cell>
          <table:table-cell office:value-type="float" office:value="807421" table:style-name="ce46">
            <text:p>807.421</text:p>
          </table:table-cell>
          <table:table-cell office:value-type="percentage" office:value="0.96398808955280901" table:style-name="ce47">
            <text:p>96,4%</text:p>
          </table:table-cell>
          <table:table-cell office:value-type="float" office:value="1040134" table:style-name="ce46">
            <text:p>1.040.134</text:p>
          </table:table-cell>
          <table:table-cell office:value-type="percentage" office:value="0.95269559801425197" table:style-name="ce47">
            <text:p>95,3%</text:p>
          </table:table-cell>
          <table:table-cell office:value-type="float" office:value="1157826" table:style-name="ce46">
            <text:p>1.157.826</text:p>
          </table:table-cell>
          <table:table-cell office:value-type="percentage" office:value="0.87930252780509666" table:style-name="ce47">
            <text:p>87,9%</text:p>
          </table:table-cell>
          <table:table-cell office:value-type="float" office:value="820592" table:style-name="ce46">
            <text:p>820.592</text:p>
          </table:table-cell>
          <table:table-cell office:value-type="percentage" office:value="0.78551709085896548" table:style-name="ce47">
            <text:p>78,6%</text:p>
          </table:table-cell>
          <table:table-cell office:value-type="float" office:value="686394" table:style-name="ce46">
            <text:p>686.394</text:p>
          </table:table-cell>
          <table:table-cell office:value-type="percentage" office:value="0.81817304081961062" table:style-name="ce47">
            <text:p>81,8%</text:p>
          </table:table-cell>
          <table:table-cell office:value-type="float" office:value="571550" table:style-name="ce46">
            <text:p>571.550</text:p>
          </table:table-cell>
          <table:table-cell office:value-type="percentage" office:value="0.87104482707119846" table:style-name="ce47">
            <text:p>87,1%</text:p>
          </table:table-cell>
          <table:table-cell office:value-type="float" office:value="6165369" table:style-name="ce46">
            <text:p>6.165.369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9764791012701717" table:style-name="ce47">
            <text:p>89,8%</text:p>
          </table:table-cell>
          <table:table-cell office:value-type="percentage" office:value="0.79241509423777123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613" table:style-name="ce46">
            <text:p>297.613</text:p>
          </table:table-cell>
          <table:table-cell office:value-type="percentage" office:value="1" table:style-name="ce47">
            <text:p>100,0%</text:p>
          </table:table-cell>
          <table:table-cell office:value-type="float" office:value="435550" table:style-name="ce46">
            <text:p>435.550</text:p>
          </table:table-cell>
          <table:table-cell office:value-type="percentage" office:value="0.99471979756178885" table:style-name="ce47">
            <text:p>99,5%</text:p>
          </table:table-cell>
          <table:table-cell office:value-type="float" office:value="573021" table:style-name="ce46">
            <text:p>573.021</text:p>
          </table:table-cell>
          <table:table-cell office:value-type="percentage" office:value="0.98672872670165723" table:style-name="ce47">
            <text:p>98,7%</text:p>
          </table:table-cell>
          <table:table-cell office:value-type="float" office:value="719340" table:style-name="ce46">
            <text:p>719.340</text:p>
          </table:table-cell>
          <table:table-cell office:value-type="percentage" office:value="0.95614447838327121" table:style-name="ce47">
            <text:p>95,6%</text:p>
          </table:table-cell>
          <table:table-cell office:value-type="float" office:value="761770" table:style-name="ce46">
            <text:p>761.770</text:p>
          </table:table-cell>
          <table:table-cell office:value-type="percentage" office:value="0.89452880970610205" table:style-name="ce47">
            <text:p>89,5%</text:p>
          </table:table-cell>
          <table:table-cell office:value-type="float" office:value="523877" table:style-name="ce46">
            <text:p>523.877</text:p>
          </table:table-cell>
          <table:table-cell office:value-type="percentage" office:value="0.80750633131871774" table:style-name="ce47">
            <text:p>80,8%</text:p>
          </table:table-cell>
          <table:table-cell office:value-type="float" office:value="440470" table:style-name="ce46">
            <text:p>440.470</text:p>
          </table:table-cell>
          <table:table-cell office:value-type="percentage" office:value="0.8534156388168781" table:style-name="ce47">
            <text:p>85,3%</text:p>
          </table:table-cell>
          <table:table-cell office:value-type="float" office:value="385784" table:style-name="ce46">
            <text:p>385.784</text:p>
          </table:table-cell>
          <table:table-cell office:value-type="percentage" office:value="0.90872986896127728" table:style-name="ce47">
            <text:p>90,9%</text:p>
          </table:table-cell>
          <table:table-cell office:value-type="float" office:value="4137425" table:style-name="ce46">
            <text:p>4.137.425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2179186665178403" table:style-name="ce47">
            <text:p>92,2%</text:p>
          </table:table-cell>
          <table:table-cell office:value-type="percentage" office:value="0.8181008919092656" table:style-name="ce47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67" table:style-name="ce46">
            <text:p>78.367</text:p>
          </table:table-cell>
          <table:table-cell office:value-type="percentage" office:value="1" table:style-name="ce47">
            <text:p>100,0%</text:p>
          </table:table-cell>
          <table:table-cell office:value-type="float" office:value="96076" table:style-name="ce46">
            <text:p>96.076</text:p>
          </table:table-cell>
          <table:table-cell office:value-type="percentage" office:value="1" table:style-name="ce47">
            <text:p>100,0%</text:p>
          </table:table-cell>
          <table:table-cell office:value-type="float" office:value="133239" table:style-name="ce46">
            <text:p>133.239</text:p>
          </table:table-cell>
          <table:table-cell office:value-type="percentage" office:value="1" table:style-name="ce47">
            <text:p>100,0%</text:p>
          </table:table-cell>
          <table:table-cell office:value-type="float" office:value="162018" table:style-name="ce46">
            <text:p>162.018</text:p>
          </table:table-cell>
          <table:table-cell office:value-type="percentage" office:value="0.95746265128593044" table:style-name="ce47">
            <text:p>95,7%</text:p>
          </table:table-cell>
          <table:table-cell office:value-type="float" office:value="146934" table:style-name="ce46">
            <text:p>146.934</text:p>
          </table:table-cell>
          <table:table-cell office:value-type="percentage" office:value="0.92125095614882069" table:style-name="ce47">
            <text:p>92,1%</text:p>
          </table:table-cell>
          <table:table-cell office:value-type="float" office:value="114182" table:style-name="ce46">
            <text:p>114.182</text:p>
          </table:table-cell>
          <table:table-cell office:value-type="percentage" office:value="0.85543044224185083" table:style-name="ce47">
            <text:p>85,5%</text:p>
          </table:table-cell>
          <table:table-cell office:value-type="float" office:value="94857" table:style-name="ce46">
            <text:p>94.857</text:p>
          </table:table-cell>
          <table:table-cell office:value-type="percentage" office:value="0.83707200847158492" table:style-name="ce47">
            <text:p>83,7%</text:p>
          </table:table-cell>
          <table:table-cell office:value-type="float" office:value="79591" table:style-name="ce46">
            <text:p>79.591</text:p>
          </table:table-cell>
          <table:table-cell office:value-type="percentage" office:value="0.93912684365781707" table:style-name="ce47">
            <text:p>93,9%</text:p>
          </table:table-cell>
          <table:table-cell office:value-type="float" office:value="905264" table:style-name="ce46">
            <text:p>905.264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947437533890544" table:style-name="ce47">
            <text:p>94,9%</text:p>
          </table:table-cell>
          <table:table-cell office:value-type="percentage" office:value="0.85082242546196518" table:style-name="ce47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682" table:style-name="ce46">
            <text:p>242.682</text:p>
          </table:table-cell>
          <table:table-cell office:value-type="percentage" office:value="1" table:style-name="ce47">
            <text:p>100,0%</text:p>
          </table:table-cell>
          <table:table-cell office:value-type="float" office:value="291898" table:style-name="ce46">
            <text:p>291.898</text:p>
          </table:table-cell>
          <table:table-cell office:value-type="percentage" office:value="1" table:style-name="ce47">
            <text:p>100,0%</text:p>
          </table:table-cell>
          <table:table-cell office:value-type="float" office:value="347180" table:style-name="ce46">
            <text:p>347.180</text:p>
          </table:table-cell>
          <table:table-cell office:value-type="percentage" office:value="1" table:style-name="ce47">
            <text:p>100,0%</text:p>
          </table:table-cell>
          <table:table-cell office:value-type="float" office:value="392377" table:style-name="ce46">
            <text:p>392.377</text:p>
          </table:table-cell>
          <table:table-cell office:value-type="percentage" office:value="0.96671011039964128" table:style-name="ce47">
            <text:p>96,7%</text:p>
          </table:table-cell>
          <table:table-cell office:value-type="float" office:value="410304" table:style-name="ce46">
            <text:p>410.304</text:p>
          </table:table-cell>
          <table:table-cell office:value-type="percentage" office:value="0.92573230961529351" table:style-name="ce47">
            <text:p>92,6%</text:p>
          </table:table-cell>
          <table:table-cell office:value-type="float" office:value="266343" table:style-name="ce46">
            <text:p>266.343</text:p>
          </table:table-cell>
          <table:table-cell office:value-type="percentage" office:value="0.82355105625092762" table:style-name="ce47">
            <text:p>82,4%</text:p>
          </table:table-cell>
          <table:table-cell office:value-type="float" office:value="201722" table:style-name="ce46">
            <text:p>201.722</text:p>
          </table:table-cell>
          <table:table-cell office:value-type="percentage" office:value="0.87332724336633749" table:style-name="ce47">
            <text:p>87,3%</text:p>
          </table:table-cell>
          <table:table-cell office:value-type="float" office:value="172205" table:style-name="ce46">
            <text:p>172.205</text:p>
          </table:table-cell>
          <table:table-cell office:value-type="percentage" office:value="0.95665724110729022" table:style-name="ce47">
            <text:p>95,7%</text:p>
          </table:table-cell>
          <table:table-cell office:value-type="float" office:value="2324711" table:style-name="ce46">
            <text:p>2.324.711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71231783945957" table:style-name="ce47">
            <text:p>94,7%</text:p>
          </table:table-cell>
          <table:table-cell office:value-type="percentage" office:value="0.86042440296703815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21" table:style-name="ce46">
            <text:p>23.421</text:p>
          </table:table-cell>
          <table:table-cell office:value-type="percentage" office:value="1" table:style-name="ce47">
            <text:p>100,0%</text:p>
          </table:table-cell>
          <table:table-cell office:value-type="float" office:value="28724" table:style-name="ce46">
            <text:p>28.724</text:p>
          </table:table-cell>
          <table:table-cell office:value-type="percentage" office:value="1" table:style-name="ce47">
            <text:p>100,0%</text:p>
          </table:table-cell>
          <table:table-cell office:value-type="float" office:value="38264" table:style-name="ce46">
            <text:p>38.264</text:p>
          </table:table-cell>
          <table:table-cell office:value-type="percentage" office:value="1" table:style-name="ce47">
            <text:p>100,0%</text:p>
          </table:table-cell>
          <table:table-cell office:value-type="float" office:value="45687" table:style-name="ce46">
            <text:p>45.687</text:p>
          </table:table-cell>
          <table:table-cell office:value-type="percentage" office:value="0.95852215508559924" table:style-name="ce47">
            <text:p>95,9%</text:p>
          </table:table-cell>
          <table:table-cell office:value-type="float" office:value="48076" table:style-name="ce46">
            <text:p>48.076</text:p>
          </table:table-cell>
          <table:table-cell office:value-type="percentage" office:value="0.90800234196460616" table:style-name="ce47">
            <text:p>90,8%</text:p>
          </table:table-cell>
          <table:table-cell office:value-type="float" office:value="32049" table:style-name="ce46">
            <text:p>32.049</text:p>
          </table:table-cell>
          <table:table-cell office:value-type="percentage" office:value="0.81510211348203154" table:style-name="ce47">
            <text:p>81,5%</text:p>
          </table:table-cell>
          <table:table-cell office:value-type="float" office:value="25213" table:style-name="ce46">
            <text:p>25.213</text:p>
          </table:table-cell>
          <table:table-cell office:value-type="percentage" office:value="0.82779565303040248" table:style-name="ce47">
            <text:p>82,8%</text:p>
          </table:table-cell>
          <table:table-cell office:value-type="float" office:value="23087" table:style-name="ce46">
            <text:p>23.087</text:p>
          </table:table-cell>
          <table:table-cell office:value-type="percentage" office:value="0.90423781920726931" table:style-name="ce47">
            <text:p>90,4%</text:p>
          </table:table-cell>
          <table:table-cell office:value-type="float" office:value="264521" table:style-name="ce46">
            <text:p>264.521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3151037081381838" table:style-name="ce47">
            <text:p>93,2%</text:p>
          </table:table-cell>
          <table:table-cell office:value-type="percentage" office:value="0.82685034102915156" table:style-name="ce47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897" table:style-name="ce46">
            <text:p>374.897</text:p>
          </table:table-cell>
          <table:table-cell office:value-type="percentage" office:value="1" table:style-name="ce47">
            <text:p>100,0%</text:p>
          </table:table-cell>
          <table:table-cell office:value-type="float" office:value="512495" table:style-name="ce46">
            <text:p>512.495</text:p>
          </table:table-cell>
          <table:table-cell office:value-type="percentage" office:value="0.97417507950296622" table:style-name="ce47">
            <text:p>97,4%</text:p>
          </table:table-cell>
          <table:table-cell office:value-type="float" office:value="692220" table:style-name="ce46">
            <text:p>692.220</text:p>
          </table:table-cell>
          <table:table-cell office:value-type="percentage" office:value="0.98421351214164754" table:style-name="ce47">
            <text:p>98,4%</text:p>
          </table:table-cell>
          <table:table-cell office:value-type="float" office:value="947405" table:style-name="ce46">
            <text:p>947.405</text:p>
          </table:table-cell>
          <table:table-cell office:value-type="percentage" office:value="0.97391196186610995" table:style-name="ce47">
            <text:p>97,4%</text:p>
          </table:table-cell>
          <table:table-cell office:value-type="float" office:value="1045330" table:style-name="ce46">
            <text:p>1.045.330</text:p>
          </table:table-cell>
          <table:table-cell office:value-type="percentage" office:value="0.89653173192129132" table:style-name="ce47">
            <text:p>89,7%</text:p>
          </table:table-cell>
          <table:table-cell office:value-type="float" office:value="767634" table:style-name="ce46">
            <text:p>767.634</text:p>
          </table:table-cell>
          <table:table-cell office:value-type="percentage" office:value="0.80834210858851774" table:style-name="ce47">
            <text:p>80,8%</text:p>
          </table:table-cell>
          <table:table-cell office:value-type="float" office:value="620997" table:style-name="ce46">
            <text:p>620.997</text:p>
          </table:table-cell>
          <table:table-cell office:value-type="percentage" office:value="0.83638775716354086" table:style-name="ce47">
            <text:p>83,6%</text:p>
          </table:table-cell>
          <table:table-cell office:value-type="float" office:value="469763" table:style-name="ce46">
            <text:p>469.763</text:p>
          </table:table-cell>
          <table:table-cell office:value-type="percentage" office:value="0.84864924432111744" table:style-name="ce47">
            <text:p>84,9%</text:p>
          </table:table-cell>
          <table:table-cell office:value-type="float" office:value="5430741" table:style-name="ce46">
            <text:p>5.430.741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0846407381007865" table:style-name="ce47">
            <text:p>90,8%</text:p>
          </table:table-cell>
          <table:table-cell office:value-type="percentage" office:value="0.80100747976957731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187" table:style-name="ce46">
            <text:p>74.187</text:p>
          </table:table-cell>
          <table:table-cell office:value-type="percentage" office:value="1" table:style-name="ce47">
            <text:p>100,0%</text:p>
          </table:table-cell>
          <table:table-cell office:value-type="float" office:value="103818" table:style-name="ce46">
            <text:p>103.818</text:p>
          </table:table-cell>
          <table:table-cell office:value-type="percentage" office:value="1" table:style-name="ce47">
            <text:p>100,0%</text:p>
          </table:table-cell>
          <table:table-cell office:value-type="float" office:value="149532" table:style-name="ce46">
            <text:p>149.532</text:p>
          </table:table-cell>
          <table:table-cell office:value-type="percentage" office:value="1" table:style-name="ce47">
            <text:p>100,0%</text:p>
          </table:table-cell>
          <table:table-cell office:value-type="float" office:value="209253" table:style-name="ce46">
            <text:p>209.253</text:p>
          </table:table-cell>
          <table:table-cell office:value-type="percentage" office:value="0.98122913306073456" table:style-name="ce47">
            <text:p>98,1%</text:p>
          </table:table-cell>
          <table:table-cell office:value-type="float" office:value="235304" table:style-name="ce46">
            <text:p>235.304</text:p>
          </table:table-cell>
          <table:table-cell office:value-type="percentage" office:value="0.92582144107775899" table:style-name="ce47">
            <text:p>92,6%</text:p>
          </table:table-cell>
          <table:table-cell office:value-type="float" office:value="172733" table:style-name="ce46">
            <text:p>172.733</text:p>
          </table:table-cell>
          <table:table-cell office:value-type="percentage" office:value="0.8264618211221848" table:style-name="ce47">
            <text:p>82,6%</text:p>
          </table:table-cell>
          <table:table-cell office:value-type="float" office:value="147837" table:style-name="ce46">
            <text:p>147.837</text:p>
          </table:table-cell>
          <table:table-cell office:value-type="percentage" office:value="0.85827992197296921" table:style-name="ce47">
            <text:p>85,8%</text:p>
          </table:table-cell>
          <table:table-cell office:value-type="float" office:value="126409" table:style-name="ce46">
            <text:p>126.409</text:p>
          </table:table-cell>
          <table:table-cell office:value-type="percentage" office:value="0.89086924041890425" table:style-name="ce47">
            <text:p>89,1%</text:p>
          </table:table-cell>
          <table:table-cell office:value-type="float" office:value="1219073" table:style-name="ce46">
            <text:p>1.219.073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3049276526042701" table:style-name="ce47">
            <text:p>93,0%</text:p>
          </table:table-cell>
          <table:table-cell office:value-type="percentage" office:value="0.80666480948565134" table:style-name="ce47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64" table:style-name="ce46">
            <text:p>42.564</text:p>
          </table:table-cell>
          <table:table-cell office:value-type="percentage" office:value="1" table:style-name="ce47">
            <text:p>100,0%</text:p>
          </table:table-cell>
          <table:table-cell office:value-type="float" office:value="55974" table:style-name="ce46">
            <text:p>55.974</text:p>
          </table:table-cell>
          <table:table-cell office:value-type="percentage" office:value="1" table:style-name="ce47">
            <text:p>100,0%</text:p>
          </table:table-cell>
          <table:table-cell office:value-type="float" office:value="72555" table:style-name="ce46">
            <text:p>72.555</text:p>
          </table:table-cell>
          <table:table-cell office:value-type="percentage" office:value="0.98254428254157411" table:style-name="ce47">
            <text:p>98,3%</text:p>
          </table:table-cell>
          <table:table-cell office:value-type="float" office:value="92381" table:style-name="ce46">
            <text:p>92.381</text:p>
          </table:table-cell>
          <table:table-cell office:value-type="percentage" office:value="0.95539537096407223" table:style-name="ce47">
            <text:p>95,5%</text:p>
          </table:table-cell>
          <table:table-cell office:value-type="float" office:value="96267" table:style-name="ce46">
            <text:p>96.267</text:p>
          </table:table-cell>
          <table:table-cell office:value-type="percentage" office:value="0.89134460472954202" table:style-name="ce47">
            <text:p>89,1%</text:p>
          </table:table-cell>
          <table:table-cell office:value-type="float" office:value="65514" table:style-name="ce46">
            <text:p>65.514</text:p>
          </table:table-cell>
          <table:table-cell office:value-type="percentage" office:value="0.80542407887781065" table:style-name="ce47">
            <text:p>80,5%</text:p>
          </table:table-cell>
          <table:table-cell office:value-type="float" office:value="59337" table:style-name="ce46">
            <text:p>59.337</text:p>
          </table:table-cell>
          <table:table-cell office:value-type="percentage" office:value="0.87097626491699331" table:style-name="ce47">
            <text:p>87,1%</text:p>
          </table:table-cell>
          <table:table-cell office:value-type="float" office:value="51243" table:style-name="ce46">
            <text:p>51.243</text:p>
          </table:table-cell>
          <table:table-cell office:value-type="percentage" office:value="0.90875718237922964" table:style-name="ce47">
            <text:p>90,9%</text:p>
          </table:table-cell>
          <table:table-cell office:value-type="float" office:value="535835" table:style-name="ce46">
            <text:p>535.835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2170175142856159" table:style-name="ce47">
            <text:p>92,2%</text:p>
          </table:table-cell>
          <table:table-cell office:value-type="percentage" office:value="0.8104014386030185" table:style-name="ce47">
            <text:p>81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494" table:style-name="ce46">
            <text:p>164.494</text:p>
          </table:table-cell>
          <table:table-cell office:value-type="percentage" office:value="1" table:style-name="ce47">
            <text:p>100,0%</text:p>
          </table:table-cell>
          <table:table-cell office:value-type="float" office:value="214155" table:style-name="ce46">
            <text:p>214.155</text:p>
          </table:table-cell>
          <table:table-cell office:value-type="percentage" office:value="1" table:style-name="ce47">
            <text:p>100,0%</text:p>
          </table:table-cell>
          <table:table-cell office:value-type="float" office:value="279614" table:style-name="ce46">
            <text:p>279.614</text:p>
          </table:table-cell>
          <table:table-cell office:value-type="percentage" office:value="0.99819719476365398" table:style-name="ce47">
            <text:p>99,8%</text:p>
          </table:table-cell>
          <table:table-cell office:value-type="float" office:value="325961" table:style-name="ce46">
            <text:p>325.961</text:p>
          </table:table-cell>
          <table:table-cell office:value-type="percentage" office:value="0.95877368174905953" table:style-name="ce47">
            <text:p>95,9%</text:p>
          </table:table-cell>
          <table:table-cell office:value-type="float" office:value="324433" table:style-name="ce46">
            <text:p>324.433</text:p>
          </table:table-cell>
          <table:table-cell office:value-type="percentage" office:value="0.89589460225939088" table:style-name="ce47">
            <text:p>89,6%</text:p>
          </table:table-cell>
          <table:table-cell office:value-type="float" office:value="208851" table:style-name="ce46">
            <text:p>208.851</text:p>
          </table:table-cell>
          <table:table-cell office:value-type="percentage" office:value="0.8015989683084942" table:style-name="ce47">
            <text:p>80,2%</text:p>
          </table:table-cell>
          <table:table-cell office:value-type="float" office:value="171707" table:style-name="ce46">
            <text:p>171.707</text:p>
          </table:table-cell>
          <table:table-cell office:value-type="percentage" office:value="0.85200015878214097" table:style-name="ce47">
            <text:p>85,2%</text:p>
          </table:table-cell>
          <table:table-cell office:value-type="float" office:value="154125" table:style-name="ce46">
            <text:p>154.125</text:p>
          </table:table-cell>
          <table:table-cell office:value-type="percentage" office:value="0.9141133767481584" table:style-name="ce47">
            <text:p>91,4%</text:p>
          </table:table-cell>
          <table:table-cell office:value-type="float" office:value="1843340" table:style-name="ce46">
            <text:p>1.843.340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2912951632178953" table:style-name="ce47">
            <text:p>92,9%</text:p>
          </table:table-cell>
          <table:table-cell office:value-type="percentage" office:value="0.83014486801194687" table:style-name="ce47">
            <text:p>83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14" table:style-name="ce46">
            <text:p>2.414</text:p>
          </table:table-cell>
          <table:table-cell office:value-type="percentage" office:value="0.92667946257197698" table:style-name="ce47">
            <text:p>92,7%</text:p>
          </table:table-cell>
          <table:table-cell office:value-type="float" office:value="3912" table:style-name="ce46">
            <text:p>3.912</text:p>
          </table:table-cell>
          <table:table-cell office:value-type="percentage" office:value="0.90597498842056512" table:style-name="ce47">
            <text:p>90,6%</text:p>
          </table:table-cell>
          <table:table-cell office:value-type="float" office:value="7702" table:style-name="ce46">
            <text:p>7.702</text:p>
          </table:table-cell>
          <table:table-cell office:value-type="percentage" office:value="0.98027236858851974" table:style-name="ce47">
            <text:p>98,0%</text:p>
          </table:table-cell>
          <table:table-cell office:value-type="float" office:value="10664" table:style-name="ce46">
            <text:p>10.664</text:p>
          </table:table-cell>
          <table:table-cell office:value-type="percentage" office:value="0.92281066112841814" table:style-name="ce47">
            <text:p>92,3%</text:p>
          </table:table-cell>
          <table:table-cell office:value-type="float" office:value="11280" table:style-name="ce46">
            <text:p>11.280</text:p>
          </table:table-cell>
          <table:table-cell office:value-type="percentage" office:value="0.89226388229710485" table:style-name="ce47">
            <text:p>89,2%</text:p>
          </table:table-cell>
          <table:table-cell office:value-type="float" office:value="9462" table:style-name="ce46">
            <text:p>9.462</text:p>
          </table:table-cell>
          <table:table-cell office:value-type="percentage" office:value="0.79552715654952078" table:style-name="ce47">
            <text:p>79,6%</text:p>
          </table:table-cell>
          <table:table-cell office:value-type="float" office:value="9526" table:style-name="ce46">
            <text:p>9.526</text:p>
          </table:table-cell>
          <table:table-cell office:value-type="percentage" office:value="0.8686058174523571" table:style-name="ce47">
            <text:p>86,9%</text:p>
          </table:table-cell>
          <table:table-cell office:value-type="float" office:value="8961" table:style-name="ce46">
            <text:p>8.961</text:p>
          </table:table-cell>
          <table:table-cell office:value-type="percentage" office:value="0.98191978961209725" table:style-name="ce47">
            <text:p>98,2%</text:p>
          </table:table-cell>
          <table:table-cell office:value-type="float" office:value="63921" table:style-name="ce46">
            <text:p>63.921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90073980131050513" table:style-name="ce47">
            <text:p>90,1%</text:p>
          </table:table-cell>
          <table:table-cell office:value-type="percentage" office:value="0.75913873779720198" table:style-name="ce47">
            <text:p>75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6" table:style-name="ce46">
            <text:p>2.096</text:p>
          </table:table-cell>
          <table:table-cell office:value-type="percentage" office:value="0.89229459344401874" table:style-name="ce47">
            <text:p>89,2%</text:p>
          </table:table-cell>
          <table:table-cell office:value-type="float" office:value="3423" table:style-name="ce46">
            <text:p>3.423</text:p>
          </table:table-cell>
          <table:table-cell office:value-type="percentage" office:value="0.91328708644610457" table:style-name="ce47">
            <text:p>91,3%</text:p>
          </table:table-cell>
          <table:table-cell office:value-type="float" office:value="7494" table:style-name="ce46">
            <text:p>7.494</text:p>
          </table:table-cell>
          <table:table-cell office:value-type="percentage" office:value="0.95745496358758142" table:style-name="ce47">
            <text:p>95,7%</text:p>
          </table:table-cell>
          <table:table-cell office:value-type="float" office:value="10130" table:style-name="ce46">
            <text:p>10.130</text:p>
          </table:table-cell>
          <table:table-cell office:value-type="percentage" office:value="0.89653951677139565" table:style-name="ce47">
            <text:p>89,7%</text:p>
          </table:table-cell>
          <table:table-cell office:value-type="float" office:value="10611" table:style-name="ce46">
            <text:p>10.611</text:p>
          </table:table-cell>
          <table:table-cell office:value-type="percentage" office:value="0.88410264955840689" table:style-name="ce47">
            <text:p>88,4%</text:p>
          </table:table-cell>
          <table:table-cell office:value-type="float" office:value="9194" table:style-name="ce46">
            <text:p>9.194</text:p>
          </table:table-cell>
          <table:table-cell office:value-type="percentage" office:value="0.75776807055138873" table:style-name="ce47">
            <text:p>75,8%</text:p>
          </table:table-cell>
          <table:table-cell office:value-type="float" office:value="9520" table:style-name="ce46">
            <text:p>9.520</text:p>
          </table:table-cell>
          <table:table-cell office:value-type="percentage" office:value="0.79366402667778246" table:style-name="ce47">
            <text:p>79,4%</text:p>
          </table:table-cell>
          <table:table-cell office:value-type="float" office:value="8585" table:style-name="ce46">
            <text:p>8.585</text:p>
          </table:table-cell>
          <table:table-cell office:value-type="percentage" office:value="0.89669939419260503" table:style-name="ce47">
            <text:p>89,7%</text:p>
          </table:table-cell>
          <table:table-cell office:value-type="float" office:value="61053" table:style-name="ce46">
            <text:p>61.053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6078644239852242" table:style-name="ce47">
            <text:p>86,1%</text:p>
          </table:table-cell>
          <table:table-cell office:value-type="percentage" office:value="0.70114612522394226" table:style-name="ce47">
            <text:p>70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1" table:style-name="ce46">
            <text:p>31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89" table:style-name="ce46">
            <text:p>3.689</text:p>
          </table:table-cell>
          <table:table-cell office:value-type="string" table:style-name="ce47">
            <text:p>-</text:p>
          </table:table-cell>
          <table:table-cell office:value-type="float" office:value="9694" table:style-name="ce46">
            <text:p>9.694</text:p>
          </table:table-cell>
          <table:table-cell office:value-type="string" table:style-name="ce47">
            <text:p>-</text:p>
          </table:table-cell>
          <table:table-cell office:value-type="float" office:value="22728" table:style-name="ce46">
            <text:p>22.728</text:p>
          </table:table-cell>
          <table:table-cell office:value-type="string" table:style-name="ce47">
            <text:p>-</text:p>
          </table:table-cell>
          <table:table-cell office:value-type="float" office:value="32876" table:style-name="ce46">
            <text:p>32.876</text:p>
          </table:table-cell>
          <table:table-cell office:value-type="string" table:style-name="ce47">
            <text:p>-</text:p>
          </table:table-cell>
          <table:table-cell office:value-type="float" office:value="25035" table:style-name="ce46">
            <text:p>25.035</text:p>
          </table:table-cell>
          <table:table-cell office:value-type="string" table:style-name="ce47">
            <text:p>-</text:p>
          </table:table-cell>
          <table:table-cell office:value-type="float" office:value="1228" table:style-name="ce46">
            <text:p>1.228</text:p>
          </table:table-cell>
          <table:table-cell office:value-type="string" table:style-name="ce47">
            <text:p>-</text:p>
          </table:table-cell>
          <table:table-cell office:value-type="float" office:value="95301" table:style-name="ce46">
            <text:p>95.30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32" table:style-name="ce49">
            <text:p>32</text:p>
          </table:table-cell>
          <table:table-cell office:value-type="string" table:style-name="ce50">
            <text:p>-</text:p>
          </table:table-cell>
          <table:table-cell office:value-type="float" office:value="51" table:style-name="ce49">
            <text:p>51</text:p>
          </table:table-cell>
          <table:table-cell office:value-type="string" table:style-name="ce50">
            <text:p>-</text:p>
          </table:table-cell>
          <table:table-cell office:value-type="float" office:value="311" table:style-name="ce49">
            <text:p>311</text:p>
          </table:table-cell>
          <table:table-cell office:value-type="string" table:style-name="ce50">
            <text:p>-</text:p>
          </table:table-cell>
          <table:table-cell office:value-type="float" office:value="893" table:style-name="ce49">
            <text:p>893</text:p>
          </table:table-cell>
          <table:table-cell office:value-type="string" table:style-name="ce50">
            <text:p>-</text:p>
          </table:table-cell>
          <table:table-cell office:value-type="float" office:value="1870" table:style-name="ce49">
            <text:p>1.870</text:p>
          </table:table-cell>
          <table:table-cell office:value-type="string" table:style-name="ce50">
            <text:p>-</text:p>
          </table:table-cell>
          <table:table-cell office:value-type="float" office:value="2307" table:style-name="ce49">
            <text:p>2.307</text:p>
          </table:table-cell>
          <table:table-cell office:value-type="string" table:style-name="ce50">
            <text:p>-</text:p>
          </table:table-cell>
          <table:table-cell office:value-type="float" office:value="2050" table:style-name="ce49">
            <text:p>2.050</text:p>
          </table:table-cell>
          <table:table-cell office:value-type="string" table:style-name="ce50">
            <text:p>-</text:p>
          </table:table-cell>
          <table:table-cell office:value-type="float" office:value="262" table:style-name="ce49">
            <text:p>262</text:p>
          </table:table-cell>
          <table:table-cell office:value-type="string" table:style-name="ce50">
            <text:p>-</text:p>
          </table:table-cell>
          <table:table-cell office:value-type="float" office:value="7776" table:style-name="ce49">
            <text:p>7.776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6199" table:style-name="ce53">
            <text:p>2.946.199</text:p>
          </table:table-cell>
          <table:table-cell office:value-type="percentage" office:value="1" table:style-name="ce54">
            <text:p>100,0%</text:p>
          </table:table-cell>
          <table:table-cell office:value-type="float" office:value="3959093" table:style-name="ce53">
            <text:p>3.959.093</text:p>
          </table:table-cell>
          <table:table-cell office:value-type="percentage" office:value="0.99975959869142905" table:style-name="ce54">
            <text:p>100,0%</text:p>
          </table:table-cell>
          <table:table-cell office:value-type="float" office:value="5316537" table:style-name="ce53">
            <text:p>5.316.537</text:p>
          </table:table-cell>
          <table:table-cell office:value-type="percentage" office:value="0.99616843664195487" table:style-name="ce54">
            <text:p>99,6%</text:p>
          </table:table-cell>
          <table:table-cell office:value-type="float" office:value="6737001" table:style-name="ce53">
            <text:p>6.737.001</text:p>
          </table:table-cell>
          <table:table-cell office:value-type="percentage" office:value="0.95787116329077682" table:style-name="ce54">
            <text:p>95,8%</text:p>
          </table:table-cell>
          <table:table-cell office:value-type="float" office:value="7080035" table:style-name="ce53">
            <text:p>7.080.035</text:p>
          </table:table-cell>
          <table:table-cell office:value-type="percentage" office:value="0.89714533061606083" table:style-name="ce54">
            <text:p>89,7%</text:p>
          </table:table-cell>
          <table:table-cell office:value-type="float" office:value="5052795" table:style-name="ce53">
            <text:p>5.052.795</text:p>
          </table:table-cell>
          <table:table-cell office:value-type="percentage" office:value="0.8109900756018511" table:style-name="ce54">
            <text:p>81,1%</text:p>
          </table:table-cell>
          <table:table-cell office:value-type="float" office:value="4163339" table:style-name="ce53">
            <text:p>4.163.339</text:p>
          </table:table-cell>
          <table:table-cell office:value-type="percentage" office:value="0.84199031678747083" table:style-name="ce54">
            <text:p>84,2%</text:p>
          </table:table-cell>
          <table:table-cell office:value-type="float" office:value="3489339" table:style-name="ce53">
            <text:p>3.489.339</text:p>
          </table:table-cell>
          <table:table-cell office:value-type="percentage" office:value="0.89730541370529793" table:style-name="ce54">
            <text:p>89,7%</text:p>
          </table:table-cell>
          <table:table-cell office:value-type="float" office:value="38744338" table:style-name="ce53">
            <text:p>38.744.338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1985985602457487" table:style-name="ce54">
            <text:p>92,0%</text:p>
          </table:table-cell>
          <table:table-cell office:value-type="percentage" office:value="0.81651609841310346" table:style-name="ce54">
            <text:p>81,7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933" table:style-name="ce43">
            <text:p>429.933</text:p>
          </table:table-cell>
          <table:table-cell office:value-type="percentage" office:value="1" table:style-name="ce44">
            <text:p>100,0%</text:p>
          </table:table-cell>
          <table:table-cell office:value-type="float" office:value="651546" table:style-name="ce43">
            <text:p>651.546</text:p>
          </table:table-cell>
          <table:table-cell office:value-type="percentage" office:value="1" table:style-name="ce44">
            <text:p>100,0%</text:p>
          </table:table-cell>
          <table:table-cell office:value-type="float" office:value="922445" table:style-name="ce43">
            <text:p>922.445</text:p>
          </table:table-cell>
          <table:table-cell office:value-type="percentage" office:value="1.0068744426385723" table:style-name="ce44">
            <text:p>100,7%</text:p>
          </table:table-cell>
          <table:table-cell office:value-type="float" office:value="1212476" table:style-name="ce43">
            <text:p>1.212.476</text:p>
          </table:table-cell>
          <table:table-cell office:value-type="percentage" office:value="0.95846314013759459" table:style-name="ce44">
            <text:p>95,8%</text:p>
          </table:table-cell>
          <table:table-cell office:value-type="float" office:value="1250314" table:style-name="ce43">
            <text:p>1.250.314</text:p>
          </table:table-cell>
          <table:table-cell office:value-type="percentage" office:value="0.90267949064120356" table:style-name="ce44">
            <text:p>90,3%</text:p>
          </table:table-cell>
          <table:table-cell office:value-type="float" office:value="928269" table:style-name="ce43">
            <text:p>928.269</text:p>
          </table:table-cell>
          <table:table-cell office:value-type="percentage" office:value="0.81411608492067733" table:style-name="ce44">
            <text:p>81,4%</text:p>
          </table:table-cell>
          <table:table-cell office:value-type="float" office:value="766920" table:style-name="ce43">
            <text:p>766.920</text:p>
          </table:table-cell>
          <table:table-cell office:value-type="percentage" office:value="0.82582440301850379" table:style-name="ce44">
            <text:p>82,6%</text:p>
          </table:table-cell>
          <table:table-cell office:value-type="float" office:value="675526" table:style-name="ce43">
            <text:p>675.526</text:p>
          </table:table-cell>
          <table:table-cell office:value-type="percentage" office:value="0.89722369429424886" table:style-name="ce44">
            <text:p>89,7%</text:p>
          </table:table-cell>
          <table:table-cell office:value-type="float" office:value="6837429" table:style-name="ce43">
            <text:p>6.837.429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753246622539664" table:style-name="ce44">
            <text:p>91,8%</text:p>
          </table:table-cell>
          <table:table-cell office:value-type="percentage" office:value="0.80778556239766708" table:style-name="ce44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368" table:style-name="ce46">
            <text:p>100.368</text:p>
          </table:table-cell>
          <table:table-cell office:value-type="percentage" office:value="1" table:style-name="ce47">
            <text:p>100,0%</text:p>
          </table:table-cell>
          <table:table-cell office:value-type="float" office:value="118944" table:style-name="ce46">
            <text:p>118.944</text:p>
          </table:table-cell>
          <table:table-cell office:value-type="percentage" office:value="0.99990752805682825" table:style-name="ce47">
            <text:p>100,0%</text:p>
          </table:table-cell>
          <table:table-cell office:value-type="float" office:value="152976" table:style-name="ce46">
            <text:p>152.976</text:p>
          </table:table-cell>
          <table:table-cell office:value-type="percentage" office:value="0.97831383859765808" table:style-name="ce47">
            <text:p>97,8%</text:p>
          </table:table-cell>
          <table:table-cell office:value-type="float" office:value="184756" table:style-name="ce46">
            <text:p>184.756</text:p>
          </table:table-cell>
          <table:table-cell office:value-type="percentage" office:value="0.93185921943247962" table:style-name="ce47">
            <text:p>93,2%</text:p>
          </table:table-cell>
          <table:table-cell office:value-type="float" office:value="187200" table:style-name="ce46">
            <text:p>187.200</text:p>
          </table:table-cell>
          <table:table-cell office:value-type="percentage" office:value="0.87092857176088545" table:style-name="ce47">
            <text:p>87,1%</text:p>
          </table:table-cell>
          <table:table-cell office:value-type="float" office:value="125529" table:style-name="ce46">
            <text:p>125.529</text:p>
          </table:table-cell>
          <table:table-cell office:value-type="percentage" office:value="0.7640882363682846" table:style-name="ce47">
            <text:p>76,4%</text:p>
          </table:table-cell>
          <table:table-cell office:value-type="float" office:value="103893" table:style-name="ce46">
            <text:p>103.893</text:p>
          </table:table-cell>
          <table:table-cell office:value-type="percentage" office:value="0.79671935031173069" table:style-name="ce47">
            <text:p>79,7%</text:p>
          </table:table-cell>
          <table:table-cell office:value-type="float" office:value="88123" table:style-name="ce46">
            <text:p>88.123</text:p>
          </table:table-cell>
          <table:table-cell office:value-type="percentage" office:value="0.85465866219243714" table:style-name="ce47">
            <text:p>85,5%</text:p>
          </table:table-cell>
          <table:table-cell office:value-type="float" office:value="1061789" table:style-name="ce46">
            <text:p>1.061.789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592316143153428" table:style-name="ce47">
            <text:p>89,6%</text:p>
          </table:table-cell>
          <table:table-cell office:value-type="percentage" office:value="0.79870331602967071" table:style-name="ce47">
            <text:p>79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271" table:style-name="ce46">
            <text:p>88.271</text:p>
          </table:table-cell>
          <table:table-cell office:value-type="percentage" office:value="1" table:style-name="ce47">
            <text:p>100,0%</text:p>
          </table:table-cell>
          <table:table-cell office:value-type="float" office:value="114042" table:style-name="ce46">
            <text:p>114.042</text:p>
          </table:table-cell>
          <table:table-cell office:value-type="percentage" office:value="1" table:style-name="ce47">
            <text:p>100,0%</text:p>
          </table:table-cell>
          <table:table-cell office:value-type="float" office:value="147400" table:style-name="ce46">
            <text:p>147.400</text:p>
          </table:table-cell>
          <table:table-cell office:value-type="percentage" office:value="0.98495175473765806" table:style-name="ce47">
            <text:p>98,5%</text:p>
          </table:table-cell>
          <table:table-cell office:value-type="float" office:value="152296" table:style-name="ce46">
            <text:p>152.296</text:p>
          </table:table-cell>
          <table:table-cell office:value-type="percentage" office:value="0.93637062313627839" table:style-name="ce47">
            <text:p>93,6%</text:p>
          </table:table-cell>
          <table:table-cell office:value-type="float" office:value="150362" table:style-name="ce46">
            <text:p>150.362</text:p>
          </table:table-cell>
          <table:table-cell office:value-type="percentage" office:value="0.90040899917960637" table:style-name="ce47">
            <text:p>90,0%</text:p>
          </table:table-cell>
          <table:table-cell office:value-type="float" office:value="90296" table:style-name="ce46">
            <text:p>90.296</text:p>
          </table:table-cell>
          <table:table-cell office:value-type="percentage" office:value="0.78894898253401013" table:style-name="ce47">
            <text:p>78,9%</text:p>
          </table:table-cell>
          <table:table-cell office:value-type="float" office:value="65945" table:style-name="ce46">
            <text:p>65.945</text:p>
          </table:table-cell>
          <table:table-cell office:value-type="percentage" office:value="0.833575608954507" table:style-name="ce47">
            <text:p>83,4%</text:p>
          </table:table-cell>
          <table:table-cell office:value-type="float" office:value="60138" table:style-name="ce46">
            <text:p>60.138</text:p>
          </table:table-cell>
          <table:table-cell office:value-type="percentage" office:value="0.93965624999999997" table:style-name="ce47">
            <text:p>94,0%</text:p>
          </table:table-cell>
          <table:table-cell office:value-type="float" office:value="868750" table:style-name="ce46">
            <text:p>868.750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021189022268336" table:style-name="ce47">
            <text:p>93,0%</text:p>
          </table:table-cell>
          <table:table-cell office:value-type="percentage" office:value="0.8527322769105129" table:style-name="ce47">
            <text:p>85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171" table:style-name="ce46">
            <text:p>51.171</text:p>
          </table:table-cell>
          <table:table-cell office:value-type="percentage" office:value="1" table:style-name="ce47">
            <text:p>100,0%</text:p>
          </table:table-cell>
          <table:table-cell office:value-type="float" office:value="79240" table:style-name="ce46">
            <text:p>79.240</text:p>
          </table:table-cell>
          <table:table-cell office:value-type="percentage" office:value="0.98415221819265741" table:style-name="ce47">
            <text:p>98,4%</text:p>
          </table:table-cell>
          <table:table-cell office:value-type="float" office:value="110025" table:style-name="ce46">
            <text:p>110.025</text:p>
          </table:table-cell>
          <table:table-cell office:value-type="percentage" office:value="0.93853161706374588" table:style-name="ce47">
            <text:p>93,9%</text:p>
          </table:table-cell>
          <table:table-cell office:value-type="float" office:value="150376" table:style-name="ce46">
            <text:p>150.376</text:p>
          </table:table-cell>
          <table:table-cell office:value-type="percentage" office:value="0.90698866686369473" table:style-name="ce47">
            <text:p>90,7%</text:p>
          </table:table-cell>
          <table:table-cell office:value-type="float" office:value="169026" table:style-name="ce46">
            <text:p>169.026</text:p>
          </table:table-cell>
          <table:table-cell office:value-type="percentage" office:value="0.81983004481694899" table:style-name="ce47">
            <text:p>82,0%</text:p>
          </table:table-cell>
          <table:table-cell office:value-type="float" office:value="128608" table:style-name="ce46">
            <text:p>128.608</text:p>
          </table:table-cell>
          <table:table-cell office:value-type="percentage" office:value="0.70591205739158114" table:style-name="ce47">
            <text:p>70,6%</text:p>
          </table:table-cell>
          <table:table-cell office:value-type="float" office:value="98632" table:style-name="ce46">
            <text:p>98.632</text:p>
          </table:table-cell>
          <table:table-cell office:value-type="percentage" office:value="0.71502515550013779" table:style-name="ce47">
            <text:p>71,5%</text:p>
          </table:table-cell>
          <table:table-cell office:value-type="float" office:value="76376" table:style-name="ce46">
            <text:p>76.376</text:p>
          </table:table-cell>
          <table:table-cell office:value-type="percentage" office:value="0.79991621281943859" table:style-name="ce47">
            <text:p>80,0%</text:p>
          </table:table-cell>
          <table:table-cell office:value-type="float" office:value="863454" table:style-name="ce46">
            <text:p>863.454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3436229003340523" table:style-name="ce47">
            <text:p>83,4%</text:p>
          </table:table-cell>
          <table:table-cell office:value-type="percentage" office:value="0.73702288349638045" table:style-name="ce47">
            <text:p>73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283" table:style-name="ce46">
            <text:p>92.283</text:p>
          </table:table-cell>
          <table:table-cell office:value-type="percentage" office:value="1" table:style-name="ce47">
            <text:p>100,0%</text:p>
          </table:table-cell>
          <table:table-cell office:value-type="float" office:value="150832" table:style-name="ce46">
            <text:p>150.832</text:p>
          </table:table-cell>
          <table:table-cell office:value-type="percentage" office:value="0.97606305530929072" table:style-name="ce47">
            <text:p>97,6%</text:p>
          </table:table-cell>
          <table:table-cell office:value-type="float" office:value="221852" table:style-name="ce46">
            <text:p>221.852</text:p>
          </table:table-cell>
          <table:table-cell office:value-type="percentage" office:value="0.94368162251373933" table:style-name="ce47">
            <text:p>94,4%</text:p>
          </table:table-cell>
          <table:table-cell office:value-type="float" office:value="319949" table:style-name="ce46">
            <text:p>319.949</text:p>
          </table:table-cell>
          <table:table-cell office:value-type="percentage" office:value="0.91280469712877166" table:style-name="ce47">
            <text:p>91,3%</text:p>
          </table:table-cell>
          <table:table-cell office:value-type="float" office:value="316560" table:style-name="ce46">
            <text:p>316.560</text:p>
          </table:table-cell>
          <table:table-cell office:value-type="percentage" office:value="0.81603613078850501" table:style-name="ce47">
            <text:p>81,6%</text:p>
          </table:table-cell>
          <table:table-cell office:value-type="float" office:value="226628" table:style-name="ce46">
            <text:p>226.628</text:p>
          </table:table-cell>
          <table:table-cell office:value-type="percentage" office:value="0.72886207362334132" table:style-name="ce47">
            <text:p>72,9%</text:p>
          </table:table-cell>
          <table:table-cell office:value-type="float" office:value="183372" table:style-name="ce46">
            <text:p>183.372</text:p>
          </table:table-cell>
          <table:table-cell office:value-type="percentage" office:value="0.72839506172839508" table:style-name="ce47">
            <text:p>72,8%</text:p>
          </table:table-cell>
          <table:table-cell office:value-type="float" office:value="149862" table:style-name="ce46">
            <text:p>149.862</text:p>
          </table:table-cell>
          <table:table-cell office:value-type="percentage" office:value="0.83350667697458802" table:style-name="ce47">
            <text:p>83,4%</text:p>
          </table:table-cell>
          <table:table-cell office:value-type="float" office:value="1661338" table:style-name="ce46">
            <text:p>1.661.338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728683672876115" table:style-name="ce47">
            <text:p>84,7%</text:p>
          </table:table-cell>
          <table:table-cell office:value-type="percentage" office:value="0.76349937866276463" table:style-name="ce47">
            <text:p>76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144" table:style-name="ce46">
            <text:p>42.144</text:p>
          </table:table-cell>
          <table:table-cell office:value-type="percentage" office:value="1" table:style-name="ce47">
            <text:p>100,0%</text:p>
          </table:table-cell>
          <table:table-cell office:value-type="float" office:value="55917" table:style-name="ce46">
            <text:p>55.917</text:p>
          </table:table-cell>
          <table:table-cell office:value-type="percentage" office:value="1" table:style-name="ce47">
            <text:p>100,0%</text:p>
          </table:table-cell>
          <table:table-cell office:value-type="float" office:value="76088" table:style-name="ce46">
            <text:p>76.088</text:p>
          </table:table-cell>
          <table:table-cell office:value-type="percentage" office:value="0.98374814144417866" table:style-name="ce47">
            <text:p>98,4%</text:p>
          </table:table-cell>
          <table:table-cell office:value-type="float" office:value="84066" table:style-name="ce46">
            <text:p>84.066</text:p>
          </table:table-cell>
          <table:table-cell office:value-type="percentage" office:value="0.93444044284380423" table:style-name="ce47">
            <text:p>93,4%</text:p>
          </table:table-cell>
          <table:table-cell office:value-type="float" office:value="87493" table:style-name="ce46">
            <text:p>87.493</text:p>
          </table:table-cell>
          <table:table-cell office:value-type="percentage" office:value="0.89489510990191168" table:style-name="ce47">
            <text:p>89,5%</text:p>
          </table:table-cell>
          <table:table-cell office:value-type="float" office:value="55011" table:style-name="ce46">
            <text:p>55.011</text:p>
          </table:table-cell>
          <table:table-cell office:value-type="percentage" office:value="0.78059682431569533" table:style-name="ce47">
            <text:p>78,1%</text:p>
          </table:table-cell>
          <table:table-cell office:value-type="float" office:value="41510" table:style-name="ce46">
            <text:p>41.510</text:p>
          </table:table-cell>
          <table:table-cell office:value-type="percentage" office:value="0.82189882189882191" table:style-name="ce47">
            <text:p>82,2%</text:p>
          </table:table-cell>
          <table:table-cell office:value-type="float" office:value="40243" table:style-name="ce46">
            <text:p>40.243</text:p>
          </table:table-cell>
          <table:table-cell office:value-type="percentage" office:value="0.91538339057844098" table:style-name="ce47">
            <text:p>91,5%</text:p>
          </table:table-cell>
          <table:table-cell office:value-type="float" office:value="482472" table:style-name="ce46">
            <text:p>482.472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052498726453702" table:style-name="ce47">
            <text:p>92,1%</text:p>
          </table:table-cell>
          <table:table-cell office:value-type="percentage" office:value="0.82770262735780276" table:style-name="ce47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842" table:style-name="ce46">
            <text:p>227.842</text:p>
          </table:table-cell>
          <table:table-cell office:value-type="percentage" office:value="1" table:style-name="ce47">
            <text:p>100,0%</text:p>
          </table:table-cell>
          <table:table-cell office:value-type="float" office:value="250267" table:style-name="ce46">
            <text:p>250.267</text:p>
          </table:table-cell>
          <table:table-cell office:value-type="percentage" office:value="1" table:style-name="ce47">
            <text:p>100,0%</text:p>
          </table:table-cell>
          <table:table-cell office:value-type="float" office:value="321367" table:style-name="ce46">
            <text:p>321.367</text:p>
          </table:table-cell>
          <table:table-cell office:value-type="percentage" office:value="1.008764027309111" table:style-name="ce47">
            <text:p>100,9%</text:p>
          </table:table-cell>
          <table:table-cell office:value-type="float" office:value="350809" table:style-name="ce46">
            <text:p>350.809</text:p>
          </table:table-cell>
          <table:table-cell office:value-type="percentage" office:value="0.92033580376467505" table:style-name="ce47">
            <text:p>92,0%</text:p>
          </table:table-cell>
          <table:table-cell office:value-type="float" office:value="318841" table:style-name="ce46">
            <text:p>318.841</text:p>
          </table:table-cell>
          <table:table-cell office:value-type="percentage" office:value="0.87761247436726719" table:style-name="ce47">
            <text:p>87,8%</text:p>
          </table:table-cell>
          <table:table-cell office:value-type="float" office:value="211003" table:style-name="ce46">
            <text:p>211.003</text:p>
          </table:table-cell>
          <table:table-cell office:value-type="percentage" office:value="0.78796264139247074" table:style-name="ce47">
            <text:p>78,8%</text:p>
          </table:table-cell>
          <table:table-cell office:value-type="float" office:value="171546" table:style-name="ce46">
            <text:p>171.546</text:p>
          </table:table-cell>
          <table:table-cell office:value-type="percentage" office:value="0.81299109977915318" table:style-name="ce47">
            <text:p>81,3%</text:p>
          </table:table-cell>
          <table:table-cell office:value-type="float" office:value="140193" table:style-name="ce46">
            <text:p>140.193</text:p>
          </table:table-cell>
          <table:table-cell office:value-type="percentage" office:value="0.84789708603984471" table:style-name="ce47">
            <text:p>84,8%</text:p>
          </table:table-cell>
          <table:table-cell office:value-type="float" office:value="1991868" table:style-name="ce46">
            <text:p>1.991.868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527409726718356" table:style-name="ce47">
            <text:p>91,5%</text:p>
          </table:table-cell>
          <table:table-cell office:value-type="percentage" office:value="0.83170613774667856" table:style-name="ce47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254" table:style-name="ce46">
            <text:p>137.254</text:p>
          </table:table-cell>
          <table:table-cell office:value-type="percentage" office:value="1" table:style-name="ce47">
            <text:p>100,0%</text:p>
          </table:table-cell>
          <table:table-cell office:value-type="float" office:value="158169" table:style-name="ce46">
            <text:p>158.169</text:p>
          </table:table-cell>
          <table:table-cell office:value-type="percentage" office:value="0.99414208584484065" table:style-name="ce47">
            <text:p>99,4%</text:p>
          </table:table-cell>
          <table:table-cell office:value-type="float" office:value="214397" table:style-name="ce46">
            <text:p>214.397</text:p>
          </table:table-cell>
          <table:table-cell office:value-type="percentage" office:value="0.98147351266228411" table:style-name="ce47">
            <text:p>98,1%</text:p>
          </table:table-cell>
          <table:table-cell office:value-type="float" office:value="278991" table:style-name="ce46">
            <text:p>278.991</text:p>
          </table:table-cell>
          <table:table-cell office:value-type="percentage" office:value="0.90735272117029508" table:style-name="ce47">
            <text:p>90,7%</text:p>
          </table:table-cell>
          <table:table-cell office:value-type="float" office:value="278623" table:style-name="ce46">
            <text:p>278.623</text:p>
          </table:table-cell>
          <table:table-cell office:value-type="percentage" office:value="0.84276704829025573" table:style-name="ce47">
            <text:p>84,3%</text:p>
          </table:table-cell>
          <table:table-cell office:value-type="float" office:value="198338" table:style-name="ce46">
            <text:p>198.338</text:p>
          </table:table-cell>
          <table:table-cell office:value-type="percentage" office:value="0.74590919176686055" table:style-name="ce47">
            <text:p>74,6%</text:p>
          </table:table-cell>
          <table:table-cell office:value-type="float" office:value="165898" table:style-name="ce46">
            <text:p>165.898</text:p>
          </table:table-cell>
          <table:table-cell office:value-type="percentage" office:value="0.76068944330067079" table:style-name="ce47">
            <text:p>76,1%</text:p>
          </table:table-cell>
          <table:table-cell office:value-type="float" office:value="146648" table:style-name="ce46">
            <text:p>146.648</text:p>
          </table:table-cell>
          <table:table-cell office:value-type="percentage" office:value="0.84294024325753569" table:style-name="ce47">
            <text:p>84,3%</text:p>
          </table:table-cell>
          <table:table-cell office:value-type="float" office:value="1578318" table:style-name="ce46">
            <text:p>1.578.318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7258511795769977" table:style-name="ce47">
            <text:p>87,3%</text:p>
          </table:table-cell>
          <table:table-cell office:value-type="percentage" office:value="0.77171024549425216" table:style-name="ce47">
            <text:p>77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4181" table:style-name="ce46">
            <text:p>454.181</text:p>
          </table:table-cell>
          <table:table-cell office:value-type="percentage" office:value="1" table:style-name="ce47">
            <text:p>100,0%</text:p>
          </table:table-cell>
          <table:table-cell office:value-type="float" office:value="615981" table:style-name="ce46">
            <text:p>615.981</text:p>
          </table:table-cell>
          <table:table-cell office:value-type="percentage" office:value="0.96960295423206966" table:style-name="ce47">
            <text:p>97,0%</text:p>
          </table:table-cell>
          <table:table-cell office:value-type="float" office:value="783887" table:style-name="ce46">
            <text:p>783.887</text:p>
          </table:table-cell>
          <table:table-cell office:value-type="percentage" office:value="0.93589060918069111" table:style-name="ce47">
            <text:p>93,6%</text:p>
          </table:table-cell>
          <table:table-cell office:value-type="float" office:value="1022196" table:style-name="ce46">
            <text:p>1.022.196</text:p>
          </table:table-cell>
          <table:table-cell office:value-type="percentage" office:value="0.93626554800417672" table:style-name="ce47">
            <text:p>93,6%</text:p>
          </table:table-cell>
          <table:table-cell office:value-type="float" office:value="1129153" table:style-name="ce46">
            <text:p>1.129.153</text:p>
          </table:table-cell>
          <table:table-cell office:value-type="percentage" office:value="0.85752702666783109" table:style-name="ce47">
            <text:p>85,8%</text:p>
          </table:table-cell>
          <table:table-cell office:value-type="float" office:value="783633" table:style-name="ce46">
            <text:p>783.633</text:p>
          </table:table-cell>
          <table:table-cell office:value-type="percentage" office:value="0.75013784494740832" table:style-name="ce47">
            <text:p>75,0%</text:p>
          </table:table-cell>
          <table:table-cell office:value-type="float" office:value="647517" table:style-name="ce46">
            <text:p>647.517</text:p>
          </table:table-cell>
          <table:table-cell office:value-type="percentage" office:value="0.77183214432584168" table:style-name="ce47">
            <text:p>77,2%</text:p>
          </table:table-cell>
          <table:table-cell office:value-type="float" office:value="541187" table:style-name="ce46">
            <text:p>541.187</text:p>
          </table:table-cell>
          <table:table-cell office:value-type="percentage" office:value="0.82477147551077012" table:style-name="ce47">
            <text:p>82,5%</text:p>
          </table:table-cell>
          <table:table-cell office:value-type="float" office:value="5977735" table:style-name="ce46">
            <text:p>5.977.735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7032930714173395" table:style-name="ce47">
            <text:p>87,0%</text:p>
          </table:table-cell>
          <table:table-cell office:value-type="percentage" office:value="0.76829909829459087" table:style-name="ce47">
            <text:p>76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204" table:style-name="ce46">
            <text:p>293.204</text:p>
          </table:table-cell>
          <table:table-cell office:value-type="percentage" office:value="1" table:style-name="ce47">
            <text:p>100,0%</text:p>
          </table:table-cell>
          <table:table-cell office:value-type="float" office:value="432515" table:style-name="ce46">
            <text:p>432.515</text:p>
          </table:table-cell>
          <table:table-cell office:value-type="percentage" office:value="0.98778838994934481" table:style-name="ce47">
            <text:p>98,8%</text:p>
          </table:table-cell>
          <table:table-cell office:value-type="float" office:value="560637" table:style-name="ce46">
            <text:p>560.637</text:p>
          </table:table-cell>
          <table:table-cell office:value-type="percentage" office:value="0.96540376906228043" table:style-name="ce47">
            <text:p>96,5%</text:p>
          </table:table-cell>
          <table:table-cell office:value-type="float" office:value="711571" table:style-name="ce46">
            <text:p>711.571</text:p>
          </table:table-cell>
          <table:table-cell office:value-type="percentage" office:value="0.94581794787953222" table:style-name="ce47">
            <text:p>94,6%</text:p>
          </table:table-cell>
          <table:table-cell office:value-type="float" office:value="750634" table:style-name="ce46">
            <text:p>750.634</text:p>
          </table:table-cell>
          <table:table-cell office:value-type="percentage" office:value="0.88145206367398321" table:style-name="ce47">
            <text:p>88,1%</text:p>
          </table:table-cell>
          <table:table-cell office:value-type="float" office:value="509267" table:style-name="ce46">
            <text:p>509.267</text:p>
          </table:table-cell>
          <table:table-cell office:value-type="percentage" office:value="0.78498641251990342" table:style-name="ce47">
            <text:p>78,5%</text:p>
          </table:table-cell>
          <table:table-cell office:value-type="float" office:value="424282" table:style-name="ce46">
            <text:p>424.282</text:p>
          </table:table-cell>
          <table:table-cell office:value-type="percentage" office:value="0.8220512045508267" table:style-name="ce47">
            <text:p>82,2%</text:p>
          </table:table-cell>
          <table:table-cell office:value-type="float" office:value="372462" table:style-name="ce46">
            <text:p>372.462</text:p>
          </table:table-cell>
          <table:table-cell office:value-type="percentage" office:value="0.87734935729075147" table:style-name="ce47">
            <text:p>87,7%</text:p>
          </table:table-cell>
          <table:table-cell office:value-type="float" office:value="4054572" table:style-name="ce46">
            <text:p>4.054.572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333274738612968" table:style-name="ce47">
            <text:p>90,3%</text:p>
          </table:table-cell>
          <table:table-cell office:value-type="percentage" office:value="0.80171821108789521" table:style-name="ce47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593" table:style-name="ce46">
            <text:p>77.593</text:p>
          </table:table-cell>
          <table:table-cell office:value-type="percentage" office:value="1" table:style-name="ce47">
            <text:p>100,0%</text:p>
          </table:table-cell>
          <table:table-cell office:value-type="float" office:value="95641" table:style-name="ce46">
            <text:p>95.641</text:p>
          </table:table-cell>
          <table:table-cell office:value-type="percentage" office:value="1" table:style-name="ce47">
            <text:p>100,0%</text:p>
          </table:table-cell>
          <table:table-cell office:value-type="float" office:value="130457" table:style-name="ce46">
            <text:p>130.457</text:p>
          </table:table-cell>
          <table:table-cell office:value-type="percentage" office:value="1.041182151208728" table:style-name="ce47">
            <text:p>104,1%</text:p>
          </table:table-cell>
          <table:table-cell office:value-type="float" office:value="160711" table:style-name="ce46">
            <text:p>160.711</text:p>
          </table:table-cell>
          <table:table-cell office:value-type="percentage" office:value="0.9497387953857791" table:style-name="ce47">
            <text:p>95,0%</text:p>
          </table:table-cell>
          <table:table-cell office:value-type="float" office:value="145060" table:style-name="ce46">
            <text:p>145.060</text:p>
          </table:table-cell>
          <table:table-cell office:value-type="percentage" office:value="0.90950129785446476" table:style-name="ce47">
            <text:p>91,0%</text:p>
          </table:table-cell>
          <table:table-cell office:value-type="float" office:value="111748" table:style-name="ce46">
            <text:p>111.748</text:p>
          </table:table-cell>
          <table:table-cell office:value-type="percentage" office:value="0.83719536406475925" table:style-name="ce47">
            <text:p>83,7%</text:p>
          </table:table-cell>
          <table:table-cell office:value-type="float" office:value="91830" table:style-name="ce46">
            <text:p>91.830</text:p>
          </table:table-cell>
          <table:table-cell office:value-type="percentage" office:value="0.81036004235792447" table:style-name="ce47">
            <text:p>81,0%</text:p>
          </table:table-cell>
          <table:table-cell office:value-type="float" office:value="76900" table:style-name="ce46">
            <text:p>76.900</text:p>
          </table:table-cell>
          <table:table-cell office:value-type="percentage" office:value="0.90737463126843654" table:style-name="ce47">
            <text:p>90,7%</text:p>
          </table:table-cell>
          <table:table-cell office:value-type="float" office:value="889940" table:style-name="ce46">
            <text:p>889.940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340199719540984" table:style-name="ce47">
            <text:p>93,3%</text:p>
          </table:table-cell>
          <table:table-cell office:value-type="percentage" office:value="0.83641999385330834" table:style-name="ce47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044" table:style-name="ce46">
            <text:p>241.044</text:p>
          </table:table-cell>
          <table:table-cell office:value-type="percentage" office:value="1" table:style-name="ce47">
            <text:p>100,0%</text:p>
          </table:table-cell>
          <table:table-cell office:value-type="float" office:value="290549" table:style-name="ce46">
            <text:p>290.549</text:p>
          </table:table-cell>
          <table:table-cell office:value-type="percentage" office:value="1" table:style-name="ce47">
            <text:p>100,0%</text:p>
          </table:table-cell>
          <table:table-cell office:value-type="float" office:value="345638" table:style-name="ce46">
            <text:p>345.638</text:p>
          </table:table-cell>
          <table:table-cell office:value-type="percentage" office:value="0.99628452095109343" table:style-name="ce47">
            <text:p>99,6%</text:p>
          </table:table-cell>
          <table:table-cell office:value-type="float" office:value="389848" table:style-name="ce46">
            <text:p>389.848</text:p>
          </table:table-cell>
          <table:table-cell office:value-type="percentage" office:value="0.96047934287452974" table:style-name="ce47">
            <text:p>96,0%</text:p>
          </table:table-cell>
          <table:table-cell office:value-type="float" office:value="406776" table:style-name="ce46">
            <text:p>406.776</text:p>
          </table:table-cell>
          <table:table-cell office:value-type="percentage" office:value="0.91777239796850785" table:style-name="ce47">
            <text:p>91,8%</text:p>
          </table:table-cell>
          <table:table-cell office:value-type="float" office:value="262154" table:style-name="ce46">
            <text:p>262.154</text:p>
          </table:table-cell>
          <table:table-cell office:value-type="percentage" office:value="0.81059837728194728" table:style-name="ce47">
            <text:p>81,1%</text:p>
          </table:table-cell>
          <table:table-cell office:value-type="float" office:value="196768" table:style-name="ce46">
            <text:p>196.768</text:p>
          </table:table-cell>
          <table:table-cell office:value-type="percentage" office:value="0.8518795918278993" table:style-name="ce47">
            <text:p>85,2%</text:p>
          </table:table-cell>
          <table:table-cell office:value-type="float" office:value="168416" table:style-name="ce46">
            <text:p>168.416</text:p>
          </table:table-cell>
          <table:table-cell office:value-type="percentage" office:value="0.93560805968656779" table:style-name="ce47">
            <text:p>93,6%</text:p>
          </table:table-cell>
          <table:table-cell office:value-type="float" office:value="2301193" table:style-name="ce46">
            <text:p>2.301.193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754158183937486" table:style-name="ce47">
            <text:p>93,8%</text:p>
          </table:table-cell>
          <table:table-cell office:value-type="percentage" office:value="0.85171989685467453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93" table:style-name="ce46">
            <text:p>23.193</text:p>
          </table:table-cell>
          <table:table-cell office:value-type="percentage" office:value="1" table:style-name="ce47">
            <text:p>100,0%</text:p>
          </table:table-cell>
          <table:table-cell office:value-type="float" office:value="28594" table:style-name="ce46">
            <text:p>28.594</text:p>
          </table:table-cell>
          <table:table-cell office:value-type="percentage" office:value="1" table:style-name="ce47">
            <text:p>100,0%</text:p>
          </table:table-cell>
          <table:table-cell office:value-type="float" office:value="37154" table:style-name="ce46">
            <text:p>37.154</text:p>
          </table:table-cell>
          <table:table-cell office:value-type="percentage" office:value="0.98504692719656395" table:style-name="ce47">
            <text:p>98,5%</text:p>
          </table:table-cell>
          <table:table-cell office:value-type="float" office:value="44875" table:style-name="ce46">
            <text:p>44.875</text:p>
          </table:table-cell>
          <table:table-cell office:value-type="percentage" office:value="0.94148623699227929" table:style-name="ce47">
            <text:p>94,1%</text:p>
          </table:table-cell>
          <table:table-cell office:value-type="float" office:value="47130" table:style-name="ce46">
            <text:p>47.130</text:p>
          </table:table-cell>
          <table:table-cell office:value-type="percentage" office:value="0.89013541843730526" table:style-name="ce47">
            <text:p>89,0%</text:p>
          </table:table-cell>
          <table:table-cell office:value-type="float" office:value="31026" table:style-name="ce46">
            <text:p>31.026</text:p>
          </table:table-cell>
          <table:table-cell office:value-type="percentage" office:value="0.78908415778631191" table:style-name="ce47">
            <text:p>78,9%</text:p>
          </table:table-cell>
          <table:table-cell office:value-type="float" office:value="24006" table:style-name="ce46">
            <text:p>24.006</text:p>
          </table:table-cell>
          <table:table-cell office:value-type="percentage" office:value="0.78816731236456761" table:style-name="ce47">
            <text:p>78,8%</text:p>
          </table:table-cell>
          <table:table-cell office:value-type="float" office:value="22026" table:style-name="ce46">
            <text:p>22.026</text:p>
          </table:table-cell>
          <table:table-cell office:value-type="percentage" office:value="0.86268212439291869" table:style-name="ce47">
            <text:p>86,3%</text:p>
          </table:table-cell>
          <table:table-cell office:value-type="float" office:value="258004" table:style-name="ce46">
            <text:p>258.004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856076346092896" table:style-name="ce47">
            <text:p>90,9%</text:p>
          </table:table-cell>
          <table:table-cell office:value-type="percentage" office:value="0.80647924129609838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938" table:style-name="ce46">
            <text:p>371.938</text:p>
          </table:table-cell>
          <table:table-cell office:value-type="percentage" office:value="1" table:style-name="ce47">
            <text:p>100,0%</text:p>
          </table:table-cell>
          <table:table-cell office:value-type="float" office:value="510314" table:style-name="ce46">
            <text:p>510.314</text:p>
          </table:table-cell>
          <table:table-cell office:value-type="percentage" office:value="0.97002933008415049" table:style-name="ce47">
            <text:p>97,0%</text:p>
          </table:table-cell>
          <table:table-cell office:value-type="float" office:value="675226" table:style-name="ce46">
            <text:p>675.226</text:p>
          </table:table-cell>
          <table:table-cell office:value-type="percentage" office:value="0.96005107184039196" table:style-name="ce47">
            <text:p>96,0%</text:p>
          </table:table-cell>
          <table:table-cell office:value-type="float" office:value="937156" table:style-name="ce46">
            <text:p>937.156</text:p>
          </table:table-cell>
          <table:table-cell office:value-type="percentage" office:value="0.96337621031617537" table:style-name="ce47">
            <text:p>96,3%</text:p>
          </table:table-cell>
          <table:table-cell office:value-type="float" office:value="1022019" table:style-name="ce46">
            <text:p>1.022.019</text:p>
          </table:table-cell>
          <table:table-cell office:value-type="percentage" office:value="0.87653895337019527" table:style-name="ce47">
            <text:p>87,7%</text:p>
          </table:table-cell>
          <table:table-cell office:value-type="float" office:value="737921" table:style-name="ce46">
            <text:p>737.921</text:p>
          </table:table-cell>
          <table:table-cell office:value-type="percentage" office:value="0.77705340971315451" table:style-name="ce47">
            <text:p>77,7%</text:p>
          </table:table-cell>
          <table:table-cell office:value-type="float" office:value="591181" table:style-name="ce46">
            <text:p>591.181</text:p>
          </table:table-cell>
          <table:table-cell office:value-type="percentage" office:value="0.79623017610020541" table:style-name="ce47">
            <text:p>79,6%</text:p>
          </table:table-cell>
          <table:table-cell office:value-type="float" office:value="453133" table:style-name="ce46">
            <text:p>453.133</text:p>
          </table:table-cell>
          <table:table-cell office:value-type="percentage" office:value="0.81860635687987537" table:style-name="ce47">
            <text:p>81,9%</text:p>
          </table:table-cell>
          <table:table-cell office:value-type="float" office:value="5298888" table:style-name="ce46">
            <text:p>5.298.888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640746799439341" table:style-name="ce47">
            <text:p>88,6%</text:p>
          </table:table-cell>
          <table:table-cell office:value-type="percentage" office:value="0.78155981337744818" table:style-name="ce47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324" table:style-name="ce46">
            <text:p>73.324</text:p>
          </table:table-cell>
          <table:table-cell office:value-type="percentage" office:value="1" table:style-name="ce47">
            <text:p>100,0%</text:p>
          </table:table-cell>
          <table:table-cell office:value-type="float" office:value="102822" table:style-name="ce46">
            <text:p>102.822</text:p>
          </table:table-cell>
          <table:table-cell office:value-type="percentage" office:value="0.99925169340809916" table:style-name="ce47">
            <text:p>99,9%</text:p>
          </table:table-cell>
          <table:table-cell office:value-type="float" office:value="145557" table:style-name="ce46">
            <text:p>145.557</text:p>
          </table:table-cell>
          <table:table-cell office:value-type="percentage" office:value="0.99079702400805936" table:style-name="ce47">
            <text:p>99,1%</text:p>
          </table:table-cell>
          <table:table-cell office:value-type="float" office:value="206641" table:style-name="ce46">
            <text:p>206.641</text:p>
          </table:table-cell>
          <table:table-cell office:value-type="percentage" office:value="0.96898094309187077" table:style-name="ce47">
            <text:p>96,9%</text:p>
          </table:table-cell>
          <table:table-cell office:value-type="float" office:value="230476" table:style-name="ce46">
            <text:p>230.476</text:p>
          </table:table-cell>
          <table:table-cell office:value-type="percentage" office:value="0.90682530876584155" table:style-name="ce47">
            <text:p>90,7%</text:p>
          </table:table-cell>
          <table:table-cell office:value-type="float" office:value="166863" table:style-name="ce46">
            <text:p>166.863</text:p>
          </table:table-cell>
          <table:table-cell office:value-type="percentage" office:value="0.79837609986459523" table:style-name="ce47">
            <text:p>79,8%</text:p>
          </table:table-cell>
          <table:table-cell office:value-type="float" office:value="140916" table:style-name="ce46">
            <text:p>140.916</text:p>
          </table:table-cell>
          <table:table-cell office:value-type="percentage" office:value="0.81809948446426084" table:style-name="ce47">
            <text:p>81,8%</text:p>
          </table:table-cell>
          <table:table-cell office:value-type="float" office:value="120977" table:style-name="ce46">
            <text:p>120.977</text:p>
          </table:table-cell>
          <table:table-cell office:value-type="percentage" office:value="0.85258714251483503" table:style-name="ce47">
            <text:p>85,3%</text:p>
          </table:table-cell>
          <table:table-cell office:value-type="float" office:value="1187576" table:style-name="ce46">
            <text:p>1.187.576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645176802120697" table:style-name="ce47">
            <text:p>90,6%</text:p>
          </table:table-cell>
          <table:table-cell office:value-type="percentage" office:value="0.78582313593175457" table:style-name="ce47">
            <text:p>78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78" table:style-name="ce46">
            <text:p>42.178</text:p>
          </table:table-cell>
          <table:table-cell office:value-type="percentage" office:value="1" table:style-name="ce47">
            <text:p>100,0%</text:p>
          </table:table-cell>
          <table:table-cell office:value-type="float" office:value="55816" table:style-name="ce46">
            <text:p>55.816</text:p>
          </table:table-cell>
          <table:table-cell office:value-type="percentage" office:value="1" table:style-name="ce47">
            <text:p>100,0%</text:p>
          </table:table-cell>
          <table:table-cell office:value-type="float" office:value="70503" table:style-name="ce46">
            <text:p>70.503</text:p>
          </table:table-cell>
          <table:table-cell office:value-type="percentage" office:value="0.95475597204918472" table:style-name="ce47">
            <text:p>95,5%</text:p>
          </table:table-cell>
          <table:table-cell office:value-type="float" office:value="91577" table:style-name="ce46">
            <text:p>91.577</text:p>
          </table:table-cell>
          <table:table-cell office:value-type="percentage" office:value="0.9470804806916665" table:style-name="ce47">
            <text:p>94,7%</text:p>
          </table:table-cell>
          <table:table-cell office:value-type="float" office:value="95215" table:style-name="ce46">
            <text:p>95.215</text:p>
          </table:table-cell>
          <table:table-cell office:value-type="percentage" office:value="0.88160404436954876" table:style-name="ce47">
            <text:p>88,2%</text:p>
          </table:table-cell>
          <table:table-cell office:value-type="float" office:value="64247" table:style-name="ce46">
            <text:p>64.247</text:p>
          </table:table-cell>
          <table:table-cell office:value-type="percentage" office:value="0.78984767829261993" table:style-name="ce47">
            <text:p>79,0%</text:p>
          </table:table-cell>
          <table:table-cell office:value-type="float" office:value="57430" table:style-name="ce46">
            <text:p>57.430</text:p>
          </table:table-cell>
          <table:table-cell office:value-type="percentage" office:value="0.84298442614528746" table:style-name="ce47">
            <text:p>84,3%</text:p>
          </table:table-cell>
          <table:table-cell office:value-type="float" office:value="50176" table:style-name="ce46">
            <text:p>50.176</text:p>
          </table:table-cell>
          <table:table-cell office:value-type="percentage" office:value="0.88983471660637015" table:style-name="ce47">
            <text:p>89,0%</text:p>
          </table:table-cell>
          <table:table-cell office:value-type="float" office:value="527142" table:style-name="ce46">
            <text:p>527.142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674872796953321" table:style-name="ce47">
            <text:p>90,7%</text:p>
          </table:table-cell>
          <table:table-cell office:value-type="percentage" office:value="0.79725407102573065" table:style-name="ce47">
            <text:p>79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066" table:style-name="ce46">
            <text:p>162.066</text:p>
          </table:table-cell>
          <table:table-cell office:value-type="percentage" office:value="1.0260588793922127" table:style-name="ce47">
            <text:p>102,6%</text:p>
          </table:table-cell>
          <table:table-cell office:value-type="float" office:value="212278" table:style-name="ce46">
            <text:p>212.278</text:p>
          </table:table-cell>
          <table:table-cell office:value-type="percentage" office:value="0.99623148004749362" table:style-name="ce47">
            <text:p>99,6%</text:p>
          </table:table-cell>
          <table:table-cell office:value-type="float" office:value="269629" table:style-name="ce46">
            <text:p>269.629</text:p>
          </table:table-cell>
          <table:table-cell office:value-type="percentage" office:value="0.962551629843031" table:style-name="ce47">
            <text:p>96,3%</text:p>
          </table:table-cell>
          <table:table-cell office:value-type="float" office:value="320947" table:style-name="ce46">
            <text:p>320.947</text:p>
          </table:table-cell>
          <table:table-cell office:value-type="percentage" office:value="0.94402562526288547" table:style-name="ce47">
            <text:p>94,4%</text:p>
          </table:table-cell>
          <table:table-cell office:value-type="float" office:value="318885" table:style-name="ce46">
            <text:p>318.885</text:p>
          </table:table-cell>
          <table:table-cell office:value-type="percentage" office:value="0.88057426415156859" table:style-name="ce47">
            <text:p>88,1%</text:p>
          </table:table-cell>
          <table:table-cell office:value-type="float" office:value="202375" table:style-name="ce46">
            <text:p>202.375</text:p>
          </table:table-cell>
          <table:table-cell office:value-type="percentage" office:value="0.77674318634544015" table:style-name="ce47">
            <text:p>77,7%</text:p>
          </table:table-cell>
          <table:table-cell office:value-type="float" office:value="165213" table:style-name="ce46">
            <text:p>165.213</text:p>
          </table:table-cell>
          <table:table-cell office:value-type="percentage" office:value="0.81977730804727733" table:style-name="ce47">
            <text:p>82,0%</text:p>
          </table:table-cell>
          <table:table-cell office:value-type="float" office:value="149101" table:style-name="ce46">
            <text:p>149.101</text:p>
          </table:table-cell>
          <table:table-cell office:value-type="percentage" office:value="0.88431609788500998" table:style-name="ce47">
            <text:p>88,4%</text:p>
          </table:table-cell>
          <table:table-cell office:value-type="float" office:value="1800494" table:style-name="ce46">
            <text:p>1.800.494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75331297320538" table:style-name="ce47">
            <text:p>90,8%</text:p>
          </table:table-cell>
          <table:table-cell office:value-type="percentage" office:value="0.81084924863904773" table:style-name="ce47">
            <text:p>81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9" table:style-name="ce46">
            <text:p>2.379</text:p>
          </table:table-cell>
          <table:table-cell office:value-type="percentage" office:value="0.9132437619961612" table:style-name="ce47">
            <text:p>91,3%</text:p>
          </table:table-cell>
          <table:table-cell office:value-type="float" office:value="3852" table:style-name="ce46">
            <text:p>3.852</text:p>
          </table:table-cell>
          <table:table-cell office:value-type="percentage" office:value="0.89207966651227422" table:style-name="ce47">
            <text:p>89,2%</text:p>
          </table:table-cell>
          <table:table-cell office:value-type="float" office:value="7510" table:style-name="ce46">
            <text:p>7.510</text:p>
          </table:table-cell>
          <table:table-cell office:value-type="percentage" office:value="0.95583556064655717" table:style-name="ce47">
            <text:p>95,6%</text:p>
          </table:table-cell>
          <table:table-cell office:value-type="float" office:value="10479" table:style-name="ce46">
            <text:p>10.479</text:p>
          </table:table-cell>
          <table:table-cell office:value-type="percentage" office:value="0.90680166147455865" table:style-name="ce47">
            <text:p>90,7%</text:p>
          </table:table-cell>
          <table:table-cell office:value-type="float" office:value="11000" table:style-name="ce46">
            <text:p>11.000</text:p>
          </table:table-cell>
          <table:table-cell office:value-type="percentage" office:value="0.87011548805568739" table:style-name="ce47">
            <text:p>87,0%</text:p>
          </table:table-cell>
          <table:table-cell office:value-type="float" office:value="9036" table:style-name="ce46">
            <text:p>9.036</text:p>
          </table:table-cell>
          <table:table-cell office:value-type="percentage" office:value="0.75971077854380364" table:style-name="ce47">
            <text:p>76,0%</text:p>
          </table:table-cell>
          <table:table-cell office:value-type="float" office:value="8749" table:style-name="ce46">
            <text:p>8.749</text:p>
          </table:table-cell>
          <table:table-cell office:value-type="percentage" office:value="0.797756907084891" table:style-name="ce47">
            <text:p>79,8%</text:p>
          </table:table-cell>
          <table:table-cell office:value-type="float" office:value="8106" table:style-name="ce46">
            <text:p>8.106</text:p>
          </table:table-cell>
          <table:table-cell office:value-type="percentage" office:value="0.88823142669296518" table:style-name="ce47">
            <text:p>88,8%</text:p>
          </table:table-cell>
          <table:table-cell office:value-type="float" office:value="61111" table:style-name="ce46">
            <text:p>61.111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6114281688156136" table:style-name="ce47">
            <text:p>86,1%</text:p>
          </table:table-cell>
          <table:table-cell office:value-type="percentage" office:value="0.72576660886914801" table:style-name="ce47">
            <text:p>72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40" table:style-name="ce46">
            <text:p>2.040</text:p>
          </table:table-cell>
          <table:table-cell office:value-type="percentage" office:value="0.8684546615581098" table:style-name="ce47">
            <text:p>86,8%</text:p>
          </table:table-cell>
          <table:table-cell office:value-type="float" office:value="3354" table:style-name="ce46">
            <text:p>3.354</text:p>
          </table:table-cell>
          <table:table-cell office:value-type="percentage" office:value="0.89487726787620059" table:style-name="ce47">
            <text:p>89,5%</text:p>
          </table:table-cell>
          <table:table-cell office:value-type="float" office:value="7267" table:style-name="ce46">
            <text:p>7.267</text:p>
          </table:table-cell>
          <table:table-cell office:value-type="percentage" office:value="0.9284527916187556" table:style-name="ce47">
            <text:p>92,8%</text:p>
          </table:table-cell>
          <table:table-cell office:value-type="float" office:value="9844" table:style-name="ce46">
            <text:p>9.844</text:p>
          </table:table-cell>
          <table:table-cell office:value-type="percentage" office:value="0.87122754226037702" table:style-name="ce47">
            <text:p>87,1%</text:p>
          </table:table-cell>
          <table:table-cell office:value-type="float" office:value="10293" table:style-name="ce46">
            <text:p>10.293</text:p>
          </table:table-cell>
          <table:table-cell office:value-type="percentage" office:value="0.85760706548908516" table:style-name="ce47">
            <text:p>85,8%</text:p>
          </table:table-cell>
          <table:table-cell office:value-type="float" office:value="8763" table:style-name="ce46">
            <text:p>8.763</text:p>
          </table:table-cell>
          <table:table-cell office:value-type="percentage" office:value="0.72224511662408308" table:style-name="ce47">
            <text:p>72,2%</text:p>
          </table:table-cell>
          <table:table-cell office:value-type="float" office:value="8695" table:style-name="ce46">
            <text:p>8.695</text:p>
          </table:table-cell>
          <table:table-cell office:value-type="percentage" office:value="0.72488536890370991" table:style-name="ce47">
            <text:p>72,5%</text:p>
          </table:table-cell>
          <table:table-cell office:value-type="float" office:value="8012" table:style-name="ce46">
            <text:p>8.012</text:p>
          </table:table-cell>
          <table:table-cell office:value-type="percentage" office:value="0.83684980154585331" table:style-name="ce47">
            <text:p>83,7%</text:p>
          </table:table-cell>
          <table:table-cell office:value-type="float" office:value="58268" table:style-name="ce46">
            <text:p>58.268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2152071848520314" table:style-name="ce47">
            <text:p>82,2%</text:p>
          </table:table-cell>
          <table:table-cell office:value-type="percentage" office:value="0.66916257062795714" table:style-name="ce47">
            <text:p>66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2" table:style-name="ce46">
            <text:p>22</text:p>
          </table:table-cell>
          <table:table-cell office:value-type="string" table:style-name="ce47">
            <text:p>-</text:p>
          </table:table-cell>
          <table:table-cell office:value-type="float" office:value="18" table:style-name="ce46">
            <text:p>18</text:p>
          </table:table-cell>
          <table:table-cell office:value-type="string" table:style-name="ce47">
            <text:p>-</text:p>
          </table:table-cell>
          <table:table-cell office:value-type="float" office:value="3558" table:style-name="ce46">
            <text:p>3.558</text:p>
          </table:table-cell>
          <table:table-cell office:value-type="string" table:style-name="ce47">
            <text:p>-</text:p>
          </table:table-cell>
          <table:table-cell office:value-type="float" office:value="9386" table:style-name="ce46">
            <text:p>9.386</text:p>
          </table:table-cell>
          <table:table-cell office:value-type="string" table:style-name="ce47">
            <text:p>-</text:p>
          </table:table-cell>
          <table:table-cell office:value-type="float" office:value="21883" table:style-name="ce46">
            <text:p>21.883</text:p>
          </table:table-cell>
          <table:table-cell office:value-type="string" table:style-name="ce47">
            <text:p>-</text:p>
          </table:table-cell>
          <table:table-cell office:value-type="float" office:value="31585" table:style-name="ce46">
            <text:p>31.585</text:p>
          </table:table-cell>
          <table:table-cell office:value-type="string" table:style-name="ce47">
            <text:p>-</text:p>
          </table:table-cell>
          <table:table-cell office:value-type="float" office:value="23603" table:style-name="ce46">
            <text:p>23.603</text:p>
          </table:table-cell>
          <table:table-cell office:value-type="string" table:style-name="ce47">
            <text:p>-</text:p>
          </table:table-cell>
          <table:table-cell office:value-type="float" office:value="1232" table:style-name="ce46">
            <text:p>1.232</text:p>
          </table:table-cell>
          <table:table-cell office:value-type="string" table:style-name="ce47">
            <text:p>-</text:p>
          </table:table-cell>
          <table:table-cell office:value-type="float" office:value="91287" table:style-name="ce46">
            <text:p>91.287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46" table:style-name="ce49">
            <text:p>46</text:p>
          </table:table-cell>
          <table:table-cell office:value-type="string" table:style-name="ce50">
            <text:p>-</text:p>
          </table:table-cell>
          <table:table-cell office:value-type="float" office:value="279" table:style-name="ce49">
            <text:p>279</text:p>
          </table:table-cell>
          <table:table-cell office:value-type="string" table:style-name="ce50">
            <text:p>-</text:p>
          </table:table-cell>
          <table:table-cell office:value-type="float" office:value="858" table:style-name="ce49">
            <text:p>858</text:p>
          </table:table-cell>
          <table:table-cell office:value-type="string" table:style-name="ce50">
            <text:p>-</text:p>
          </table:table-cell>
          <table:table-cell office:value-type="float" office:value="1774" table:style-name="ce49">
            <text:p>1.774</text:p>
          </table:table-cell>
          <table:table-cell office:value-type="string" table:style-name="ce50">
            <text:p>-</text:p>
          </table:table-cell>
          <table:table-cell office:value-type="float" office:value="2166" table:style-name="ce49">
            <text:p>2.166</text:p>
          </table:table-cell>
          <table:table-cell office:value-type="string" table:style-name="ce50">
            <text:p>-</text:p>
          </table:table-cell>
          <table:table-cell office:value-type="float" office:value="1951" table:style-name="ce49">
            <text:p>1.951</text:p>
          </table:table-cell>
          <table:table-cell office:value-type="string" table:style-name="ce50">
            <text:p>-</text:p>
          </table:table-cell>
          <table:table-cell office:value-type="float" office:value="239" table:style-name="ce49">
            <text:p>239</text:p>
          </table:table-cell>
          <table:table-cell office:value-type="string" table:style-name="ce50">
            <text:p>-</text:p>
          </table:table-cell>
          <table:table-cell office:value-type="float" office:value="7343" table:style-name="ce49">
            <text:p>7.343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2458" table:style-name="ce53">
            <text:p>2.912.458</text:p>
          </table:table-cell>
          <table:table-cell office:value-type="percentage" office:value="1" table:style-name="ce54">
            <text:p>100,0%</text:p>
          </table:table-cell>
          <table:table-cell office:value-type="float" office:value="3930737" table:style-name="ce53">
            <text:p>3.930.737</text:p>
          </table:table-cell>
          <table:table-cell office:value-type="percentage" office:value="0.99259907400042169" table:style-name="ce54">
            <text:p>99,3%</text:p>
          </table:table-cell>
          <table:table-cell office:value-type="float" office:value="5203852" table:style-name="ce53">
            <text:p>5.203.852</text:p>
          </table:table-cell>
          <table:table-cell office:value-type="percentage" office:value="0.97505445957699721" table:style-name="ce54">
            <text:p>97,5%</text:p>
          </table:table-cell>
          <table:table-cell office:value-type="float" office:value="6649808" table:style-name="ce53">
            <text:p>6.649.808</text:p>
          </table:table-cell>
          <table:table-cell office:value-type="percentage" office:value="0.94547400610751187" table:style-name="ce54">
            <text:p>94,5%</text:p>
          </table:table-cell>
          <table:table-cell office:value-type="float" office:value="6948717" table:style-name="ce53">
            <text:p>6.948.717</text:p>
          </table:table-cell>
          <table:table-cell office:value-type="percentage" office:value="0.88050539443977927" table:style-name="ce54">
            <text:p>88,1%</text:p>
          </table:table-cell>
          <table:table-cell office:value-type="float" office:value="4884466" table:style-name="ce53">
            <text:p>4.884.466</text:p>
          </table:table-cell>
          <table:table-cell office:value-type="percentage" office:value="0.783972722149755" table:style-name="ce54">
            <text:p>78,4%</text:p>
          </table:table-cell>
          <table:table-cell office:value-type="float" office:value="3979857" table:style-name="ce53">
            <text:p>3.979.857</text:p>
          </table:table-cell>
          <table:table-cell office:value-type="percentage" office:value="0.80488306529899045" table:style-name="ce54">
            <text:p>80,5%</text:p>
          </table:table-cell>
          <table:table-cell office:value-type="float" office:value="3349076" table:style-name="ce53">
            <text:p>3.349.076</text:p>
          </table:table-cell>
          <table:table-cell office:value-type="percentage" office:value="0.86123590333598543" table:style-name="ce54">
            <text:p>86,1%</text:p>
          </table:table-cell>
          <table:table-cell office:value-type="float" office:value="37858971" table:style-name="ce53">
            <text:p>37.858.971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883966047628827" table:style-name="ce54">
            <text:p>89,9%</text:p>
          </table:table-cell>
          <table:table-cell office:value-type="percentage" office:value="0.79785746476955766" table:style-name="ce54">
            <text:p>79,8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2">
        <table:table-column table:style-name="co4" table:number-columns-repeated="16384" table:default-cell-style-name="ce1"/>
        <table:table-row table:style-name="ro10">
          <table:table-cell table:number-columns-spanned="1" table:number-rows-spanned="2" table:style-name="ce67"/>
          <table:table-cell office:value-type="string" table:number-columns-spanned="2" table:number-rows-spanned="1" table:style-name="ce68">
            <text:p><text:s/>Mayores de 70 años</text:p>
          </table:table-cell>
          <table:covered-table-cell/>
          <table:table-cell office:value-type="string" table:number-columns-spanned="2" table:number-rows-spanned="1" table:style-name="ce69">
            <text:p>60-69 años</text:p>
          </table:table-cell>
          <table:covered-table-cell/>
          <table:table-cell office:value-type="string" table:number-columns-spanned="2" table:number-rows-spanned="1" table:style-name="ce70">
            <text:p>50-59 años</text:p>
          </table:table-cell>
          <table:covered-table-cell/>
          <table:table-cell office:value-type="string" table:number-columns-spanned="2" table:number-rows-spanned="1" table:style-name="ce71">
            <text:p>40-49 años</text:p>
          </table:table-cell>
          <table:covered-table-cell/>
          <table:table-cell office:value-type="string" table:number-columns-spanned="2" table:number-rows-spanned="1" table:style-name="ce72">
            <text:p><text:s/>Janssen</text:p>
          </table:table-cell>
          <table:covered-table-cell/>
          <table:table-cell table:number-columns-repeated="16373"/>
        </table:table-row>
        <table:table-row table:style-name="ro11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50-5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40-4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Janssen</text:p>
          </table:table-cell>
          <table:table-cell table:number-columns-repeated="16373"/>
        </table:table-row>
        <table:table-row table:style-name="ro5">
          <table:table-cell office:value-type="string" table:style-name="ce59">
            <text:p>Andalucía</text:p>
          </table:table-cell>
          <table:table-cell office:value-type="float" office:value="934805" table:style-name="ce60">
            <text:p>934.805</text:p>
          </table:table-cell>
          <table:table-cell office:value-type="percentage" office:value="0.86437646963094061" table:style-name="ce61">
            <text:p>86,4%</text:p>
          </table:table-cell>
          <table:table-cell office:value-type="float" office:value="617731" table:style-name="ce60">
            <text:p>617.731</text:p>
          </table:table-cell>
          <table:table-cell office:value-type="percentage" office:value="0.66966702621836527" table:style-name="ce61">
            <text:p>67,0%</text:p>
          </table:table-cell>
          <table:table-cell office:value-type="float" office:value="132564" table:style-name="ce60">
            <text:p>132.564</text:p>
          </table:table-cell>
          <table:table-cell office:value-type="percentage" office:value="0.10933329814363336" table:style-name="ce61">
            <text:p>10,9%</text:p>
          </table:table-cell>
          <table:table-cell office:value-type="float" office:value="114499" table:style-name="ce60">
            <text:p>114.499</text:p>
          </table:table-cell>
          <table:table-cell office:value-type="percentage" office:value="9.1576196059549836E-2" table:style-name="ce61">
            <text:p>9,2%</text:p>
          </table:table-cell>
          <table:table-cell office:value-type="float" office:value="134121" table:style-name="ce60">
            <text:p>134.121</text:p>
          </table:table-cell>
          <table:table-cell office:value-type="percentage" office:value="0.4210253705761588" table:style-name="ce44">
            <text:p>42,1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Aragón</text:p>
          </table:table-cell>
          <table:table-cell office:value-type="float" office:value="193394" table:style-name="ce7">
            <text:p>193.394</text:p>
          </table:table-cell>
          <table:table-cell office:value-type="percentage" office:value="0.88182133216604652" table:style-name="ce47">
            <text:p>88,2%</text:p>
          </table:table-cell>
          <table:table-cell office:value-type="float" office:value="111319" table:style-name="ce7">
            <text:p>111.319</text:p>
          </table:table-cell>
          <table:table-cell office:value-type="percentage" office:value="0.72768931074155419" table:style-name="ce47">
            <text:p>72,8%</text:p>
          </table:table-cell>
          <table:table-cell office:value-type="float" office:value="24267" table:style-name="ce7">
            <text:p>24.267</text:p>
          </table:table-cell>
          <table:table-cell office:value-type="percentage" office:value="0.13134620797159496" table:style-name="ce47">
            <text:p>13,1%</text:p>
          </table:table-cell>
          <table:table-cell office:value-type="float" office:value="26615" table:style-name="ce7">
            <text:p>26.615</text:p>
          </table:table-cell>
          <table:table-cell office:value-type="percentage" office:value="0.14217414529914529" table:style-name="ce47">
            <text:p>14,2%</text:p>
          </table:table-cell>
          <table:table-cell office:value-type="float" office:value="28132" table:style-name="ce7">
            <text:p>28.132</text:p>
          </table:table-cell>
          <table:table-cell office:value-type="percentage" office:value="0.47925859043595292" table:style-name="ce47">
            <text:p>47,9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Asturias<text:s/></text:p>
          </table:table-cell>
          <table:table-cell office:value-type="float" office:value="187283" table:style-name="ce7">
            <text:p>187.283</text:p>
          </table:table-cell>
          <table:table-cell office:value-type="percentage" office:value="0.92570917340951886" table:style-name="ce47">
            <text:p>92,6%</text:p>
          </table:table-cell>
          <table:table-cell office:value-type="float" office:value="128235" table:style-name="ce7">
            <text:p>128.235</text:p>
          </table:table-cell>
          <table:table-cell office:value-type="percentage" office:value="0.86997964721845322" table:style-name="ce47">
            <text:p>87,0%</text:p>
          </table:table-cell>
          <table:table-cell office:value-type="float" office:value="69481" table:style-name="ce7">
            <text:p>69.481</text:p>
          </table:table-cell>
          <table:table-cell office:value-type="percentage" office:value="0.45622340704943004" table:style-name="ce47">
            <text:p>45,6%</text:p>
          </table:table-cell>
          <table:table-cell office:value-type="float" office:value="26516" table:style-name="ce7">
            <text:p>26.516</text:p>
          </table:table-cell>
          <table:table-cell office:value-type="percentage" office:value="0.17634774743618734" table:style-name="ce47">
            <text:p>17,6%</text:p>
          </table:table-cell>
          <table:table-cell office:value-type="float" office:value="37187" table:style-name="ce7">
            <text:p>37.187</text:p>
          </table:table-cell>
          <table:table-cell office:value-type="percentage" office:value="0.82175767352440721" table:style-name="ce47">
            <text:p>82,2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Baleares</text:p>
          </table:table-cell>
          <table:table-cell office:value-type="float" office:value="108574" table:style-name="ce7">
            <text:p>108.574</text:p>
          </table:table-cell>
          <table:table-cell office:value-type="percentage" office:value="0.83255246873346578" table:style-name="ce47">
            <text:p>83,3%</text:p>
          </table:table-cell>
          <table:table-cell office:value-type="float" office:value="62593" table:style-name="ce7">
            <text:p>62.593</text:p>
          </table:table-cell>
          <table:table-cell office:value-type="percentage" office:value="0.56889797773233353" table:style-name="ce47">
            <text:p>56,9%</text:p>
          </table:table-cell>
          <table:table-cell office:value-type="float" office:value="26315" table:style-name="ce7">
            <text:p>26.315</text:p>
          </table:table-cell>
          <table:table-cell office:value-type="percentage" office:value="0.17499468000212801" table:style-name="ce47">
            <text:p>17,5%</text:p>
          </table:table-cell>
          <table:table-cell office:value-type="float" office:value="17238" table:style-name="ce7">
            <text:p>17.238</text:p>
          </table:table-cell>
          <table:table-cell office:value-type="percentage" office:value="0.10198431010613752" table:style-name="ce47">
            <text:p>10,2%</text:p>
          </table:table-cell>
          <table:table-cell office:value-type="float" office:value="21522" table:style-name="ce7">
            <text:p>21.522</text:p>
          </table:table-cell>
          <table:table-cell office:value-type="percentage" office:value="0.42287061597406422" table:style-name="ce47">
            <text:p>42,3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anarias</text:p>
          </table:table-cell>
          <table:table-cell office:value-type="float" office:value="195906" table:style-name="ce7">
            <text:p>195.906</text:p>
          </table:table-cell>
          <table:table-cell office:value-type="percentage" office:value="0.80581617752915291" table:style-name="ce47">
            <text:p>80,6%</text:p>
          </table:table-cell>
          <table:table-cell office:value-type="float" office:value="130949" table:style-name="ce7">
            <text:p>130.949</text:p>
          </table:table-cell>
          <table:table-cell office:value-type="percentage" office:value="0.59025386293565074" table:style-name="ce47">
            <text:p>59,0%</text:p>
          </table:table-cell>
          <table:table-cell office:value-type="float" office:value="89994" table:style-name="ce7">
            <text:p>89.994</text:p>
          </table:table-cell>
          <table:table-cell office:value-type="percentage" office:value="0.28127607837499102" table:style-name="ce47">
            <text:p>28,1%</text:p>
          </table:table-cell>
          <table:table-cell office:value-type="float" office:value="50499" table:style-name="ce7">
            <text:p>50.499</text:p>
          </table:table-cell>
          <table:table-cell office:value-type="percentage" office:value="0.15952426080363913" table:style-name="ce47">
            <text:p>16,0%</text:p>
          </table:table-cell>
          <table:table-cell office:value-type="float" office:value="75573" table:style-name="ce7">
            <text:p>75.573</text:p>
          </table:table-cell>
          <table:table-cell office:value-type="percentage" office:value="0.56352763092157754" table:style-name="ce47">
            <text:p>56,4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antabria</text:p>
          </table:table-cell>
          <table:table-cell office:value-type="float" office:value="87905" table:style-name="ce7">
            <text:p>87.905</text:p>
          </table:table-cell>
          <table:table-cell office:value-type="percentage" office:value="0.89643181285118445" table:style-name="ce47">
            <text:p>89,6%</text:p>
          </table:table-cell>
          <table:table-cell office:value-type="float" office:value="58818" table:style-name="ce7">
            <text:p>58.818</text:p>
          </table:table-cell>
          <table:table-cell office:value-type="percentage" office:value="0.7730259699295553" table:style-name="ce47">
            <text:p>77,3%</text:p>
          </table:table-cell>
          <table:table-cell office:value-type="float" office:value="12711" table:style-name="ce7">
            <text:p>12.711</text:p>
          </table:table-cell>
          <table:table-cell office:value-type="percentage" office:value="0.15120262650774391" table:style-name="ce47">
            <text:p>15,1%</text:p>
          </table:table-cell>
          <table:table-cell office:value-type="float" office:value="12836" table:style-name="ce7">
            <text:p>12.836</text:p>
          </table:table-cell>
          <table:table-cell office:value-type="percentage" office:value="0.14670887956750825" table:style-name="ce47">
            <text:p>14,7%</text:p>
          </table:table-cell>
          <table:table-cell office:value-type="float" office:value="16176" table:style-name="ce7">
            <text:p>16.176</text:p>
          </table:table-cell>
          <table:table-cell office:value-type="percentage" office:value="0.76319886765746636" table:style-name="ce47">
            <text:p>76,3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Castilla y León<text:s/></text:p>
          </table:table-cell>
          <table:table-cell office:value-type="float" office:value="438779" table:style-name="ce7">
            <text:p>438.779</text:p>
          </table:table-cell>
          <table:table-cell office:value-type="percentage" office:value="0.91773842366489655" table:style-name="ce47">
            <text:p>91,8%</text:p>
          </table:table-cell>
          <table:table-cell office:value-type="float" office:value="271349" table:style-name="ce7">
            <text:p>271.349</text:p>
          </table:table-cell>
          <table:table-cell office:value-type="percentage" office:value="0.84435863047543769" table:style-name="ce47">
            <text:p>84,4%</text:p>
          </table:table-cell>
          <table:table-cell office:value-type="float" office:value="89809" table:style-name="ce7">
            <text:p>89.809</text:p>
          </table:table-cell>
          <table:table-cell office:value-type="percentage" office:value="0.25600540465039379" table:style-name="ce47">
            <text:p>25,6%</text:p>
          </table:table-cell>
          <table:table-cell office:value-type="float" office:value="61865" table:style-name="ce7">
            <text:p>61.865</text:p>
          </table:table-cell>
          <table:table-cell office:value-type="percentage" office:value="0.1940308805956574" table:style-name="ce47">
            <text:p>19,4%</text:p>
          </table:table-cell>
          <table:table-cell office:value-type="float" office:value="73506" table:style-name="ce7">
            <text:p>73.506</text:p>
          </table:table-cell>
          <table:table-cell office:value-type="percentage" office:value="0.76908428894283087" table:style-name="ce47">
            <text:p>76,9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Castilla - La Mancha</text:p>
          </table:table-cell>
          <table:table-cell office:value-type="float" office:value="263421" table:style-name="ce7">
            <text:p>263.421</text:p>
          </table:table-cell>
          <table:table-cell office:value-type="percentage" office:value="0.89167397257491798" table:style-name="ce47">
            <text:p>89,2%</text:p>
          </table:table-cell>
          <table:table-cell office:value-type="float" office:value="162023" table:style-name="ce7">
            <text:p>162.023</text:p>
          </table:table-cell>
          <table:table-cell office:value-type="percentage" office:value="0.75571486541322874" table:style-name="ce47">
            <text:p>75,6%</text:p>
          </table:table-cell>
          <table:table-cell office:value-type="float" office:value="60217" table:style-name="ce7">
            <text:p>60.217</text:p>
          </table:table-cell>
          <table:table-cell office:value-type="percentage" office:value="0.21583850375101707" table:style-name="ce47">
            <text:p>21,6%</text:p>
          </table:table-cell>
          <table:table-cell office:value-type="float" office:value="45288" table:style-name="ce7">
            <text:p>45.288</text:p>
          </table:table-cell>
          <table:table-cell office:value-type="percentage" office:value="0.16254221654350143" table:style-name="ce47">
            <text:p>16,3%</text:p>
          </table:table-cell>
          <table:table-cell office:value-type="float" office:value="56978" table:style-name="ce7">
            <text:p>56.978</text:p>
          </table:table-cell>
          <table:table-cell office:value-type="percentage" office:value="0.73734066645098673" table:style-name="ce47">
            <text:p>73,7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ataluña</text:p>
          </table:table-cell>
          <table:table-cell office:value-type="float" office:value="901485" table:style-name="ce7">
            <text:p>901.485</text:p>
          </table:table-cell>
          <table:table-cell office:value-type="percentage" office:value="0.84238180761417425" table:style-name="ce47">
            <text:p>84,2%</text:p>
          </table:table-cell>
          <table:table-cell office:value-type="float" office:value="554721" table:style-name="ce7">
            <text:p>554.721</text:p>
          </table:table-cell>
          <table:table-cell office:value-type="percentage" office:value="0.70765429200892471" table:style-name="ce47">
            <text:p>70,8%</text:p>
          </table:table-cell>
          <table:table-cell office:value-type="float" office:value="172203" table:style-name="ce7">
            <text:p>172.203</text:p>
          </table:table-cell>
          <table:table-cell office:value-type="percentage" office:value="0.16846377798387002" table:style-name="ce47">
            <text:p>16,8%</text:p>
          </table:table-cell>
          <table:table-cell office:value-type="float" office:value="153533" table:style-name="ce7">
            <text:p>153.533</text:p>
          </table:table-cell>
          <table:table-cell office:value-type="percentage" office:value="0.13597183021255754" table:style-name="ce47">
            <text:p>13,6%</text:p>
          </table:table-cell>
          <table:table-cell office:value-type="float" office:value="152428" table:style-name="ce7">
            <text:p>152.428</text:p>
          </table:table-cell>
          <table:table-cell office:value-type="percentage" office:value="0.43912444759418989" table:style-name="ce47">
            <text:p>43,9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C. Valenciana</text:p>
          </table:table-cell>
          <table:table-cell office:value-type="float" office:value="645163" table:style-name="ce7">
            <text:p>645.163</text:p>
          </table:table-cell>
          <table:table-cell office:value-type="percentage" office:value="0.88899835886892864" table:style-name="ce47">
            <text:p>88,9%</text:p>
          </table:table-cell>
          <table:table-cell office:value-type="float" office:value="387993" table:style-name="ce7">
            <text:p>387.993</text:p>
          </table:table-cell>
          <table:table-cell office:value-type="percentage" office:value="0.69205742753332367" table:style-name="ce47">
            <text:p>69,2%</text:p>
          </table:table-cell>
          <table:table-cell office:value-type="float" office:value="136973" table:style-name="ce7">
            <text:p>136.973</text:p>
          </table:table-cell>
          <table:table-cell office:value-type="percentage" office:value="0.1924937919055161" table:style-name="ce47">
            <text:p>19,2%</text:p>
          </table:table-cell>
          <table:table-cell office:value-type="float" office:value="101465" table:style-name="ce7">
            <text:p>101.465</text:p>
          </table:table-cell>
          <table:table-cell office:value-type="percentage" office:value="0.13517240093041349" table:style-name="ce47">
            <text:p>13,5%</text:p>
          </table:table-cell>
          <table:table-cell office:value-type="float" office:value="149215" table:style-name="ce7">
            <text:p>149.215</text:p>
          </table:table-cell>
          <table:table-cell office:value-type="percentage" office:value="0.70736447889260234" table:style-name="ce47">
            <text:p>70,7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Extremadura</text:p>
          </table:table-cell>
          <table:table-cell office:value-type="float" office:value="150949" table:style-name="ce7">
            <text:p>150.949</text:p>
          </table:table-cell>
          <table:table-cell office:value-type="percentage" office:value="0.87135897110267035" table:style-name="ce47">
            <text:p>87,1%</text:p>
          </table:table-cell>
          <table:table-cell office:value-type="float" office:value="107514" table:style-name="ce7">
            <text:p>107.514</text:p>
          </table:table-cell>
          <table:table-cell office:value-type="percentage" office:value="0.82413362257295508" table:style-name="ce47">
            <text:p>82,4%</text:p>
          </table:table-cell>
          <table:table-cell office:value-type="float" office:value="40624" table:style-name="ce7">
            <text:p>40.624</text:p>
          </table:table-cell>
          <table:table-cell office:value-type="percentage" office:value="0.25277672343523466" table:style-name="ce47">
            <text:p>25,3%</text:p>
          </table:table-cell>
          <table:table-cell office:value-type="float" office:value="24192" table:style-name="ce7">
            <text:p>24.192</text:p>
          </table:table-cell>
          <table:table-cell office:value-type="percentage" office:value="0.16677237005377085" table:style-name="ce47">
            <text:p>16,7%</text:p>
          </table:table-cell>
          <table:table-cell office:value-type="float" office:value="31496" table:style-name="ce7">
            <text:p>31.496</text:p>
          </table:table-cell>
          <table:table-cell office:value-type="percentage" office:value="0.78996739403059946" table:style-name="ce47">
            <text:p>79,0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Galicia</text:p>
          </table:table-cell>
          <table:table-cell office:value-type="float" office:value="493541" table:style-name="ce7">
            <text:p>493.541</text:p>
          </table:table-cell>
          <table:table-cell office:value-type="percentage" office:value="0.92841892199483445" table:style-name="ce47">
            <text:p>92,8%</text:p>
          </table:table-cell>
          <table:table-cell office:value-type="float" office:value="319702" table:style-name="ce7">
            <text:p>319.702</text:p>
          </table:table-cell>
          <table:table-cell office:value-type="percentage" office:value="0.9249619544147345" table:style-name="ce47">
            <text:p>92,5%</text:p>
          </table:table-cell>
          <table:table-cell office:value-type="float" office:value="339621" table:style-name="ce7">
            <text:p>339.621</text:p>
          </table:table-cell>
          <table:table-cell office:value-type="percentage" office:value="0.87116260696476577" table:style-name="ce47">
            <text:p>87,1%</text:p>
          </table:table-cell>
          <table:table-cell office:value-type="float" office:value="75915" table:style-name="ce7">
            <text:p>75.915</text:p>
          </table:table-cell>
          <table:table-cell office:value-type="percentage" office:value="0.18662605463449172" table:style-name="ce47">
            <text:p>18,7%</text:p>
          </table:table-cell>
          <table:table-cell office:value-type="float" office:value="105847" table:style-name="ce7">
            <text:p>105.847</text:p>
          </table:table-cell>
          <table:table-cell office:value-type="percentage" office:value="0.85500456392319679" table:style-name="ce47">
            <text:p>85,5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La Rioja</text:p>
          </table:table-cell>
          <table:table-cell office:value-type="float" office:value="43527" table:style-name="ce7">
            <text:p>43.527</text:p>
          </table:table-cell>
          <table:table-cell office:value-type="percentage" office:value="0.84050051171143336" table:style-name="ce47">
            <text:p>84,1%</text:p>
          </table:table-cell>
          <table:table-cell office:value-type="float" office:value="30227" table:style-name="ce7">
            <text:p>30.227</text:p>
          </table:table-cell>
          <table:table-cell office:value-type="percentage" office:value="0.81355977822038006" table:style-name="ce47">
            <text:p>81,4%</text:p>
          </table:table-cell>
          <table:table-cell office:value-type="float" office:value="9992" table:style-name="ce7">
            <text:p>9.992</text:p>
          </table:table-cell>
          <table:table-cell office:value-type="percentage" office:value="0.22266295264623956" table:style-name="ce47">
            <text:p>22,3%</text:p>
          </table:table-cell>
          <table:table-cell office:value-type="float" office:value="8479" table:style-name="ce7">
            <text:p>8.479</text:p>
          </table:table-cell>
          <table:table-cell office:value-type="percentage" office:value="0.17990664120517716" table:style-name="ce47">
            <text:p>18,0%</text:p>
          </table:table-cell>
          <table:table-cell office:value-type="float" office:value="11308" table:style-name="ce7">
            <text:p>11.308</text:p>
          </table:table-cell>
          <table:table-cell office:value-type="percentage" office:value="0.80198581560283688" table:style-name="ce47">
            <text:p>80,2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Madrid</text:p>
          </table:table-cell>
          <table:table-cell office:value-type="float" office:value="727503" table:style-name="ce7">
            <text:p>727.503</text:p>
          </table:table-cell>
          <table:table-cell office:value-type="percentage" office:value="0.82459773398076741" table:style-name="ce47">
            <text:p>82,5%</text:p>
          </table:table-cell>
          <table:table-cell office:value-type="float" office:value="412064" table:style-name="ce7">
            <text:p>412.064</text:p>
          </table:table-cell>
          <table:table-cell office:value-type="percentage" office:value="0.61026086080808495" table:style-name="ce47">
            <text:p>61,0%</text:p>
          </table:table-cell>
          <table:table-cell office:value-type="float" office:value="248144" table:style-name="ce7">
            <text:p>248.144</text:p>
          </table:table-cell>
          <table:table-cell office:value-type="percentage" office:value="0.26478409144262" table:style-name="ce47">
            <text:p>26,5%</text:p>
          </table:table-cell>
          <table:table-cell office:value-type="float" office:value="164977" table:style-name="ce7">
            <text:p>164.977</text:p>
          </table:table-cell>
          <table:table-cell office:value-type="percentage" office:value="0.16142263499993639" table:style-name="ce47">
            <text:p>16,1%</text:p>
          </table:table-cell>
          <table:table-cell office:value-type="float" office:value="144617" table:style-name="ce7">
            <text:p>144.617</text:p>
          </table:table-cell>
          <table:table-cell office:value-type="percentage" office:value="0.60568252731742667" table:style-name="ce47">
            <text:p>60,6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Murcia<text:s/></text:p>
          </table:table-cell>
          <table:table-cell office:value-type="float" office:value="147911" table:style-name="ce7">
            <text:p>147.911</text:p>
          </table:table-cell>
          <table:table-cell office:value-type="percentage" office:value="0.83970683410352775" table:style-name="ce47">
            <text:p>84,0%</text:p>
          </table:table-cell>
          <table:table-cell office:value-type="float" office:value="94707" table:style-name="ce7">
            <text:p>94.707</text:p>
          </table:table-cell>
          <table:table-cell office:value-type="percentage" office:value="0.65065232177085264" table:style-name="ce47">
            <text:p>65,1%</text:p>
          </table:table-cell>
          <table:table-cell office:value-type="float" office:value="31774" table:style-name="ce7">
            <text:p>31.774</text:p>
          </table:table-cell>
          <table:table-cell office:value-type="percentage" office:value="0.15376425781911623" table:style-name="ce47">
            <text:p>15,4%</text:p>
          </table:table-cell>
          <table:table-cell office:value-type="float" office:value="33569" table:style-name="ce7">
            <text:p>33.569</text:p>
          </table:table-cell>
          <table:table-cell office:value-type="percentage" office:value="0.14565074020722332" table:style-name="ce47">
            <text:p>14,6%</text:p>
          </table:table-cell>
          <table:table-cell office:value-type="float" office:value="43149" table:style-name="ce7">
            <text:p>43.149</text:p>
          </table:table-cell>
          <table:table-cell office:value-type="percentage" office:value="0.64698914412523245" table:style-name="ce47">
            <text:p>64,7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Navarra</text:p>
          </table:table-cell>
          <table:table-cell office:value-type="float" office:value="90825" table:style-name="ce7">
            <text:p>90.825</text:p>
          </table:table-cell>
          <table:table-cell office:value-type="percentage" office:value="0.92684245974243318" table:style-name="ce47">
            <text:p>92,7%</text:p>
          </table:table-cell>
          <table:table-cell office:value-type="float" office:value="60677" table:style-name="ce7">
            <text:p>60.677</text:p>
          </table:table-cell>
          <table:table-cell office:value-type="percentage" office:value="0.86063004411159805" table:style-name="ce47">
            <text:p>86,1%</text:p>
          </table:table-cell>
          <table:table-cell office:value-type="float" office:value="19143" table:style-name="ce7">
            <text:p>19.143</text:p>
          </table:table-cell>
          <table:table-cell office:value-type="percentage" office:value="0.20903720366467562" table:style-name="ce47">
            <text:p>20,9%</text:p>
          </table:table-cell>
          <table:table-cell office:value-type="float" office:value="14140" table:style-name="ce7">
            <text:p>14.140</text:p>
          </table:table-cell>
          <table:table-cell office:value-type="percentage" office:value="0.1485060127080817" table:style-name="ce47">
            <text:p>14,9%</text:p>
          </table:table-cell>
          <table:table-cell office:value-type="float" office:value="18577" table:style-name="ce7">
            <text:p>18.577</text:p>
          </table:table-cell>
          <table:table-cell office:value-type="percentage" office:value="0.78021839563208739" table:style-name="ce47">
            <text:p>78,0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País Vasco</text:p>
          </table:table-cell>
          <table:table-cell office:value-type="float" office:value="328179" table:style-name="ce7">
            <text:p>328.179</text:p>
          </table:table-cell>
          <table:table-cell office:value-type="percentage" office:value="0.87667760135062933" table:style-name="ce47">
            <text:p>87,7%</text:p>
          </table:table-cell>
          <table:table-cell office:value-type="float" office:value="201398" table:style-name="ce7">
            <text:p>201.398</text:p>
          </table:table-cell>
          <table:table-cell office:value-type="percentage" office:value="0.74694487610754035" table:style-name="ce47">
            <text:p>74,7%</text:p>
          </table:table-cell>
          <table:table-cell office:value-type="float" office:value="92463" table:style-name="ce7">
            <text:p>92.463</text:p>
          </table:table-cell>
          <table:table-cell office:value-type="percentage" office:value="0.28809429594294383" table:style-name="ce47">
            <text:p>28,8%</text:p>
          </table:table-cell>
          <table:table-cell office:value-type="float" office:value="36782" table:style-name="ce7">
            <text:p>36.782</text:p>
          </table:table-cell>
          <table:table-cell office:value-type="percentage" office:value="0.11534565752544021" table:style-name="ce47">
            <text:p>11,5%</text:p>
          </table:table-cell>
          <table:table-cell office:value-type="float" office:value="71609" table:style-name="ce7">
            <text:p>71.609</text:p>
          </table:table-cell>
          <table:table-cell office:value-type="percentage" office:value="0.7232574816430829" table:style-name="ce47">
            <text:p>72,3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euta</text:p>
          </table:table-cell>
          <table:table-cell office:value-type="float" office:value="4949" table:style-name="ce7">
            <text:p>4.949</text:p>
          </table:table-cell>
          <table:table-cell office:value-type="percentage" office:value="0.79425453378269939" table:style-name="ce47">
            <text:p>79,4%</text:p>
          </table:table-cell>
          <table:table-cell office:value-type="float" office:value="5389" table:style-name="ce7">
            <text:p>5.389</text:p>
          </table:table-cell>
          <table:table-cell office:value-type="percentage" office:value="0.7175765645805593" table:style-name="ce47">
            <text:p>71,8%</text:p>
          </table:table-cell>
          <table:table-cell office:value-type="float" office:value="2333" table:style-name="ce7">
            <text:p>2.333</text:p>
          </table:table-cell>
          <table:table-cell office:value-type="percentage" office:value="0.22263574768584787" table:style-name="ce47">
            <text:p>22,3%</text:p>
          </table:table-cell>
          <table:table-cell office:value-type="float" office:value="1207" table:style-name="ce7">
            <text:p>1.207</text:p>
          </table:table-cell>
          <table:table-cell office:value-type="percentage" office:value="0.10972727272727273" table:style-name="ce47">
            <text:p>11,0%</text:p>
          </table:table-cell>
          <table:table-cell office:value-type="float" office:value="1257" table:style-name="ce7">
            <text:p>1.257</text:p>
          </table:table-cell>
          <table:table-cell office:value-type="percentage" office:value="0.33881401617250673" table:style-name="ce47">
            <text:p>33,9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Melilla</text:p>
          </table:table-cell>
          <table:table-cell office:value-type="float" office:value="3864" table:style-name="ce7">
            <text:p>3.864</text:p>
          </table:table-cell>
          <table:table-cell office:value-type="percentage" office:value="0.71635150166852057" table:style-name="ce47">
            <text:p>71,6%</text:p>
          </table:table-cell>
          <table:table-cell office:value-type="float" office:value="4472" table:style-name="ce7">
            <text:p>4.472</text:p>
          </table:table-cell>
          <table:table-cell office:value-type="percentage" office:value="0.61538461538461542" table:style-name="ce47">
            <text:p>61,5%</text:p>
          </table:table-cell>
          <table:table-cell office:value-type="float" office:value="4853" table:style-name="ce7">
            <text:p>4.853</text:p>
          </table:table-cell>
          <table:table-cell office:value-type="percentage" office:value="0.4929906542056075" table:style-name="ce47">
            <text:p>49,3%</text:p>
          </table:table-cell>
          <table:table-cell office:value-type="float" office:value="2217" table:style-name="ce7">
            <text:p>2.217</text:p>
          </table:table-cell>
          <table:table-cell office:value-type="percentage" office:value="0.21538909938793355" table:style-name="ce47">
            <text:p>21,5%</text:p>
          </table:table-cell>
          <table:table-cell office:value-type="float" office:value="961" table:style-name="ce7">
            <text:p>961</text:p>
          </table:table-cell>
          <table:table-cell office:value-type="percentage" office:value="0.21450892857142856" table:style-name="ce47">
            <text:p>21,5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Fuerzas Armadas</text:p>
          </table:table-cell>
          <table:table-cell office:value-type="float" office:value="10" table:style-name="ce7">
            <text:p>10</text:p>
          </table:table-cell>
          <table:table-cell office:value-type="percentage" office:value="0.25" table:style-name="ce47">
            <text:p>25,0%</text:p>
          </table:table-cell>
          <table:table-cell office:value-type="float" office:value="1896" table:style-name="ce7">
            <text:p>1.896</text:p>
          </table:table-cell>
          <table:table-cell office:value-type="percentage" office:value="0.53288364249578413" table:style-name="ce47">
            <text:p>53,3%</text:p>
          </table:table-cell>
          <table:table-cell office:value-type="float" office:value="2919" table:style-name="ce7">
            <text:p>2.919</text:p>
          </table:table-cell>
          <table:table-cell office:value-type="percentage" office:value="0.31099509908374173" table:style-name="ce47">
            <text:p>31,1%</text:p>
          </table:table-cell>
          <table:table-cell office:value-type="float" office:value="6949" table:style-name="ce7">
            <text:p>6.949</text:p>
          </table:table-cell>
          <table:table-cell office:value-type="percentage" office:value="0.31755243796554405" table:style-name="ce47">
            <text:p>31,8%</text:p>
          </table:table-cell>
          <table:table-cell office:value-type="float" office:value="949" table:style-name="ce7">
            <text:p>949</text:p>
          </table:table-cell>
          <table:table-cell office:value-type="percentage" office:value="0.74960505529225907" table:style-name="ce47">
            <text:p>75,0%</text:p>
          </table:table-cell>
          <table:table-cell table:number-columns-repeated="16373"/>
        </table:table-row>
        <table:table-row table:style-name="ro12">
          <table:table-cell office:value-type="string" table:style-name="ce63">
            <text:p>Sanidad Exterior</text:p>
          </table:table-cell>
          <table:table-cell office:value-type="float" office:value="2" table:style-name="ce7">
            <text:p>2</text:p>
          </table:table-cell>
          <table:table-cell office:value-type="percentage" office:value="2.6315789473684209E-2" table:style-name="ce50">
            <text:p>2,6%</text:p>
          </table:table-cell>
          <table:table-cell office:value-type="float" office:value="4" table:style-name="ce7">
            <text:p>4</text:p>
          </table:table-cell>
          <table:table-cell office:value-type="percentage" office:value="1.4336917562724014E-2" table:style-name="ce50">
            <text:p>1,4%</text:p>
          </table:table-cell>
          <table:table-cell office:value-type="float" office:value="30" table:style-name="ce7">
            <text:p>30</text:p>
          </table:table-cell>
          <table:table-cell office:value-type="percentage" office:value="3.4965034965034968E-2" table:style-name="ce50">
            <text:p>3,5%</text:p>
          </table:table-cell>
          <table:table-cell office:value-type="float" office:value="37" table:style-name="ce7">
            <text:p>37</text:p>
          </table:table-cell>
          <table:table-cell office:value-type="percentage" office:value="2.0856820744081173E-2" table:style-name="ce50">
            <text:p>2,1%</text:p>
          </table:table-cell>
          <table:table-cell office:value-type="float" office:value="23" table:style-name="ce7">
            <text:p>23</text:p>
          </table:table-cell>
          <table:table-cell office:value-type="percentage" office:value="5.263157894736842E-3" table:style-name="ce50">
            <text:p>0,5%</text:p>
          </table:table-cell>
          <table:table-cell table:number-columns-repeated="16373"/>
        </table:table-row>
        <table:table-row table:style-name="ro5">
          <table:table-cell office:value-type="string" table:style-name="ce64">
            <text:p>Totales</text:p>
          </table:table-cell>
          <table:table-cell office:value-type="float" office:value="5947975" table:style-name="ce65">
            <text:p>5.947.975</text:p>
          </table:table-cell>
          <table:table-cell office:value-type="percentage" office:value="0.86918098928935972" table:style-name="ce66">
            <text:p>86,92%</text:p>
          </table:table-cell>
          <table:table-cell office:value-type="float" office:value="3723781" table:style-name="ce65">
            <text:p>3.723.781</text:p>
          </table:table-cell>
          <table:table-cell office:value-type="percentage" office:value="0.71558164990088113" table:style-name="ce66">
            <text:p>71,56%</text:p>
          </table:table-cell>
          <table:table-cell office:value-type="float" office:value="1606430" table:style-name="ce65">
            <text:p>1.606.430</text:p>
          </table:table-cell>
          <table:table-cell office:value-type="percentage" office:value="0.24157539586105342" table:style-name="ce66">
            <text:p>24,16%</text:p>
          </table:table-cell>
          <table:table-cell office:value-type="float" office:value="978818" table:style-name="ce65">
            <text:p>978.818</text:p>
          </table:table-cell>
          <table:table-cell office:value-type="percentage" office:value="0.14086312624330505" table:style-name="ce66">
            <text:p>14,09%</text:p>
          </table:table-cell>
          <table:table-cell office:value-type="float" office:value="1174631" table:style-name="ce65">
            <text:p>1.174.631</text:p>
          </table:table-cell>
          <table:table-cell office:value-type="percentage" office:value="0.59340022591654829" table:style-name="ce66">
            <text:p>59,34%</text:p>
          </table:table-cell>
          <table:table-cell table:number-columns-repeated="16373"/>
        </table:table-row>
        <table:table-row table:number-rows-repeated="1048552" table:style-name="ro5">
          <table:table-cell table:number-columns-repeated="16384"/>
        </table:table-row>
      </table:table>
      <table:table table:name="5-11_años" table:style-name="ta2">
        <table:table-column table:style-name="co4" table:number-columns-repeated="16384" table:default-cell-style-name="ce1"/>
        <table:table-row table:style-name="ro13">
          <table:table-cell table:number-columns-spanned="1" table:number-rows-spanned="2" table:style-name="ce89"/>
          <table:table-cell office:value-type="string" table:number-columns-spanned="1" table:number-rows-spanned="2" table:style-name="ce90">
            <text:p>Población a vacunar 5-11 años</text:p>
          </table:table-cell>
          <table:table-cell office:value-type="string" table:number-columns-spanned="1" table:number-rows-spanned="2" table:style-name="ce90">
            <text:p>Nº Personas con al menos 1 dosis</text:p>
          </table:table-cell>
          <table:table-cell office:value-type="string" table:number-columns-spanned="1" table:number-rows-spanned="2" table:style-name="ce90">
            <text:p>% Personas con al menos 1 dosis</text:p>
          </table:table-cell>
          <table:table-cell office:value-type="string" table:number-columns-spanned="1" table:number-rows-spanned="2" table:style-name="ce90">
            <text:p>Fecha de la última vacuna registrada<text:s/><text:span text:style-name="T3">(2)</text:span></text:p>
          </table:table-cell>
          <table:table-cell table:number-columns-repeated="16379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5">
          <table:table-cell office:value-type="string" table:style-name="ce73">
            <text:p>Andalucía</text:p>
          </table:table-cell>
          <table:table-cell office:value-type="float" office:value="638443" table:style-name="ce74">
            <text:p>638.443</text:p>
          </table:table-cell>
          <table:table-cell office:value-type="float" office:value="179067" table:style-name="ce74">
            <text:p>179.067</text:p>
          </table:table-cell>
          <table:table-cell office:value-type="percentage" office:value="0.28047452944115608" table:style-name="ce75">
            <text:p>28,05%</text:p>
          </table:table-cell>
          <table:table-cell office:value-type="date" office:date-value="2021-12-27T00:00:00" table:style-name="ce76">
            <text:p>27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Aragón</text:p>
          </table:table-cell>
          <table:table-cell office:value-type="float" office:value="90144" table:style-name="ce78">
            <text:p>90.144</text:p>
          </table:table-cell>
          <table:table-cell office:value-type="float" office:value="24057" table:style-name="ce78">
            <text:p>24.057</text:p>
          </table:table-cell>
          <table:table-cell office:value-type="percentage" office:value="0.26687300319488816" table:style-name="ce79">
            <text:p>26,69%</text:p>
          </table:table-cell>
          <table:table-cell office:value-type="date" office:date-value="2021-12-27T00:00:00" table:style-name="ce80">
            <text:p>27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Asturias<text:s/></text:p>
          </table:table-cell>
          <table:table-cell office:value-type="float" office:value="54615" table:style-name="ce78">
            <text:p>54.615</text:p>
          </table:table-cell>
          <table:table-cell office:value-type="float" office:value="19009" table:style-name="ce78">
            <text:p>19.009</text:p>
          </table:table-cell>
          <table:table-cell office:value-type="percentage" office:value="0.34805456376453353" table:style-name="ce79">
            <text:p>34,81%</text:p>
          </table:table-cell>
          <table:table-cell office:value-type="date" office:date-value="2021-12-27T00:00:00" table:style-name="ce80">
            <text:p>27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Baleares</text:p>
          </table:table-cell>
          <table:table-cell office:value-type="float" office:value="84217" table:style-name="ce78">
            <text:p>84.217</text:p>
          </table:table-cell>
          <table:table-cell office:value-type="float" office:value="9688" table:style-name="ce78">
            <text:p>9.688</text:p>
          </table:table-cell>
          <table:table-cell office:value-type="percentage" office:value="0.11503615659546172" table:style-name="ce79">
            <text:p>11,50%</text:p>
          </table:table-cell>
          <table:table-cell office:value-type="date" office:date-value="2021-12-27T00:00:00" table:style-name="ce80">
            <text:p>27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Canarias</text:p>
          </table:table-cell>
          <table:table-cell office:value-type="float" office:value="136910" table:style-name="ce78">
            <text:p>136.910</text:p>
          </table:table-cell>
          <table:table-cell office:value-type="float" office:value="31847" table:style-name="ce78">
            <text:p>31.847</text:p>
          </table:table-cell>
          <table:table-cell office:value-type="percentage" office:value="0.23261266525454677" table:style-name="ce79">
            <text:p>23,26%</text:p>
          </table:table-cell>
          <table:table-cell office:value-type="date" office:date-value="2021-12-27T00:00:00" table:style-name="ce80">
            <text:p>27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Cantabria</text:p>
          </table:table-cell>
          <table:table-cell office:value-type="float" office:value="38052" table:style-name="ce78">
            <text:p>38.052</text:p>
          </table:table-cell>
          <table:table-cell office:value-type="float" office:value="13057" table:style-name="ce78">
            <text:p>13.057</text:p>
          </table:table-cell>
          <table:table-cell office:value-type="percentage" office:value="0.34313570902974877" table:style-name="ce79">
            <text:p>34,31%</text:p>
          </table:table-cell>
          <table:table-cell office:value-type="date" office:date-value="2021-12-27T00:00:00" table:style-name="ce80">
            <text:p>27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Castilla y León</text:p>
          </table:table-cell>
          <table:table-cell office:value-type="float" office:value="138981" table:style-name="ce78">
            <text:p>138.981</text:p>
          </table:table-cell>
          <table:table-cell office:value-type="float" office:value="41554" table:style-name="ce78">
            <text:p>41.554</text:p>
          </table:table-cell>
          <table:table-cell office:value-type="percentage" office:value="0.2989905094941035" table:style-name="ce79">
            <text:p>29,90%</text:p>
          </table:table-cell>
          <table:table-cell office:value-type="date" office:date-value="2021-12-27T00:00:00" table:style-name="ce80">
            <text:p>27/12/2021</text:p>
          </table:table-cell>
          <table:table-cell table:number-columns-repeated="16379"/>
        </table:table-row>
        <table:table-row table:style-name="ro14">
          <table:table-cell office:value-type="string" table:style-name="ce77">
            <text:p>Castilla - La Mancha</text:p>
          </table:table-cell>
          <table:table-cell office:value-type="float" office:value="149968" table:style-name="ce78">
            <text:p>149.968</text:p>
          </table:table-cell>
          <table:table-cell office:value-type="float" office:value="42632" table:style-name="ce78">
            <text:p>42.632</text:p>
          </table:table-cell>
          <table:table-cell office:value-type="percentage" office:value="0.28427397844873575" table:style-name="ce79">
            <text:p>28,43%</text:p>
          </table:table-cell>
          <table:table-cell office:value-type="date" office:date-value="2021-12-26T00:00:00" table:style-name="ce80">
            <text:p>26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Cataluña</text:p>
          </table:table-cell>
          <table:table-cell office:value-type="float" office:value="571450" table:style-name="ce78">
            <text:p>571.450</text:p>
          </table:table-cell>
          <table:table-cell office:value-type="float" office:value="95525" table:style-name="ce78">
            <text:p>95.525</text:p>
          </table:table-cell>
          <table:table-cell office:value-type="percentage" office:value="0.16716248140694723" table:style-name="ce79">
            <text:p>16,72%</text:p>
          </table:table-cell>
          <table:table-cell office:value-type="date" office:date-value="2021-12-27T00:00:00" table:style-name="ce80">
            <text:p>27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C. Valenciana</text:p>
          </table:table-cell>
          <table:table-cell office:value-type="float" office:value="361203" table:style-name="ce78">
            <text:p>361.203</text:p>
          </table:table-cell>
          <table:table-cell office:value-type="float" office:value="104682" table:style-name="ce78">
            <text:p>104.682</text:p>
          </table:table-cell>
          <table:table-cell office:value-type="percentage" office:value="0.28981486864727035" table:style-name="ce79">
            <text:p>28,98%</text:p>
          </table:table-cell>
          <table:table-cell office:value-type="date" office:date-value="2021-12-27T00:00:00" table:style-name="ce80">
            <text:p>27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Extremadura</text:p>
          </table:table-cell>
          <table:table-cell office:value-type="float" office:value="69578" table:style-name="ce78">
            <text:p>69.578</text:p>
          </table:table-cell>
          <table:table-cell office:value-type="float" office:value="24631" table:style-name="ce78">
            <text:p>24.631</text:p>
          </table:table-cell>
          <table:table-cell office:value-type="percentage" office:value="0.35400557647532266" table:style-name="ce79">
            <text:p>35,40%</text:p>
          </table:table-cell>
          <table:table-cell office:value-type="date" office:date-value="2021-12-27T00:00:00" table:style-name="ce80">
            <text:p>27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Galicia*</text:p>
          </table:table-cell>
          <table:table-cell office:value-type="float" office:value="155893" table:style-name="ce78">
            <text:p>155.893</text:p>
          </table:table-cell>
          <table:table-cell office:value-type="float" office:value="55492" table:style-name="ce78">
            <text:p>55.492</text:p>
          </table:table-cell>
          <table:table-cell office:value-type="percentage" office:value="0.355962102211132" table:style-name="ce79">
            <text:p>35,60%</text:p>
          </table:table-cell>
          <table:table-cell office:value-type="date" office:date-value="2021-12-27T00:00:00" table:style-name="ce80">
            <text:p>27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La Rioja</text:p>
          </table:table-cell>
          <table:table-cell office:value-type="float" office:value="22641" table:style-name="ce78">
            <text:p>22.641</text:p>
          </table:table-cell>
          <table:table-cell office:value-type="float" office:value="4172" table:style-name="ce78">
            <text:p>4.172</text:p>
          </table:table-cell>
          <table:table-cell office:value-type="percentage" office:value="0.18426747935161875" table:style-name="ce79">
            <text:p>18,43%</text:p>
          </table:table-cell>
          <table:table-cell office:value-type="date" office:date-value="2021-12-27T00:00:00" table:style-name="ce80">
            <text:p>27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Madrid</text:p>
          </table:table-cell>
          <table:table-cell office:value-type="float" office:value="495144" table:style-name="ce78">
            <text:p>495.144</text:p>
          </table:table-cell>
          <table:table-cell office:value-type="float" office:value="96346" table:style-name="ce78">
            <text:p>96.346</text:p>
          </table:table-cell>
          <table:table-cell office:value-type="percentage" office:value="0.19458177823017142" table:style-name="ce79">
            <text:p>19,46%</text:p>
          </table:table-cell>
          <table:table-cell office:value-type="date" office:date-value="2021-12-27T00:00:00" table:style-name="ce80">
            <text:p>27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Murcia<text:s text:c="2"/></text:p>
          </table:table-cell>
          <table:table-cell office:value-type="float" office:value="124444" table:style-name="ce78">
            <text:p>124.444</text:p>
          </table:table-cell>
          <table:table-cell office:value-type="float" office:value="26536" table:style-name="ce78">
            <text:p>26.536</text:p>
          </table:table-cell>
          <table:table-cell office:value-type="percentage" office:value="0.2132364758445566" table:style-name="ce79">
            <text:p>21,32%</text:p>
          </table:table-cell>
          <table:table-cell office:value-type="date" office:date-value="2021-12-27T00:00:00" table:style-name="ce80">
            <text:p>27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Navarra<text:s/></text:p>
          </table:table-cell>
          <table:table-cell office:value-type="float" office:value="50103" table:style-name="ce78">
            <text:p>50.103</text:p>
          </table:table-cell>
          <table:table-cell office:value-type="float" office:value="12401" table:style-name="ce78">
            <text:p>12.401</text:p>
          </table:table-cell>
          <table:table-cell office:value-type="percentage" office:value="0.24751012913398399" table:style-name="ce79">
            <text:p>24,75%</text:p>
          </table:table-cell>
          <table:table-cell office:value-type="date" office:date-value="2021-12-27T00:00:00" table:style-name="ce80">
            <text:p>27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País Vasco</text:p>
          </table:table-cell>
          <table:table-cell office:value-type="float" office:value="149328" table:style-name="ce78">
            <text:p>149.328</text:p>
          </table:table-cell>
          <table:table-cell office:value-type="float" office:value="37956" table:style-name="ce78">
            <text:p>37.956</text:p>
          </table:table-cell>
          <table:table-cell office:value-type="percentage" office:value="0.25417872066859531" table:style-name="ce79">
            <text:p>25,42%</text:p>
          </table:table-cell>
          <table:table-cell office:value-type="date" office:date-value="2021-12-27T00:00:00" table:style-name="ce80">
            <text:p>27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Ceuta</text:p>
          </table:table-cell>
          <table:table-cell office:value-type="float" office:value="8455" table:style-name="ce78">
            <text:p>8.455</text:p>
          </table:table-cell>
          <table:table-cell office:value-type="float" office:value="1779" table:style-name="ce78">
            <text:p>1.779</text:p>
          </table:table-cell>
          <table:table-cell office:value-type="percentage" office:value="0.21040804257835599" table:style-name="ce79">
            <text:p>21,04%</text:p>
          </table:table-cell>
          <table:table-cell office:value-type="date" office:date-value="2021-12-27T00:00:00" table:style-name="ce80">
            <text:p>27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Melilla</text:p>
          </table:table-cell>
          <table:table-cell office:value-type="float" office:value="9707" table:style-name="ce78">
            <text:p>9.707</text:p>
          </table:table-cell>
          <table:table-cell office:value-type="float" office:value="2358" table:style-name="ce78">
            <text:p>2.358</text:p>
          </table:table-cell>
          <table:table-cell office:value-type="percentage" office:value="0.24291748222931905" table:style-name="ce79">
            <text:p>24,29%</text:p>
          </table:table-cell>
          <table:table-cell office:value-type="date" office:date-value="2021-12-27T00:00:00" table:style-name="ce80">
            <text:p>27/12/2021</text:p>
          </table:table-cell>
          <table:table-cell table:number-columns-repeated="16379"/>
        </table:table-row>
        <table:table-row table:style-name="ro14">
          <table:table-cell office:value-type="string" table:style-name="ce77">
            <text:p>Fuerzas Armadas*</text:p>
          </table:table-cell>
          <table:table-cell office:value-type="string" table:style-name="ce81">
            <text:p>-</text:p>
          </table:table-cell>
          <table:table-cell office:value-type="float" office:value="0" table:style-name="ce81">
            <text:p>0</text:p>
          </table:table-cell>
          <table:table-cell office:value-type="string" table:style-name="ce81">
            <text:p>-</text:p>
          </table:table-cell>
          <table:table-cell office:value-type="date" office:date-value="2021-12-27T00:00:00" table:style-name="ce80">
            <text:p>27/12/2021</text:p>
          </table:table-cell>
          <table:table-cell table:number-columns-repeated="16379"/>
        </table:table-row>
        <table:table-row table:style-name="ro5">
          <table:table-cell office:value-type="string" table:style-name="ce82">
            <text:p>Sanidad Exterior</text:p>
          </table:table-cell>
          <table:table-cell office:value-type="string" table:style-name="ce83">
            <text:p>-</text:p>
          </table:table-cell>
          <table:table-cell office:value-type="float" office:value="0" table:style-name="ce83">
            <text:p>0</text:p>
          </table:table-cell>
          <table:table-cell office:value-type="string" table:style-name="ce83">
            <text:p>-</text:p>
          </table:table-cell>
          <table:table-cell office:value-type="date" office:date-value="2021-12-27T00:00:00" table:style-name="ce84">
            <text:p>27/12/2021</text:p>
          </table:table-cell>
          <table:table-cell table:number-columns-repeated="16379"/>
        </table:table-row>
        <table:table-row table:style-name="ro5">
          <table:table-cell office:value-type="string" table:style-name="ce85">
            <text:p>Totales</text:p>
          </table:table-cell>
          <table:table-cell office:value-type="float" office:value="3349276" table:style-name="ce86">
            <text:p>3.349.276</text:p>
          </table:table-cell>
          <table:table-cell office:value-type="float" office:value="822789" table:style-name="ce86">
            <text:p>822.789</text:p>
          </table:table-cell>
          <table:table-cell office:value-type="percentage" office:value="0.24566174898694523" table:style-name="ce87">
            <text:p>24,57%</text:p>
          </table:table-cell>
          <table:table-cell table:style-name="ce88"/>
          <table:table-cell table:number-columns-repeated="16379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2-28T17:48:12Z</dc:date>
  </office:meta>
</office:document-meta>
</file>